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354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0.4764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283in"/>
    </style:style>
    <style:style style:name="co12" style:family="table-column">
      <style:table-column-properties fo:break-before="auto" style:column-width="0.8528in"/>
    </style:style>
    <style:style style:name="co13" style:family="table-column">
      <style:table-column-properties fo:break-before="auto" style:column-width="0.7236in"/>
    </style:style>
    <style:style style:name="co14" style:family="table-column">
      <style:table-column-properties fo:break-before="auto" style:column-width="1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ff00"/>
    </style:style>
    <style:style style:name="ce3" style:family="table-cell" style:parent-style-name="Default">
      <style:text-properties fo:color="#ff3366"/>
    </style:style>
  </office:automatic-styles>
  <office:body>
    <office:spreadsheet>
      <table:table table:name="Original Minis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limit: 220s</text:p>
          </table:table-cell>
          <table:table-cell office:value-type="string">
            <text:p>variables</text:p>
          </table:table-cell>
          <table:table-cell office:value-type="string">
            <text:p>clauses</text:p>
          </table:table-cell>
          <table:table-cell office:value-type="string">
            <text:p><text:s/>Parse time</text:p>
          </table:table-cell>
          <table:table-cell office:value-type="string">
            <text:p>conflicts</text:p>
          </table:table-cell>
          <table:table-cell office:value-type="string">
            <text:p>decisions</text:p>
          </table:table-cell>
          <table:table-cell office:value-type="string">
            <text:p>propagations</text:p>
          </table:table-cell>
          <table:table-cell office:value-type="string">
            <text:p>memory(MB)</text:p>
          </table:table-cell>
          <table:table-cell office:value-type="string">
            <text:p>CPU time(s)</text:p>
          </table:table-cell>
          <table:table-cell office:value-type="string">
            <text:p>Result?</text:p>
          </table:table-cell>
          <table:table-cell office:value-type="string">
            <text:p>SAT?</text:p>
          </table:table-cell>
        </table:table-row>
        <table:table-row table:style-name="ro1">
          <table:table-cell office:value-type="string">
            <text:p>totals:</text:p>
          </table:table-cell>
          <table:table-cell table:formula="of:=SUM([.B4:.B197])" office:value-type="float" office:value="51692">
            <text:p>51692</text:p>
          </table:table-cell>
          <table:table-cell table:formula="of:=SUM([.C4:.C197])" office:value-type="float" office:value="2413793">
            <text:p>2413793</text:p>
          </table:table-cell>
          <table:table-cell table:formula="of:=SUM([.D4:.D197])" office:value-type="float" office:value="0.5">
            <text:p>0.5</text:p>
          </table:table-cell>
          <table:table-cell table:formula="of:=SUM([.E4:.E197])" office:value-type="float" office:value="343644773">
            <text:p>343644773</text:p>
          </table:table-cell>
          <table:table-cell table:formula="of:=SUM([.F4:.F197])" office:value-type="float" office:value="520493997">
            <text:p>520493997</text:p>
          </table:table-cell>
          <table:table-cell table:formula="of:=SUM([.G4:.G197])" office:value-type="float" office:value="4459593636">
            <text:p>4459593636</text:p>
          </table:table-cell>
          <table:table-cell table:formula="of:=SUM([.H4:.H197])" office:value-type="float" office:value="3241">
            <text:p>3241</text:p>
          </table:table-cell>
          <table:table-cell table:formula="of:=SUM([.I4:.I197])" office:value-type="float" office:value="8111.736904">
            <text:p>8111.73690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ttleship-05-08-unsat.cnf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8150">
            <text:p>8150</text:p>
          </table:table-cell>
          <table:table-cell office:value-type="float" office:value="9281">
            <text:p>9281</text:p>
          </table:table-cell>
          <table:table-cell office:value-type="float" office:value="93196">
            <text:p>93196</text:p>
          </table:table-cell>
          <table:table-cell office:value-type="float" office:value="5">
            <text:p>5</text:p>
          </table:table-cell>
          <table:table-cell office:value-type="float" office:value="0.048003">
            <text:p>0.048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6-09-unsat.cnf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38775">
            <text:p>38775</text:p>
          </table:table-cell>
          <table:table-cell office:value-type="float" office:value="45893">
            <text:p>45893</text:p>
          </table:table-cell>
          <table:table-cell office:value-type="float" office:value="524592">
            <text:p>524592</text:p>
          </table:table-cell>
          <table:table-cell office:value-type="float" office:value="5">
            <text:p>5</text:p>
          </table:table-cell>
          <table:table-cell office:value-type="float" office:value="0.276017">
            <text:p>0.27601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2-unsat.cnf</text:p>
          </table:table-cell>
          <table:table-cell office:value-type="float" office:value="84">
            <text:p>84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887149">
            <text:p>15887149</text:p>
          </table:table-cell>
          <table:table-cell office:value-type="float" office:value="19118387">
            <text:p>19118387</text:p>
          </table:table-cell>
          <table:table-cell office:value-type="float" office:value="214643892">
            <text:p>214643892</text:p>
          </table:table-cell>
          <table:table-cell office:value-type="float" office:value="5">
            <text:p>5</text:p>
          </table:table-cell>
          <table:table-cell office:value-type="float" office:value="219.814">
            <text:p>219.81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3-sat.cnf</text:p>
          </table:table-cell>
          <table:table-cell office:value-type="float" office:value="91">
            <text:p>9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414">
            <text:p>414</text:p>
          </table:table-cell>
          <table:table-cell office:value-type="float" office:value="3750">
            <text:p>37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8-15-sat.cnf</text:p>
          </table:table-cell>
          <table:table-cell office:value-type="float" office:value="120">
            <text:p>12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277">
            <text:p>277</text:p>
          </table:table-cell>
          <table:table-cell office:value-type="float" office:value="1799">
            <text:p>17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9-17-sat.cnf</text:p>
          </table:table-cell>
          <table:table-cell office:value-type="float" office:value="153">
            <text:p>153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1395">
            <text:p>1395</text:p>
          </table:table-cell>
          <table:table-cell office:value-type="float" office:value="9720">
            <text:p>97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0-unsat.cnf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166668">
            <text:p>166668</text:p>
          </table:table-cell>
          <table:table-cell office:value-type="float" office:value="199396">
            <text:p>199396</text:p>
          </table:table-cell>
          <table:table-cell office:value-type="float" office:value="3463569">
            <text:p>3463569</text:p>
          </table:table-cell>
          <table:table-cell office:value-type="float" office:value="5">
            <text:p>5</text:p>
          </table:table-cell>
          <table:table-cell office:value-type="float" office:value="2.21614">
            <text:p>2.2161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0-17-sat.cnf</text:p>
          </table:table-cell>
          <table:table-cell office:value-type="float" office:value="170">
            <text:p>17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40477">
            <text:p>240477</text:p>
          </table:table-cell>
          <table:table-cell office:value-type="float" office:value="368958">
            <text:p>368958</text:p>
          </table:table-cell>
          <table:table-cell office:value-type="float" office:value="4436583">
            <text:p>4436583</text:p>
          </table:table-cell>
          <table:table-cell office:value-type="float" office:value="5">
            <text:p>5</text:p>
          </table:table-cell>
          <table:table-cell office:value-type="float" office:value="5.03231">
            <text:p>5.0323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8-sat.cnf</text:p>
          </table:table-cell>
          <table:table-cell office:value-type="float" office:value="180">
            <text:p>18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622">
            <text:p>622</text:p>
          </table:table-cell>
          <table:table-cell office:value-type="float" office:value="3491">
            <text:p>349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9-sat.cnf</text:p>
          </table:table-cell>
          <table:table-cell office:value-type="float" office:value="190">
            <text:p>190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648">
            <text:p>648</text:p>
          </table:table-cell>
          <table:table-cell office:value-type="float" office:value="3914">
            <text:p>39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2-12-unsat.cnf</text:p>
          </table:table-cell>
          <table:table-cell office:value-type="float" office:value="144">
            <text:p>144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8926008">
            <text:p>8926008</text:p>
          </table:table-cell>
          <table:table-cell office:value-type="float" office:value="11149708">
            <text:p>11149708</text:p>
          </table:table-cell>
          <table:table-cell office:value-type="float" office:value="217601791">
            <text:p>217601791</text:p>
          </table:table-cell>
          <table:table-cell office:value-type="float" office:value="6">
            <text:p>6</text:p>
          </table:table-cell>
          <table:table-cell office:value-type="float" office:value="217.578">
            <text:p>217.57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2-23-sat.cnf</text:p>
          </table:table-cell>
          <table:table-cell office:value-type="float" office:value="276">
            <text:p>276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1252">
            <text:p>1252</text:p>
          </table:table-cell>
          <table:table-cell office:value-type="float" office:value="7740">
            <text:p>7740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14-unsat.cnf</text:p>
          </table:table-cell>
          <table:table-cell office:value-type="float" office:value="196">
            <text:p>196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6233581">
            <text:p>6233581</text:p>
          </table:table-cell>
          <table:table-cell office:value-type="float" office:value="7884365">
            <text:p>7884365</text:p>
          </table:table-cell>
          <table:table-cell office:value-type="float" office:value="196215205">
            <text:p>196215205</text:p>
          </table:table-cell>
          <table:table-cell office:value-type="float" office:value="10">
            <text:p>10</text:p>
          </table:table-cell>
          <table:table-cell office:value-type="float" office:value="213.305">
            <text:p>213.305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4-26-sat.cnf</text:p>
          </table:table-cell>
          <table:table-cell office:value-type="float" office:value="364">
            <text:p>364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728269">
            <text:p>2728269</text:p>
          </table:table-cell>
          <table:table-cell office:value-type="float" office:value="5310495">
            <text:p>5310495</text:p>
          </table:table-cell>
          <table:table-cell office:value-type="float" office:value="63272295">
            <text:p>63272295</text:p>
          </table:table-cell>
          <table:table-cell office:value-type="float" office:value="23">
            <text:p>23</text:p>
          </table:table-cell>
          <table:table-cell office:value-type="float" office:value="211.473">
            <text:p>211.473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27-sat.cnf</text:p>
          </table:table-cell>
          <table:table-cell office:value-type="float" office:value="378">
            <text:p>378</text:p>
          </table:table-cell>
          <table:table-cell office:value-type="float" office:value="2653">
            <text:p>2653</text:p>
          </table:table-cell>
          <table:table-cell office:value-type="float" office:value="0">
            <text:p>0</text:p>
          </table:table-cell>
          <table:table-cell office:value-type="float" office:value="453926">
            <text:p>453926</text:p>
          </table:table-cell>
          <table:table-cell office:value-type="float" office:value="1054828">
            <text:p>1054828</text:p>
          </table:table-cell>
          <table:table-cell office:value-type="float" office:value="10841543">
            <text:p>10841543</text:p>
          </table:table-cell>
          <table:table-cell office:value-type="float" office:value="13">
            <text:p>13</text:p>
          </table:table-cell>
          <table:table-cell office:value-type="float" office:value="27.0937">
            <text:p>27.0937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5-15-unsat.cnf</text:p>
          </table:table-cell>
          <table:table-cell office:value-type="float" office:value="225">
            <text:p>22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5847761">
            <text:p>5847761</text:p>
          </table:table-cell>
          <table:table-cell office:value-type="float" office:value="7690955">
            <text:p>7690955</text:p>
          </table:table-cell>
          <table:table-cell office:value-type="float" office:value="174581990">
            <text:p>174581990</text:p>
          </table:table-cell>
          <table:table-cell office:value-type="float" office:value="14">
            <text:p>14</text:p>
          </table:table-cell>
          <table:table-cell office:value-type="float" office:value="216.41">
            <text:p>216.41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5-29-sat.cnf</text:p>
          </table:table-cell>
          <table:table-cell office:value-type="float" office:value="435">
            <text:p>435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3171643">
            <text:p>3171643</text:p>
          </table:table-cell>
          <table:table-cell office:value-type="float" office:value="7235680">
            <text:p>7235680</text:p>
          </table:table-cell>
          <table:table-cell office:value-type="float" office:value="77583779">
            <text:p>77583779</text:p>
          </table:table-cell>
          <table:table-cell office:value-type="float" office:value="31">
            <text:p>31</text:p>
          </table:table-cell>
          <table:table-cell office:value-type="float" office:value="214.625">
            <text:p>214.625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6-16-unsat.cnf</text:p>
          </table:table-cell>
          <table:table-cell office:value-type="float" office:value="256">
            <text:p>25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5406344">
            <text:p>5406344</text:p>
          </table:table-cell>
          <table:table-cell office:value-type="float" office:value="7707724">
            <text:p>7707724</text:p>
          </table:table-cell>
          <table:table-cell office:value-type="float" office:value="155738410">
            <text:p>155738410</text:p>
          </table:table-cell>
          <table:table-cell office:value-type="float" office:value="18">
            <text:p>18</text:p>
          </table:table-cell>
          <table:table-cell office:value-type="float" office:value="216.474">
            <text:p>216.47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6-31-sat.cnf</text:p>
          </table:table-cell>
          <table:table-cell office:value-type="float" office:value="496">
            <text:p>496</text:p>
          </table:table-cell>
          <table:table-cell office:value-type="float" office:value="3976">
            <text:p>3976</text:p>
          </table:table-cell>
          <table:table-cell office:value-type="float" office:value="0">
            <text:p>0</text:p>
          </table:table-cell>
          <table:table-cell office:value-type="float" office:value="2232899">
            <text:p>2232899</text:p>
          </table:table-cell>
          <table:table-cell office:value-type="float" office:value="4957526">
            <text:p>4957526</text:p>
          </table:table-cell>
          <table:table-cell office:value-type="float" office:value="48771810">
            <text:p>48771810</text:p>
          </table:table-cell>
          <table:table-cell office:value-type="float" office:value="42">
            <text:p>42</text:p>
          </table:table-cell>
          <table:table-cell office:value-type="float" office:value="214.913">
            <text:p>214.913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24-57-sat.cnf</text:p>
          </table:table-cell>
          <table:table-cell office:value-type="float" office:value="1368">
            <text:p>1368</text:p>
          </table:table-cell>
          <table:table-cell office:value-type="float" office:value="16308">
            <text:p>16308</text:p>
          </table:table-cell>
          <table:table-cell office:value-type="float" office:value="0.01">
            <text:p>0.01</text:p>
          </table:table-cell>
          <table:table-cell office:value-type="float" office:value="350649">
            <text:p>350649</text:p>
          </table:table-cell>
          <table:table-cell office:value-type="float" office:value="1706712">
            <text:p>1706712</text:p>
          </table:table-cell>
          <table:table-cell office:value-type="float" office:value="10179138">
            <text:p>10179138</text:p>
          </table:table-cell>
          <table:table-cell office:value-type="float" office:value="187">
            <text:p>187</text:p>
          </table:table-cell>
          <table:table-cell office:value-type="float" office:value="39.6185">
            <text:p>39.6185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nl10_11.cnf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7205879">
            <text:p>7205879</text:p>
          </table:table-cell>
          <table:table-cell office:value-type="float" office:value="8639514">
            <text:p>8639514</text:p>
          </table:table-cell>
          <table:table-cell office:value-type="float" office:value="95626152">
            <text:p>95626152</text:p>
          </table:table-cell>
          <table:table-cell office:value-type="float" office:value="7">
            <text:p>7</text:p>
          </table:table-cell>
          <table:table-cell office:value-type="float" office:value="217.426">
            <text:p>217.426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2.cnf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5078372">
            <text:p>5078372</text:p>
          </table:table-cell>
          <table:table-cell office:value-type="float" office:value="6050506">
            <text:p>6050506</text:p>
          </table:table-cell>
          <table:table-cell office:value-type="float" office:value="75992394">
            <text:p>75992394</text:p>
          </table:table-cell>
          <table:table-cell office:value-type="float" office:value="7">
            <text:p>7</text:p>
          </table:table-cell>
          <table:table-cell office:value-type="float" office:value="163.098">
            <text:p>163.09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3.cnf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5008152">
            <text:p>5008152</text:p>
          </table:table-cell>
          <table:table-cell office:value-type="float" office:value="6006811">
            <text:p>6006811</text:p>
          </table:table-cell>
          <table:table-cell office:value-type="float" office:value="82625001">
            <text:p>82625001</text:p>
          </table:table-cell>
          <table:table-cell office:value-type="float" office:value="8">
            <text:p>8</text:p>
          </table:table-cell>
          <table:table-cell office:value-type="float" office:value="174.743">
            <text:p>174.74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2.cnf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5785152">
            <text:p>5785152</text:p>
          </table:table-cell>
          <table:table-cell office:value-type="float" office:value="7078674">
            <text:p>7078674</text:p>
          </table:table-cell>
          <table:table-cell office:value-type="float" office:value="78272119">
            <text:p>78272119</text:p>
          </table:table-cell>
          <table:table-cell office:value-type="float" office:value="12">
            <text:p>12</text:p>
          </table:table-cell>
          <table:table-cell office:value-type="float" office:value="217.126">
            <text:p>217.126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3.cnf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5166615">
            <text:p>5166615</text:p>
          </table:table-cell>
          <table:table-cell office:value-type="float" office:value="6321697">
            <text:p>6321697</text:p>
          </table:table-cell>
          <table:table-cell office:value-type="float" office:value="77331999">
            <text:p>77331999</text:p>
          </table:table-cell>
          <table:table-cell office:value-type="float" office:value="11">
            <text:p>11</text:p>
          </table:table-cell>
          <table:table-cell office:value-type="float" office:value="216.038">
            <text:p>216.03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20.cnf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2782252">
            <text:p>2782252</text:p>
          </table:table-cell>
          <table:table-cell office:value-type="float" office:value="3397979">
            <text:p>3397979</text:p>
          </table:table-cell>
          <table:table-cell office:value-type="float" office:value="69567064">
            <text:p>69567064</text:p>
          </table:table-cell>
          <table:table-cell office:value-type="float" office:value="19">
            <text:p>19</text:p>
          </table:table-cell>
          <table:table-cell office:value-type="float" office:value="217.782">
            <text:p>217.78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1_uns_rcr.cnf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4993195">
            <text:p>4993195</text:p>
          </table:table-cell>
          <table:table-cell office:value-type="float" office:value="5985130">
            <text:p>5985130</text:p>
          </table:table-cell>
          <table:table-cell office:value-type="float" office:value="67227297">
            <text:p>67227297</text:p>
          </table:table-cell>
          <table:table-cell office:value-type="float" office:value="6">
            <text:p>6</text:p>
          </table:table-cell>
          <table:table-cell office:value-type="float" office:value="135.676">
            <text:p>135.676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2_uns_rcr.cnf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6408953">
            <text:p>6408953</text:p>
          </table:table-cell>
          <table:table-cell office:value-type="float" office:value="7715403">
            <text:p>7715403</text:p>
          </table:table-cell>
          <table:table-cell office:value-type="float" office:value="89684534">
            <text:p>89684534</text:p>
          </table:table-cell>
          <table:table-cell office:value-type="float" office:value="8">
            <text:p>8</text:p>
          </table:table-cell>
          <table:table-cell office:value-type="float" office:value="217.55">
            <text:p>217.55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3_uns_rcr.cnf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5817121">
            <text:p>5817121</text:p>
          </table:table-cell>
          <table:table-cell office:value-type="float" office:value="7054822">
            <text:p>7054822</text:p>
          </table:table-cell>
          <table:table-cell office:value-type="float" office:value="86928298">
            <text:p>86928298</text:p>
          </table:table-cell>
          <table:table-cell office:value-type="float" office:value="10">
            <text:p>10</text:p>
          </table:table-cell>
          <table:table-cell office:value-type="float" office:value="217.546">
            <text:p>217.546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5_uns_rcr.cnf</text:p>
          </table:table-cell>
          <table:table-cell office:value-type="float" office:value="300">
            <text:p>30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4694628">
            <text:p>4694628</text:p>
          </table:table-cell>
          <table:table-cell office:value-type="float" office:value="5761507">
            <text:p>5761507</text:p>
          </table:table-cell>
          <table:table-cell office:value-type="float" office:value="84309761">
            <text:p>84309761</text:p>
          </table:table-cell>
          <table:table-cell office:value-type="float" office:value="11">
            <text:p>11</text:p>
          </table:table-cell>
          <table:table-cell office:value-type="float" office:value="217.894">
            <text:p>217.89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20_uns_rcr.cnf</text:p>
          </table:table-cell>
          <table:table-cell office:value-type="float" office:value="400">
            <text:p>400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129186">
            <text:p>3129186</text:p>
          </table:table-cell>
          <table:table-cell office:value-type="float" office:value="3888603">
            <text:p>3888603</text:p>
          </table:table-cell>
          <table:table-cell office:value-type="float" office:value="76381859">
            <text:p>76381859</text:p>
          </table:table-cell>
          <table:table-cell office:value-type="float" office:value="22">
            <text:p>22</text:p>
          </table:table-cell>
          <table:table-cell office:value-type="float" office:value="217.994">
            <text:p>217.99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8_sat.cnf</text:p>
          </table:table-cell>
          <table:table-cell office:value-type="float" office:value="120">
            <text:p>12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405">
            <text:p>405</text:p>
          </table:table-cell>
          <table:table-cell office:value-type="float" office:value="3056">
            <text:p>30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0_9_sat.cnf</text:p>
          </table:table-cell>
          <table:table-cell office:value-type="float" office:value="135">
            <text:p>135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08">
            <text:p>408</text:p>
          </table:table-cell>
          <table:table-cell office:value-type="float" office:value="3364">
            <text:p>33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1_12_uns_rcr.cnf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5862874">
            <text:p>5862874</text:p>
          </table:table-cell>
          <table:table-cell office:value-type="float" office:value="7212732">
            <text:p>7212732</text:p>
          </table:table-cell>
          <table:table-cell office:value-type="float" office:value="79392253">
            <text:p>79392253</text:p>
          </table:table-cell>
          <table:table-cell office:value-type="float" office:value="9">
            <text:p>9</text:p>
          </table:table-cell>
          <table:table-cell office:value-type="float" office:value="217.526">
            <text:p>217.526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3_uns_rcr.cnf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5121189">
            <text:p>5121189</text:p>
          </table:table-cell>
          <table:table-cell office:value-type="float" office:value="6386904">
            <text:p>6386904</text:p>
          </table:table-cell>
          <table:table-cell office:value-type="float" office:value="75900814">
            <text:p>75900814</text:p>
          </table:table-cell>
          <table:table-cell office:value-type="float" office:value="11">
            <text:p>11</text:p>
          </table:table-cell>
          <table:table-cell office:value-type="float" office:value="216.306">
            <text:p>216.306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4_uns_rcr.cnf</text:p>
          </table:table-cell>
          <table:table-cell office:value-type="float" office:value="308">
            <text:p>308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4548102">
            <text:p>4548102</text:p>
          </table:table-cell>
          <table:table-cell office:value-type="float" office:value="5708307">
            <text:p>5708307</text:p>
          </table:table-cell>
          <table:table-cell office:value-type="float" office:value="72685582">
            <text:p>72685582</text:p>
          </table:table-cell>
          <table:table-cell office:value-type="float" office:value="13">
            <text:p>13</text:p>
          </table:table-cell>
          <table:table-cell office:value-type="float" office:value="217.542">
            <text:p>217.54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5_uns_rcr.cnf</text:p>
          </table:table-cell>
          <table:table-cell office:value-type="float" office:value="330">
            <text:p>330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4110963">
            <text:p>4110963</text:p>
          </table:table-cell>
          <table:table-cell office:value-type="float" office:value="5187948">
            <text:p>5187948</text:p>
          </table:table-cell>
          <table:table-cell office:value-type="float" office:value="70996721">
            <text:p>70996721</text:p>
          </table:table-cell>
          <table:table-cell office:value-type="float" office:value="14">
            <text:p>14</text:p>
          </table:table-cell>
          <table:table-cell office:value-type="float" office:value="217.718">
            <text:p>217.71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20_uns_rcr.cnf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2714363">
            <text:p>2714363</text:p>
          </table:table-cell>
          <table:table-cell office:value-type="float" office:value="3473899">
            <text:p>3473899</text:p>
          </table:table-cell>
          <table:table-cell office:value-type="float" office:value="67722153">
            <text:p>67722153</text:p>
          </table:table-cell>
          <table:table-cell office:value-type="float" office:value="24">
            <text:p>24</text:p>
          </table:table-cell>
          <table:table-cell office:value-type="float" office:value="217.962">
            <text:p>217.96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2_11_sat.cnf</text:p>
          </table:table-cell>
          <table:table-cell office:value-type="float" office:value="198">
            <text:p>198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67">
            <text:p>467</text:p>
          </table:table-cell>
          <table:table-cell office:value-type="float" office:value="3659">
            <text:p>36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12_sat.cnf</text:p>
          </table:table-cell>
          <table:table-cell office:value-type="float" office:value="216">
            <text:p>21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482">
            <text:p>482</text:p>
          </table:table-cell>
          <table:table-cell office:value-type="float" office:value="4056">
            <text:p>40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8_sat.cnf</text:p>
          </table:table-cell>
          <table:table-cell office:value-type="float" office:value="144">
            <text:p>144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96">
            <text:p>296</text:p>
          </table:table-cell>
          <table:table-cell office:value-type="float" office:value="2264">
            <text:p>22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9_sat.cnf</text:p>
          </table:table-cell>
          <table:table-cell office:value-type="float" office:value="162">
            <text:p>16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451">
            <text:p>451</text:p>
          </table:table-cell>
          <table:table-cell office:value-type="float" office:value="3573">
            <text:p>35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0_sat.cnf</text:p>
          </table:table-cell>
          <table:table-cell office:value-type="float" office:value="195">
            <text:p>195</text:p>
          </table:table-cell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78">
            <text:p>278</text:p>
          </table:table-cell>
          <table:table-cell office:value-type="float" office:value="2223">
            <text:p>22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2_sat.cnf</text:p>
          </table:table-cell>
          <table:table-cell office:value-type="float" office:value="234">
            <text:p>234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316">
            <text:p>316</text:p>
          </table:table-cell>
          <table:table-cell office:value-type="float" office:value="2840">
            <text:p>28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9_sat.cnf</text:p>
          </table:table-cell>
          <table:table-cell office:value-type="float" office:value="176">
            <text:p>17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30">
            <text:p>330</text:p>
          </table:table-cell>
          <table:table-cell office:value-type="float" office:value="2569">
            <text:p>25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hole005.cnf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413">
            <text:p>413</text:p>
          </table:table-cell>
          <table:table-cell office:value-type="float" office:value="3823">
            <text:p>38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6.cnf</text:p>
          </table:table-cell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898">
            <text:p>1898</text:p>
          </table:table-cell>
          <table:table-cell office:value-type="float" office:value="2357">
            <text:p>2357</text:p>
          </table:table-cell>
          <table:table-cell office:value-type="float" office:value="26559">
            <text:p>26559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7.cnf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0483">
            <text:p>10483</text:p>
          </table:table-cell>
          <table:table-cell office:value-type="float" office:value="13097">
            <text:p>13097</text:p>
          </table:table-cell>
          <table:table-cell office:value-type="float" office:value="156631">
            <text:p>156631</text:p>
          </table:table-cell>
          <table:table-cell office:value-type="float" office:value="5">
            <text:p>5</text:p>
          </table:table-cell>
          <table:table-cell office:value-type="float" office:value="0.068004">
            <text:p>0.068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8.cnf</text:p>
          </table:table-cell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41409">
            <text:p>41409</text:p>
          </table:table-cell>
          <table:table-cell office:value-type="float" office:value="51046">
            <text:p>51046</text:p>
          </table:table-cell>
          <table:table-cell office:value-type="float" office:value="515114">
            <text:p>515114</text:p>
          </table:table-cell>
          <table:table-cell office:value-type="float" office:value="5">
            <text:p>5</text:p>
          </table:table-cell>
          <table:table-cell office:value-type="float" office:value="0.33202">
            <text:p>0.332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9.cnf</text:p>
          </table:table-cell>
          <table:table-cell office:value-type="float" office:value="90">
            <text:p>90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296264">
            <text:p>296264</text:p>
          </table:table-cell>
          <table:table-cell office:value-type="float" office:value="363799">
            <text:p>363799</text:p>
          </table:table-cell>
          <table:table-cell office:value-type="float" office:value="4040794">
            <text:p>4040794</text:p>
          </table:table-cell>
          <table:table-cell office:value-type="float" office:value="5">
            <text:p>5</text:p>
          </table:table-cell>
          <table:table-cell office:value-type="float" office:value="3.37621">
            <text:p>3.3762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10.cnf</text:p>
          </table:table-cell>
          <table:table-cell office:value-type="float" office:value="110">
            <text:p>11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0369462">
            <text:p>10369462</text:p>
          </table:table-cell>
          <table:table-cell office:value-type="float" office:value="12507767">
            <text:p>12507767</text:p>
          </table:table-cell>
          <table:table-cell office:value-type="float" office:value="140645683">
            <text:p>140645683</text:p>
          </table:table-cell>
          <table:table-cell office:value-type="float" office:value="5">
            <text:p>5</text:p>
          </table:table-cell>
          <table:table-cell office:value-type="float" office:value="209.161">
            <text:p>209.16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20.cnf</text:p>
          </table:table-cell>
          <table:table-cell office:value-type="float" office:value="420">
            <text:p>420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1269550">
            <text:p>1269550</text:p>
          </table:table-cell>
          <table:table-cell office:value-type="float" office:value="2335729">
            <text:p>2335729</text:p>
          </table:table-cell>
          <table:table-cell office:value-type="float" office:value="20513265">
            <text:p>20513265</text:p>
          </table:table-cell>
          <table:table-cell office:value-type="float" office:value="36">
            <text:p>36</text:p>
          </table:table-cell>
          <table:table-cell office:value-type="float" office:value="217.822">
            <text:p>217.82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30.cnf</text:p>
          </table:table-cell>
          <table:table-cell office:value-type="float" office:value="930">
            <text:p>930</text:p>
          </table:table-cell>
          <table:table-cell office:value-type="float" office:value="13981">
            <text:p>13981</text:p>
          </table:table-cell>
          <table:table-cell office:value-type="float" office:value="0">
            <text:p>0</text:p>
          </table:table-cell>
          <table:table-cell office:value-type="float" office:value="1083338">
            <text:p>1083338</text:p>
          </table:table-cell>
          <table:table-cell office:value-type="float" office:value="2475543">
            <text:p>2475543</text:p>
          </table:table-cell>
          <table:table-cell office:value-type="float" office:value="19350397">
            <text:p>19350397</text:p>
          </table:table-cell>
          <table:table-cell office:value-type="float" office:value="114">
            <text:p>114</text:p>
          </table:table-cell>
          <table:table-cell office:value-type="float" office:value="217.274">
            <text:p>217.27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40.cnf</text:p>
          </table:table-cell>
          <table:table-cell office:value-type="float" office:value="1640">
            <text:p>1640</text:p>
          </table:table-cell>
          <table:table-cell office:value-type="float" office:value="32841">
            <text:p>32841</text:p>
          </table:table-cell>
          <table:table-cell office:value-type="float" office:value="0.01">
            <text:p>0.01</text:p>
          </table:table-cell>
          <table:table-cell office:value-type="float" office:value="1368066">
            <text:p>1368066</text:p>
          </table:table-cell>
          <table:table-cell office:value-type="float" office:value="3999024">
            <text:p>3999024</text:p>
          </table:table-cell>
          <table:table-cell office:value-type="float" office:value="32384232">
            <text:p>32384232</text:p>
          </table:table-cell>
          <table:table-cell office:value-type="float" office:value="219">
            <text:p>219</text:p>
          </table:table-cell>
          <table:table-cell office:value-type="float" office:value="216.762">
            <text:p>216.76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50.cnf</text:p>
          </table:table-cell>
          <table:table-cell office:value-type="float" office:value="2550">
            <text:p>2550</text:p>
          </table:table-cell>
          <table:table-cell office:value-type="float" office:value="63801">
            <text:p>63801</text:p>
          </table:table-cell>
          <table:table-cell office:value-type="float" office:value="0.02">
            <text:p>0.02</text:p>
          </table:table-cell>
          <table:table-cell office:value-type="float" office:value="1047923">
            <text:p>1047923</text:p>
          </table:table-cell>
          <table:table-cell office:value-type="float" office:value="4063651">
            <text:p>4063651</text:p>
          </table:table-cell>
          <table:table-cell office:value-type="float" office:value="26202474">
            <text:p>26202474</text:p>
          </table:table-cell>
          <table:table-cell office:value-type="float" office:value="464">
            <text:p>464</text:p>
          </table:table-cell>
          <table:table-cell office:value-type="float" office:value="216.762">
            <text:p>216.76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00.cnf</text:p>
          </table:table-cell>
          <table:table-cell office:value-type="float" office:value="10100">
            <text:p>10100</text:p>
          </table:table-cell>
          <table:table-cell office:value-type="float" office:value="505101">
            <text:p>505101</text:p>
          </table:table-cell>
          <table:table-cell office:value-type="float" office:value="0.1">
            <text:p>0.1</text:p>
          </table:table-cell>
          <table:table-cell table:number-columns-repeated="3"/>
          <table:table-cell office:value-type="string">
            <text:p>memory overflow</text:p>
          </table:table-cell>
          <table:table-cell/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50.cnf</text:p>
          </table:table-cell>
          <table:table-cell office:value-type="float" office:value="22650">
            <text:p>22650</text:p>
          </table:table-cell>
          <table:table-cell office:value-type="float" office:value="1698901">
            <text:p>1698901</text:p>
          </table:table-cell>
          <table:table-cell office:value-type="float" office:value="0.36">
            <text:p>0.36</text:p>
          </table:table-cell>
          <table:table-cell office:value-type="float" office:value="381592">
            <text:p>381592</text:p>
          </table:table-cell>
          <table:table-cell office:value-type="float" office:value="10598960">
            <text:p>10598960</text:p>
          </table:table-cell>
          <table:table-cell office:value-type="float" office:value="30964446">
            <text:p>30964446</text:p>
          </table:table-cell>
          <table:table-cell office:value-type="float" office:value="1637">
            <text:p>1637</text:p>
          </table:table-cell>
          <table:table-cell office:value-type="float" office:value="199.44">
            <text:p>199.4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3_5.cnf</text:p>
          </table:table-cell>
          <table:table-cell office:value-type="float" office:value="46">
            <text:p>4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35769095">
            <text:p>35769095</text:p>
          </table:table-cell>
          <table:table-cell office:value-type="float" office:value="53783539">
            <text:p>53783539</text:p>
          </table:table-cell>
          <table:table-cell office:value-type="float" office:value="220028769">
            <text:p>220028769</text:p>
          </table:table-cell>
          <table:table-cell office:value-type="float" office:value="5">
            <text:p>5</text:p>
          </table:table-cell>
          <table:table-cell office:value-type="float" office:value="219.482">
            <text:p>219.48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4_5.cnf</text:p>
          </table:table-cell>
          <table:table-cell office:value-type="float" office:value="74">
            <text:p>74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30467302">
            <text:p>30467302</text:p>
          </table:table-cell>
          <table:table-cell office:value-type="float" office:value="47169511">
            <text:p>47169511</text:p>
          </table:table-cell>
          <table:table-cell office:value-type="float" office:value="201493307">
            <text:p>201493307</text:p>
          </table:table-cell>
          <table:table-cell office:value-type="float" office:value="5">
            <text:p>5</text:p>
          </table:table-cell>
          <table:table-cell office:value-type="float" office:value="219.478">
            <text:p>219.47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5_5.cnf</text:p>
          </table:table-cell>
          <table:table-cell office:value-type="float" office:value="121">
            <text:p>121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24096079">
            <text:p>24096079</text:p>
          </table:table-cell>
          <table:table-cell office:value-type="float" office:value="38742094">
            <text:p>38742094</text:p>
          </table:table-cell>
          <table:table-cell office:value-type="float" office:value="162654748">
            <text:p>162654748</text:p>
          </table:table-cell>
          <table:table-cell office:value-type="float" office:value="9">
            <text:p>9</text:p>
          </table:table-cell>
          <table:table-cell office:value-type="float" office:value="215.949">
            <text:p>215.949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6_5.cnf</text:p>
          </table:table-cell>
          <table:table-cell office:value-type="float" office:value="180">
            <text:p>18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20434665">
            <text:p>20434665</text:p>
          </table:table-cell>
          <table:table-cell office:value-type="float" office:value="34058714">
            <text:p>34058714</text:p>
          </table:table-cell>
          <table:table-cell office:value-type="float" office:value="164114803">
            <text:p>164114803</text:p>
          </table:table-cell>
          <table:table-cell office:value-type="float" office:value="15">
            <text:p>15</text:p>
          </table:table-cell>
          <table:table-cell office:value-type="float" office:value="213.837">
            <text:p>213.837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7_5.cnf</text:p>
          </table:table-cell>
          <table:table-cell office:value-type="float" office:value="240">
            <text:p>240</text:p>
          </table:table-cell>
          <table:table-cell office:value-type="float" office:value="2194">
            <text:p>2194</text:p>
          </table:table-cell>
          <table:table-cell office:value-type="float" office:value="0">
            <text:p>0</text:p>
          </table:table-cell>
          <table:table-cell office:value-type="float" office:value="17770340">
            <text:p>17770340</text:p>
          </table:table-cell>
          <table:table-cell office:value-type="float" office:value="30101095">
            <text:p>30101095</text:p>
          </table:table-cell>
          <table:table-cell office:value-type="float" office:value="165540713">
            <text:p>165540713</text:p>
          </table:table-cell>
          <table:table-cell office:value-type="float" office:value="22">
            <text:p>22</text:p>
          </table:table-cell>
          <table:table-cell office:value-type="float" office:value="212.969">
            <text:p>212.969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8_5.cnf</text:p>
          </table:table-cell>
          <table:table-cell office:value-type="float" office:value="327">
            <text:p>327</text:p>
          </table:table-cell>
          <table:table-cell office:value-type="float" office:value="3252">
            <text:p>3252</text:p>
          </table:table-cell>
          <table:table-cell office:value-type="float" office:value="0">
            <text:p>0</text:p>
          </table:table-cell>
          <table:table-cell office:value-type="float" office:value="14099084">
            <text:p>14099084</text:p>
          </table:table-cell>
          <table:table-cell office:value-type="float" office:value="24908936">
            <text:p>24908936</text:p>
          </table:table-cell>
          <table:table-cell office:value-type="float" office:value="145029038">
            <text:p>145029038</text:p>
          </table:table-cell>
          <table:table-cell office:value-type="float" office:value="36">
            <text:p>36</text:p>
          </table:table-cell>
          <table:table-cell office:value-type="float" office:value="211.665">
            <text:p>211.665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40.shuffled.cnf</text:p>
          </table:table-cell>
          <table:table-cell office:value-type="float" office:value="118">
            <text:p>11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0662881">
            <text:p>30662881</text:p>
          </table:table-cell>
          <table:table-cell office:value-type="float" office:value="46714253">
            <text:p>46714253</text:p>
          </table:table-cell>
          <table:table-cell office:value-type="float" office:value="371647758">
            <text:p>371647758</text:p>
          </table:table-cell>
          <table:table-cell office:value-type="float" office:value="5">
            <text:p>5</text:p>
          </table:table-cell>
          <table:table-cell office:value-type="float" office:value="219.314">
            <text:p>219.31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80.shuffled.cnf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24352413">
            <text:p>24352413</text:p>
          </table:table-cell>
          <table:table-cell office:value-type="float" office:value="38286084">
            <text:p>38286084</text:p>
          </table:table-cell>
          <table:table-cell office:value-type="float" office:value="325631270">
            <text:p>325631270</text:p>
          </table:table-cell>
          <table:table-cell office:value-type="float" office:value="8">
            <text:p>8</text:p>
          </table:table-cell>
          <table:table-cell office:value-type="float" office:value="219.234">
            <text:p>219.23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nisat+Shat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limit: 220s</text:p>
          </table:table-cell>
          <table:table-cell office:value-type="string">
            <text:p>variables</text:p>
          </table:table-cell>
          <table:table-cell office:value-type="string">
            <text:p>clauses</text:p>
          </table:table-cell>
          <table:table-cell office:value-type="string">
            <text:p><text:s/>Parse time</text:p>
          </table:table-cell>
          <table:table-cell office:value-type="string">
            <text:p>conflicts</text:p>
          </table:table-cell>
          <table:table-cell office:value-type="string">
            <text:p>decisions</text:p>
          </table:table-cell>
          <table:table-cell office:value-type="string">
            <text:p>propagations</text:p>
          </table:table-cell>
          <table:table-cell office:value-type="string">
            <text:p>memory(MB)</text:p>
          </table:table-cell>
          <table:table-cell office:value-type="string">
            <text:p>CPU time(s)</text:p>
          </table:table-cell>
          <table:table-cell office:value-type="string">
            <text:p>Result?</text:p>
          </table:table-cell>
          <table:table-cell office:value-type="string">
            <text:p>SAT?</text:p>
          </table:table-cell>
        </table:table-row>
        <table:table-row table:style-name="ro1">
          <table:table-cell office:value-type="string">
            <text:p>totals:</text:p>
          </table:table-cell>
          <table:table-cell table:formula="of:=SUM([.B4:.B197])" office:value-type="float" office:value="172737">
            <text:p>172737</text:p>
          </table:table-cell>
          <table:table-cell table:formula="of:=SUM([.C4:.C197])" office:value-type="float" office:value="2887925">
            <text:p>2887925</text:p>
          </table:table-cell>
          <table:table-cell table:formula="of:=SUM([.D4:.D197])" office:value-type="float" office:value="0.61">
            <text:p>0.61</text:p>
          </table:table-cell>
          <table:table-cell table:formula="of:=SUM([.E4:.E197])" office:value-type="float" office:value="142990523">
            <text:p>142990523</text:p>
          </table:table-cell>
          <table:table-cell table:formula="of:=SUM([.F4:.F197])" office:value-type="float" office:value="228100245">
            <text:p>228100245</text:p>
          </table:table-cell>
          <table:table-cell table:formula="of:=SUM([.G4:.G197])" office:value-type="float" office:value="2415528267">
            <text:p>2415528267</text:p>
          </table:table-cell>
          <table:table-cell table:formula="of:=SUM([.H4:.H197])" office:value-type="float" office:value="917">
            <text:p>917</text:p>
          </table:table-cell>
          <table:table-cell table:formula="of:=SUM([.I4:.I197])" office:value-type="float" office:value="2434.753582">
            <text:p>2434.75358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ttleship-05-08-unsat.cnf</text:p>
          </table:table-cell>
          <table:table-cell office:value-type="float" office:value="150">
            <text:p>150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447">
            <text:p>447</text:p>
          </table:table-cell>
          <table:table-cell office:value-type="float" office:value="5752">
            <text:p>57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6-09-unsat.cnf</text:p>
          </table:table-cell>
          <table:table-cell office:value-type="float" office:value="183">
            <text:p>183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1105">
            <text:p>1105</text:p>
          </table:table-cell>
          <table:table-cell office:value-type="float" office:value="15784">
            <text:p>15784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2-unsat.cnf</text:p>
          </table:table-cell>
          <table:table-cell office:value-type="float" office:value="334">
            <text:p>334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18879">
            <text:p>118879</text:p>
          </table:table-cell>
          <table:table-cell office:value-type="float" office:value="141734">
            <text:p>141734</text:p>
          </table:table-cell>
          <table:table-cell office:value-type="float" office:value="3507254">
            <text:p>3507254</text:p>
          </table:table-cell>
          <table:table-cell office:value-type="float" office:value="5">
            <text:p>5</text:p>
          </table:table-cell>
          <table:table-cell office:value-type="float" office:value="2.01613">
            <text:p>2.0161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3-sat.cnf</text:p>
          </table:table-cell>
          <table:table-cell office:value-type="float" office:value="478">
            <text:p>478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606">
            <text:p>606</text:p>
          </table:table-cell>
          <table:table-cell office:value-type="float" office:value="4671">
            <text:p>46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8-15-sat.cnf</text:p>
          </table:table-cell>
          <table:table-cell office:value-type="float" office:value="655">
            <text:p>655</text:p>
          </table:table-cell>
          <table:table-cell office:value-type="float" office:value="2447">
            <text:p>2447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078">
            <text:p>1078</text:p>
          </table:table-cell>
          <table:table-cell office:value-type="float" office:value="7947">
            <text:p>7947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9-17-sat.cnf</text:p>
          </table:table-cell>
          <table:table-cell office:value-type="float" office:value="951">
            <text:p>951</text:p>
          </table:table-cell>
          <table:table-cell office:value-type="float" office:value="3708">
            <text:p>3708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float" office:value="4203">
            <text:p>4203</text:p>
          </table:table-cell>
          <table:table-cell office:value-type="float" office:value="111235">
            <text:p>111235</text:p>
          </table:table-cell>
          <table:table-cell office:value-type="float" office:value="5">
            <text:p>5</text:p>
          </table:table-cell>
          <table:table-cell office:value-type="float" office:value="0.044002">
            <text:p>0.04400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0-unsat.cnf</text:p>
          </table:table-cell>
          <table:table-cell office:value-type="float" office:value="649">
            <text:p>649</text:p>
          </table:table-cell>
          <table:table-cell office:value-type="float" office:value="2631">
            <text:p>2631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5017">
            <text:p>5017</text:p>
          </table:table-cell>
          <table:table-cell office:value-type="float" office:value="115266">
            <text:p>115266</text:p>
          </table:table-cell>
          <table:table-cell office:value-type="float" office:value="5">
            <text:p>5</text:p>
          </table:table-cell>
          <table:table-cell office:value-type="float" office:value="0.060003">
            <text:p>0.060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0-17-sat.cnf</text:p>
          </table:table-cell>
          <table:table-cell office:value-type="float" office:value="709">
            <text:p>709</text:p>
          </table:table-cell>
          <table:table-cell office:value-type="float" office:value="2967">
            <text:p>2967</text:p>
          </table:table-cell>
          <table:table-cell office:value-type="float" office:value="0">
            <text:p>0</text:p>
          </table:table-cell>
          <table:table-cell office:value-type="float" office:value="154130">
            <text:p>154130</text:p>
          </table:table-cell>
          <table:table-cell office:value-type="float" office:value="211317">
            <text:p>211317</text:p>
          </table:table-cell>
          <table:table-cell office:value-type="float" office:value="7764867">
            <text:p>7764867</text:p>
          </table:table-cell>
          <table:table-cell office:value-type="float" office:value="5">
            <text:p>5</text:p>
          </table:table-cell>
          <table:table-cell office:value-type="float" office:value="6.15238">
            <text:p>6.1523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8-sat.cnf</text:p>
          </table:table-cell>
          <table:table-cell office:value-type="float" office:value="773">
            <text:p>773</text:p>
          </table:table-cell>
          <table:table-cell office:value-type="float" office:value="3223">
            <text:p>3223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6348">
            <text:p>6348</text:p>
          </table:table-cell>
          <table:table-cell office:value-type="float" office:value="171868">
            <text:p>171868</text:p>
          </table:table-cell>
          <table:table-cell office:value-type="float" office:value="5">
            <text:p>5</text:p>
          </table:table-cell>
          <table:table-cell office:value-type="float" office:value="0.080005">
            <text:p>0.080005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9-sat.cnf</text:p>
          </table:table-cell>
          <table:table-cell office:value-type="float" office:value="1062">
            <text:p>1062</text:p>
          </table:table-cell>
          <table:table-cell office:value-type="float" office:value="4396">
            <text:p>4396</text:p>
          </table:table-cell>
          <table:table-cell office:value-type="float" office:value="0">
            <text:p>0</text:p>
          </table:table-cell>
          <table:table-cell office:value-type="float" office:value="947">
            <text:p>947</text:p>
          </table:table-cell>
          <table:table-cell office:value-type="float" office:value="3293">
            <text:p>3293</text:p>
          </table:table-cell>
          <table:table-cell office:value-type="float" office:value="57542">
            <text:p>57542</text:p>
          </table:table-cell>
          <table:table-cell office:value-type="float" office:value="5">
            <text:p>5</text:p>
          </table:table-cell>
          <table:table-cell office:value-type="float" office:value="0.024001">
            <text:p>0.024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2-12-unsat.cnf</text:p>
          </table:table-cell>
          <table:table-cell office:value-type="float" office:value="778">
            <text:p>778</text:p>
          </table:table-cell>
          <table:table-cell office:value-type="float" office:value="3412">
            <text:p>3412</text:p>
          </table:table-cell>
          <table:table-cell office:value-type="float" office:value="0">
            <text:p>0</text:p>
          </table:table-cell>
          <table:table-cell office:value-type="float" office:value="95594">
            <text:p>95594</text:p>
          </table:table-cell>
          <table:table-cell office:value-type="float" office:value="119304">
            <text:p>119304</text:p>
          </table:table-cell>
          <table:table-cell office:value-type="float" office:value="4549889">
            <text:p>4549889</text:p>
          </table:table-cell>
          <table:table-cell office:value-type="float" office:value="5">
            <text:p>5</text:p>
          </table:table-cell>
          <table:table-cell office:value-type="float" office:value="2.84818">
            <text:p>2.8481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2-23-sat.cnf</text:p>
          </table:table-cell>
          <table:table-cell office:value-type="float" office:value="1352">
            <text:p>1352</text:p>
          </table:table-cell>
          <table:table-cell office:value-type="float" office:value="5866">
            <text:p>5866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4429">
            <text:p>4429</text:p>
          </table:table-cell>
          <table:table-cell office:value-type="float" office:value="70647">
            <text:p>70647</text:p>
          </table:table-cell>
          <table:table-cell office:value-type="float" office:value="5">
            <text:p>5</text:p>
          </table:table-cell>
          <table:table-cell office:value-type="float" office:value="0.024001">
            <text:p>0.024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14-unsat.cnf</text:p>
          </table:table-cell>
          <table:table-cell office:value-type="float" office:value="1341">
            <text:p>1341</text:p>
          </table:table-cell>
          <table:table-cell office:value-type="float" office:value="5838">
            <text:p>5838</text:p>
          </table:table-cell>
          <table:table-cell office:value-type="float" office:value="0">
            <text:p>0</text:p>
          </table:table-cell>
          <table:table-cell office:value-type="float" office:value="2643708">
            <text:p>2643708</text:p>
          </table:table-cell>
          <table:table-cell office:value-type="float" office:value="3252258">
            <text:p>3252258</text:p>
          </table:table-cell>
          <table:table-cell office:value-type="float" office:value="157038901">
            <text:p>157038901</text:p>
          </table:table-cell>
          <table:table-cell office:value-type="float" office:value="20">
            <text:p>20</text:p>
          </table:table-cell>
          <table:table-cell office:value-type="float" office:value="218.462">
            <text:p>218.46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4-26-sat.cnf</text:p>
          </table:table-cell>
          <table:table-cell office:value-type="float" office:value="1689">
            <text:p>1689</text:p>
          </table:table-cell>
          <table:table-cell office:value-type="float" office:value="7499">
            <text:p>7499</text:p>
          </table:table-cell>
          <table:table-cell office:value-type="float" office:value="0">
            <text:p>0</text:p>
          </table:table-cell>
          <table:table-cell office:value-type="float" office:value="369894">
            <text:p>369894</text:p>
          </table:table-cell>
          <table:table-cell office:value-type="float" office:value="735680">
            <text:p>735680</text:p>
          </table:table-cell>
          <table:table-cell office:value-type="float" office:value="31417543">
            <text:p>31417543</text:p>
          </table:table-cell>
          <table:table-cell office:value-type="float" office:value="22">
            <text:p>22</text:p>
          </table:table-cell>
          <table:table-cell office:value-type="float" office:value="32.338">
            <text:p>32.33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27-sat.cnf</text:p>
          </table:table-cell>
          <table:table-cell office:value-type="float" office:value="2224">
            <text:p>2224</text:p>
          </table:table-cell>
          <table:table-cell office:value-type="float" office:value="9977">
            <text:p>9977</text:p>
          </table:table-cell>
          <table:table-cell office:value-type="float" office:value="0">
            <text:p>0</text:p>
          </table:table-cell>
          <table:table-cell office:value-type="float" office:value="294181">
            <text:p>294181</text:p>
          </table:table-cell>
          <table:table-cell office:value-type="float" office:value="647493">
            <text:p>647493</text:p>
          </table:table-cell>
          <table:table-cell office:value-type="float" office:value="33695753">
            <text:p>33695753</text:p>
          </table:table-cell>
          <table:table-cell office:value-type="float" office:value="25">
            <text:p>25</text:p>
          </table:table-cell>
          <table:table-cell office:value-type="float" office:value="30.0659">
            <text:p>30.0659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5-15-unsat.cnf</text:p>
          </table:table-cell>
          <table:table-cell office:value-type="float" office:value="1790">
            <text:p>1790</text:p>
          </table:table-cell>
          <table:table-cell office:value-type="float" office:value="7932">
            <text:p>7932</text:p>
          </table:table-cell>
          <table:table-cell office:value-type="float" office:value="0">
            <text:p>0</text:p>
          </table:table-cell>
          <table:table-cell office:value-type="float" office:value="2379420">
            <text:p>2379420</text:p>
          </table:table-cell>
          <table:table-cell office:value-type="float" office:value="3014946">
            <text:p>3014946</text:p>
          </table:table-cell>
          <table:table-cell office:value-type="float" office:value="183413163">
            <text:p>183413163</text:p>
          </table:table-cell>
          <table:table-cell office:value-type="float" office:value="30">
            <text:p>30</text:p>
          </table:table-cell>
          <table:table-cell office:value-type="float" office:value="218.238">
            <text:p>218.23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5-29-sat.cnf</text:p>
          </table:table-cell>
          <table:table-cell office:value-type="float" office:value="2973">
            <text:p>2973</text:p>
          </table:table-cell>
          <table:table-cell office:value-type="float" office:value="12972">
            <text:p>12972</text:p>
          </table:table-cell>
          <table:table-cell office:value-type="float" office:value="0">
            <text:p>0</text:p>
          </table:table-cell>
          <table:table-cell office:value-type="float" office:value="1531760">
            <text:p>1531760</text:p>
          </table:table-cell>
          <table:table-cell office:value-type="float" office:value="3298827">
            <text:p>3298827</text:p>
          </table:table-cell>
          <table:table-cell office:value-type="float" office:value="171833817">
            <text:p>171833817</text:p>
          </table:table-cell>
          <table:table-cell office:value-type="float" office:value="59">
            <text:p>59</text:p>
          </table:table-cell>
          <table:table-cell office:value-type="float" office:value="217.158">
            <text:p>217.158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6-16-unsat.cnf</text:p>
          </table:table-cell>
          <table:table-cell office:value-type="float" office:value="2560">
            <text:p>2560</text:p>
          </table:table-cell>
          <table:table-cell office:value-type="float" office:value="11111">
            <text:p>11111</text:p>
          </table:table-cell>
          <table:table-cell office:value-type="float" office:value="0">
            <text:p>0</text:p>
          </table:table-cell>
          <table:table-cell office:value-type="float" office:value="2119145">
            <text:p>2119145</text:p>
          </table:table-cell>
          <table:table-cell office:value-type="float" office:value="3035008">
            <text:p>3035008</text:p>
          </table:table-cell>
          <table:table-cell office:value-type="float" office:value="167071739">
            <text:p>167071739</text:p>
          </table:table-cell>
          <table:table-cell office:value-type="float" office:value="45">
            <text:p>45</text:p>
          </table:table-cell>
          <table:table-cell office:value-type="float" office:value="218.114">
            <text:p>218.11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6-31-sat.cnf</text:p>
          </table:table-cell>
          <table:table-cell office:value-type="float" office:value="3950">
            <text:p>3950</text:p>
          </table:table-cell>
          <table:table-cell office:value-type="float" office:value="17280">
            <text:p>17280</text:p>
          </table:table-cell>
          <table:table-cell office:value-type="float" office:value="0">
            <text:p>0</text:p>
          </table:table-cell>
          <table:table-cell office:value-type="float" office:value="1140367">
            <text:p>1140367</text:p>
          </table:table-cell>
          <table:table-cell office:value-type="float" office:value="2400865">
            <text:p>2400865</text:p>
          </table:table-cell>
          <table:table-cell office:value-type="float" office:value="122018995">
            <text:p>122018995</text:p>
          </table:table-cell>
          <table:table-cell office:value-type="float" office:value="89">
            <text:p>89</text:p>
          </table:table-cell>
          <table:table-cell office:value-type="float" office:value="217.838">
            <text:p>217.838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24-57-sat.cnf</text:p>
          </table:table-cell>
          <table:table-cell office:value-type="float" office:value="7543">
            <text:p>7543</text:p>
          </table:table-cell>
          <table:table-cell office:value-type="float" office:value="39547">
            <text:p>39547</text:p>
          </table:table-cell>
          <table:table-cell office:value-type="float" office:value="0.01">
            <text:p>0.01</text:p>
          </table:table-cell>
          <table:table-cell office:value-type="float" office:value="449329">
            <text:p>449329</text:p>
          </table:table-cell>
          <table:table-cell office:value-type="float" office:value="3102966">
            <text:p>3102966</text:p>
          </table:table-cell>
          <table:table-cell office:value-type="float" office:value="81779875">
            <text:p>81779875</text:p>
          </table:table-cell>
          <table:table-cell office:value-type="float" office:value="175">
            <text:p>175</text:p>
          </table:table-cell>
          <table:table-cell office:value-type="float" office:value="85.1813">
            <text:p>85.1813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nl10_11.cnf</text:p>
          </table:table-cell>
          <table:table-cell office:value-type="float" office:value="728">
            <text:p>728</text:p>
          </table:table-cell>
          <table:table-cell office:value-type="float" office:value="3037">
            <text:p>303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73">
            <text:p>1473</text:p>
          </table:table-cell>
          <table:table-cell office:value-type="float" office:value="3620">
            <text:p>36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2.cnf</text:p>
          </table:table-cell>
          <table:table-cell office:value-type="float" office:value="796">
            <text:p>79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682">
            <text:p>1682</text:p>
          </table:table-cell>
          <table:table-cell office:value-type="float" office:value="3952">
            <text:p>3952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3.cnf</text:p>
          </table:table-cell>
          <table:table-cell office:value-type="float" office:value="864">
            <text:p>864</text:p>
          </table:table-cell>
          <table:table-cell office:value-type="float" office:value="3873">
            <text:p>387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766">
            <text:p>1766</text:p>
          </table:table-cell>
          <table:table-cell office:value-type="float" office:value="3998">
            <text:p>39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2.cnf</text:p>
          </table:table-cell>
          <table:table-cell office:value-type="float" office:value="878">
            <text:p>878</text:p>
          </table:table-cell>
          <table:table-cell office:value-type="float" office:value="3803">
            <text:p>380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017">
            <text:p>2017</text:p>
          </table:table-cell>
          <table:table-cell office:value-type="float" office:value="7678">
            <text:p>76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3.cnf</text:p>
          </table:table-cell>
          <table:table-cell office:value-type="float" office:value="953">
            <text:p>953</text:p>
          </table:table-cell>
          <table:table-cell office:value-type="float" office:value="4275">
            <text:p>427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264">
            <text:p>2264</text:p>
          </table:table-cell>
          <table:table-cell office:value-type="float" office:value="8206">
            <text:p>820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20.cnf</text:p>
          </table:table-cell>
          <table:table-cell office:value-type="float" office:value="1478">
            <text:p>1478</text:p>
          </table:table-cell>
          <table:table-cell office:value-type="float" office:value="8195">
            <text:p>819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954">
            <text:p>3954</text:p>
          </table:table-cell>
          <table:table-cell office:value-type="float" office:value="8932">
            <text:p>89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1_uns_rcr.cnf</text:p>
          </table:table-cell>
          <table:table-cell office:value-type="float" office:value="933">
            <text:p>933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11273">
            <text:p>11273</text:p>
          </table:table-cell>
          <table:table-cell office:value-type="float" office:value="15152">
            <text:p>15152</text:p>
          </table:table-cell>
          <table:table-cell office:value-type="float" office:value="406313">
            <text:p>406313</text:p>
          </table:table-cell>
          <table:table-cell office:value-type="float" office:value="5">
            <text:p>5</text:p>
          </table:table-cell>
          <table:table-cell office:value-type="float" office:value="0.284017">
            <text:p>0.28401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2_uns_rcr.cnf</text:p>
          </table:table-cell>
          <table:table-cell office:value-type="float" office:value="1150">
            <text:p>1150</text:p>
          </table:table-cell>
          <table:table-cell office:value-type="float" office:value="4859">
            <text:p>4859</text:p>
          </table:table-cell>
          <table:table-cell office:value-type="float" office:value="0">
            <text:p>0</text:p>
          </table:table-cell>
          <table:table-cell office:value-type="float" office:value="10384">
            <text:p>10384</text:p>
          </table:table-cell>
          <table:table-cell office:value-type="float" office:value="14446">
            <text:p>14446</text:p>
          </table:table-cell>
          <table:table-cell office:value-type="float" office:value="478956">
            <text:p>478956</text:p>
          </table:table-cell>
          <table:table-cell office:value-type="float" office:value="5">
            <text:p>5</text:p>
          </table:table-cell>
          <table:table-cell office:value-type="float" office:value="0.316019">
            <text:p>0.31601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3_uns_rcr.cnf</text:p>
          </table:table-cell>
          <table:table-cell office:value-type="float" office:value="1124">
            <text:p>1124</text:p>
          </table:table-cell>
          <table:table-cell office:value-type="float" office:value="4907">
            <text:p>4907</text:p>
          </table:table-cell>
          <table:table-cell office:value-type="float" office:value="0">
            <text:p>0</text:p>
          </table:table-cell>
          <table:table-cell office:value-type="float" office:value="13079">
            <text:p>13079</text:p>
          </table:table-cell>
          <table:table-cell office:value-type="float" office:value="16921">
            <text:p>16921</text:p>
          </table:table-cell>
          <table:table-cell office:value-type="float" office:value="668044">
            <text:p>668044</text:p>
          </table:table-cell>
          <table:table-cell office:value-type="float" office:value="5">
            <text:p>5</text:p>
          </table:table-cell>
          <table:table-cell office:value-type="float" office:value="0.412025">
            <text:p>0.41202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5_uns_rcr.cnf</text:p>
          </table:table-cell>
          <table:table-cell office:value-type="float" office:value="1328">
            <text:p>1328</text:p>
          </table:table-cell>
          <table:table-cell office:value-type="float" office:value="6096">
            <text:p>6096</text:p>
          </table:table-cell>
          <table:table-cell office:value-type="float" office:value="0">
            <text:p>0</text:p>
          </table:table-cell>
          <table:table-cell office:value-type="float" office:value="9492">
            <text:p>9492</text:p>
          </table:table-cell>
          <table:table-cell office:value-type="float" office:value="13249">
            <text:p>13249</text:p>
          </table:table-cell>
          <table:table-cell office:value-type="float" office:value="509944">
            <text:p>509944</text:p>
          </table:table-cell>
          <table:table-cell office:value-type="float" office:value="6">
            <text:p>6</text:p>
          </table:table-cell>
          <table:table-cell office:value-type="float" office:value="0.32002">
            <text:p>0.32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20_uns_rcr.cnf</text:p>
          </table:table-cell>
          <table:table-cell office:value-type="float" office:value="1936">
            <text:p>1936</text:p>
          </table:table-cell>
          <table:table-cell office:value-type="float" office:value="9807">
            <text:p>9807</text:p>
          </table:table-cell>
          <table:table-cell office:value-type="float" office:value="0">
            <text:p>0</text:p>
          </table:table-cell>
          <table:table-cell office:value-type="float" office:value="11730">
            <text:p>11730</text:p>
          </table:table-cell>
          <table:table-cell office:value-type="float" office:value="16306">
            <text:p>16306</text:p>
          </table:table-cell>
          <table:table-cell office:value-type="float" office:value="842632">
            <text:p>842632</text:p>
          </table:table-cell>
          <table:table-cell office:value-type="float" office:value="6">
            <text:p>6</text:p>
          </table:table-cell>
          <table:table-cell office:value-type="float" office:value="0.532033">
            <text:p>0.53203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8_sat.cnf</text:p>
          </table:table-cell>
          <table:table-cell office:value-type="float" office:value="376">
            <text:p>376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3">
            <text:p>503</text:p>
          </table:table-cell>
          <table:table-cell office:value-type="float" office:value="3337">
            <text:p>33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0_9_sat.cnf</text:p>
          </table:table-cell>
          <table:table-cell office:value-type="float" office:value="358">
            <text:p>358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07">
            <text:p>607</text:p>
          </table:table-cell>
          <table:table-cell office:value-type="float" office:value="2872">
            <text:p>28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1_12_uns_rcr.cnf</text:p>
          </table:table-cell>
          <table:table-cell office:value-type="float" office:value="1154">
            <text:p>1154</text:p>
          </table:table-cell>
          <table:table-cell office:value-type="float" office:value="4904">
            <text:p>4904</text:p>
          </table:table-cell>
          <table:table-cell office:value-type="float" office:value="0">
            <text:p>0</text:p>
          </table:table-cell>
          <table:table-cell office:value-type="float" office:value="37774">
            <text:p>37774</text:p>
          </table:table-cell>
          <table:table-cell office:value-type="float" office:value="50614">
            <text:p>50614</text:p>
          </table:table-cell>
          <table:table-cell office:value-type="float" office:value="1720805">
            <text:p>1720805</text:p>
          </table:table-cell>
          <table:table-cell office:value-type="float" office:value="6">
            <text:p>6</text:p>
          </table:table-cell>
          <table:table-cell office:value-type="float" office:value="1.32808">
            <text:p>1.328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3_uns_rcr.cnf</text:p>
          </table:table-cell>
          <table:table-cell office:value-type="float" office:value="1219">
            <text:p>1219</text:p>
          </table:table-cell>
          <table:table-cell office:value-type="float" office:value="5336">
            <text:p>5336</text:p>
          </table:table-cell>
          <table:table-cell office:value-type="float" office:value="0">
            <text:p>0</text:p>
          </table:table-cell>
          <table:table-cell office:value-type="float" office:value="43702">
            <text:p>43702</text:p>
          </table:table-cell>
          <table:table-cell office:value-type="float" office:value="56623">
            <text:p>56623</text:p>
          </table:table-cell>
          <table:table-cell office:value-type="float" office:value="2074116">
            <text:p>2074116</text:p>
          </table:table-cell>
          <table:table-cell office:value-type="float" office:value="6">
            <text:p>6</text:p>
          </table:table-cell>
          <table:table-cell office:value-type="float" office:value="1.6041">
            <text:p>1.604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4_uns_rcr.cnf</text:p>
          </table:table-cell>
          <table:table-cell office:value-type="float" office:value="1340">
            <text:p>1340</text:p>
          </table:table-cell>
          <table:table-cell office:value-type="float" office:value="6017">
            <text:p>6017</text:p>
          </table:table-cell>
          <table:table-cell office:value-type="float" office:value="0">
            <text:p>0</text:p>
          </table:table-cell>
          <table:table-cell office:value-type="float" office:value="35433">
            <text:p>35433</text:p>
          </table:table-cell>
          <table:table-cell office:value-type="float" office:value="48327">
            <text:p>48327</text:p>
          </table:table-cell>
          <table:table-cell office:value-type="float" office:value="1705635">
            <text:p>1705635</text:p>
          </table:table-cell>
          <table:table-cell office:value-type="float" office:value="6">
            <text:p>6</text:p>
          </table:table-cell>
          <table:table-cell office:value-type="float" office:value="1.38009">
            <text:p>1.3800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5_uns_rcr.cnf</text:p>
          </table:table-cell>
          <table:table-cell office:value-type="float" office:value="1533">
            <text:p>1533</text:p>
          </table:table-cell>
          <table:table-cell office:value-type="float" office:value="6997">
            <text:p>6997</text:p>
          </table:table-cell>
          <table:table-cell office:value-type="float" office:value="0">
            <text:p>0</text:p>
          </table:table-cell>
          <table:table-cell office:value-type="float" office:value="23290">
            <text:p>23290</text:p>
          </table:table-cell>
          <table:table-cell office:value-type="float" office:value="32194">
            <text:p>32194</text:p>
          </table:table-cell>
          <table:table-cell office:value-type="float" office:value="1364837">
            <text:p>1364837</text:p>
          </table:table-cell>
          <table:table-cell office:value-type="float" office:value="6">
            <text:p>6</text:p>
          </table:table-cell>
          <table:table-cell office:value-type="float" office:value="1.00806">
            <text:p>1.00806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20_uns_rcr.cnf</text:p>
          </table:table-cell>
          <table:table-cell office:value-type="float" office:value="2144">
            <text:p>2144</text:p>
          </table:table-cell>
          <table:table-cell office:value-type="float" office:value="10849">
            <text:p>10849</text:p>
          </table:table-cell>
          <table:table-cell office:value-type="float" office:value="0">
            <text:p>0</text:p>
          </table:table-cell>
          <table:table-cell office:value-type="float" office:value="39963">
            <text:p>39963</text:p>
          </table:table-cell>
          <table:table-cell office:value-type="float" office:value="54054">
            <text:p>54054</text:p>
          </table:table-cell>
          <table:table-cell office:value-type="float" office:value="2930058">
            <text:p>2930058</text:p>
          </table:table-cell>
          <table:table-cell office:value-type="float" office:value="7">
            <text:p>7</text:p>
          </table:table-cell>
          <table:table-cell office:value-type="float" office:value="2.27214">
            <text:p>2.2721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2_11_sat.cnf</text:p>
          </table:table-cell>
          <table:table-cell office:value-type="float" office:value="537">
            <text:p>537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74">
            <text:p>474</text:p>
          </table:table-cell>
          <table:table-cell office:value-type="float" office:value="3097">
            <text:p>309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12_sat.cnf</text:p>
          </table:table-cell>
          <table:table-cell office:value-type="float" office:value="696">
            <text:p>696</text:p>
          </table:table-cell>
          <table:table-cell office:value-type="float" office:value="2952">
            <text:p>295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937">
            <text:p>937</text:p>
          </table:table-cell>
          <table:table-cell office:value-type="float" office:value="3990">
            <text:p>39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8_sat.cnf</text:p>
          </table:table-cell>
          <table:table-cell office:value-type="float" office:value="456">
            <text:p>456</text:p>
          </table:table-cell>
          <table:table-cell office:value-type="float" office:value="1736">
            <text:p>173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602">
            <text:p>602</text:p>
          </table:table-cell>
          <table:table-cell office:value-type="float" office:value="2838">
            <text:p>28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9_sat.cnf</text:p>
          </table:table-cell>
          <table:table-cell office:value-type="float" office:value="435">
            <text:p>435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713">
            <text:p>713</text:p>
          </table:table-cell>
          <table:table-cell office:value-type="float" office:value="6612">
            <text:p>66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0_sat.cnf</text:p>
          </table:table-cell>
          <table:table-cell office:value-type="float" office:value="529">
            <text:p>529</text:p>
          </table:table-cell>
          <table:table-cell office:value-type="float" office:value="2157">
            <text:p>215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91">
            <text:p>591</text:p>
          </table:table-cell>
          <table:table-cell office:value-type="float" office:value="2822">
            <text:p>28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2_sat.cnf</text:p>
          </table:table-cell>
          <table:table-cell office:value-type="float" office:value="640">
            <text:p>640</text:p>
          </table:table-cell>
          <table:table-cell office:value-type="float" office:value="2770">
            <text:p>2770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112">
            <text:p>1112</text:p>
          </table:table-cell>
          <table:table-cell office:value-type="float" office:value="5243">
            <text:p>524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9_sat.cnf</text:p>
          </table:table-cell>
          <table:table-cell office:value-type="float" office:value="475">
            <text:p>475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601">
            <text:p>601</text:p>
          </table:table-cell>
          <table:table-cell office:value-type="float" office:value="6654">
            <text:p>6654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hole005.cnf</text:p>
          </table:table-cell>
          <table:table-cell office:value-type="float" office:value="79">
            <text:p>7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6.cnf</text:p>
          </table:table-cell>
          <table:table-cell office:value-type="float" office:value="113">
            <text:p>113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11">
            <text:p>2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7.cnf</text:p>
          </table:table-cell>
          <table:table-cell office:value-type="float" office:value="153">
            <text:p>153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23">
            <text:p>3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8.cnf</text:p>
          </table:table-cell>
          <table:table-cell office:value-type="float" office:value="199">
            <text:p>199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4">
            <text:p>124</text:p>
          </table:table-cell>
          <table:table-cell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9.cnf</text:p>
          </table:table-cell>
          <table:table-cell office:value-type="float" office:value="251">
            <text:p>251</text:p>
          </table:table-cell>
          <table:table-cell office:value-type="float" office:value="1008">
            <text:p>100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0">
            <text:p>200</text:p>
          </table:table-cell>
          <table:table-cell office:value-type="float" office:value="646">
            <text:p>6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10.cnf</text:p>
          </table:table-cell>
          <table:table-cell office:value-type="float" office:value="309">
            <text:p>309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5">
            <text:p>265</text:p>
          </table:table-cell>
          <table:table-cell office:value-type="float" office:value="899">
            <text:p>8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20.cnf</text:p>
          </table:table-cell>
          <table:table-cell office:value-type="float" office:value="1219">
            <text:p>1219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3380">
            <text:p>3380</text:p>
          </table:table-cell>
          <table:table-cell office:value-type="float" office:value="18331">
            <text:p>183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30.cnf</text:p>
          </table:table-cell>
          <table:table-cell office:value-type="float" office:value="2729">
            <text:p>2729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12140">
            <text:p>12140</text:p>
          </table:table-cell>
          <table:table-cell office:value-type="float" office:value="81276">
            <text:p>81276</text:p>
          </table:table-cell>
          <table:table-cell office:value-type="float" office:value="6">
            <text:p>6</text:p>
          </table:table-cell>
          <table:table-cell office:value-type="float" office:value="0.020001">
            <text:p>0.02000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40.cnf</text:p>
          </table:table-cell>
          <table:table-cell office:value-type="float" office:value="4839">
            <text:p>4839</text:p>
          </table:table-cell>
          <table:table-cell office:value-type="float" office:value="45400">
            <text:p>45400</text:p>
          </table:table-cell>
          <table:table-cell office:value-type="float" office:value="0.02">
            <text:p>0.02</text:p>
          </table:table-cell>
          <table:table-cell office:value-type="float" office:value="528">
            <text:p>528</text:p>
          </table:table-cell>
          <table:table-cell office:value-type="float" office:value="21688">
            <text:p>21688</text:p>
          </table:table-cell>
          <table:table-cell office:value-type="float" office:value="127811">
            <text:p>127811</text:p>
          </table:table-cell>
          <table:table-cell office:value-type="float" office:value="7">
            <text:p>7</text:p>
          </table:table-cell>
          <table:table-cell office:value-type="float" office:value="0.044002">
            <text:p>0.044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50.cnf</text:p>
          </table:table-cell>
          <table:table-cell office:value-type="float" office:value="7549">
            <text:p>7549</text:p>
          </table:table-cell>
          <table:table-cell office:value-type="float" office:value="83500">
            <text:p>83500</text:p>
          </table:table-cell>
          <table:table-cell office:value-type="float" office:value="0.01">
            <text:p>0.01</text:p>
          </table:table-cell>
          <table:table-cell office:value-type="float" office:value="885">
            <text:p>885</text:p>
          </table:table-cell>
          <table:table-cell office:value-type="float" office:value="76966">
            <text:p>76966</text:p>
          </table:table-cell>
          <table:table-cell office:value-type="float" office:value="564296">
            <text:p>564296</text:p>
          </table:table-cell>
          <table:table-cell office:value-type="float" office:value="9">
            <text:p>9</text:p>
          </table:table-cell>
          <table:table-cell office:value-type="float" office:value="0.128008">
            <text:p>0.128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00.cnf</text:p>
          </table:table-cell>
          <table:table-cell office:value-type="float" office:value="30099">
            <text:p>30099</text:p>
          </table:table-cell>
          <table:table-cell office:value-type="float" office:value="584500">
            <text:p>584500</text:p>
          </table:table-cell>
          <table:table-cell office:value-type="float" office:value="0.12">
            <text:p>0.12</text:p>
          </table:table-cell>
          <table:table-cell office:value-type="float" office:value="3195">
            <text:p>3195</text:p>
          </table:table-cell>
          <table:table-cell office:value-type="float" office:value="2180380">
            <text:p>2180380</text:p>
          </table:table-cell>
          <table:table-cell office:value-type="float" office:value="10209875">
            <text:p>10209875</text:p>
          </table:table-cell>
          <table:table-cell office:value-type="float" office:value="34">
            <text:p>34</text:p>
          </table:table-cell>
          <table:table-cell office:value-type="float" office:value="2.36815">
            <text:p>2.3681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50.cnf</text:p>
          </table:table-cell>
          <table:table-cell office:value-type="float" office:value="67649">
            <text:p>67649</text:p>
          </table:table-cell>
          <table:table-cell office:value-type="float" office:value="1878000">
            <text:p>1878000</text:p>
          </table:table-cell>
          <table:table-cell office:value-type="float" office:value="0.45">
            <text:p>0.45</text:p>
          </table:table-cell>
          <table:table-cell office:value-type="float" office:value="6238">
            <text:p>6238</text:p>
          </table:table-cell>
          <table:table-cell office:value-type="float" office:value="2757877">
            <text:p>2757877</text:p>
          </table:table-cell>
          <table:table-cell office:value-type="float" office:value="19388110">
            <text:p>19388110</text:p>
          </table:table-cell>
          <table:table-cell office:value-type="float" office:value="98">
            <text:p>98</text:p>
          </table:table-cell>
          <table:table-cell office:value-type="float" office:value="4.42028">
            <text:p>4.4202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3_5.cnf</text:p>
          </table:table-cell>
          <table:table-cell office:value-type="float" office:value="46">
            <text:p>4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61144">
            <text:p>61144</text:p>
          </table:table-cell>
          <table:table-cell office:value-type="float" office:value="91985">
            <text:p>91985</text:p>
          </table:table-cell>
          <table:table-cell office:value-type="float" office:value="453961">
            <text:p>453961</text:p>
          </table:table-cell>
          <table:table-cell office:value-type="float" office:value="5">
            <text:p>5</text:p>
          </table:table-cell>
          <table:table-cell office:value-type="float" office:value="0.240015">
            <text:p>0.24001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4_5.cnf</text:p>
          </table:table-cell>
          <table:table-cell office:value-type="float" office:value="74">
            <text:p>74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13819131">
            <text:p>13819131</text:p>
          </table:table-cell>
          <table:table-cell office:value-type="float" office:value="20323094">
            <text:p>20323094</text:p>
          </table:table-cell>
          <table:table-cell office:value-type="float" office:value="115646665">
            <text:p>115646665</text:p>
          </table:table-cell>
          <table:table-cell office:value-type="float" office:value="5">
            <text:p>5</text:p>
          </table:table-cell>
          <table:table-cell office:value-type="float" office:value="83.7012">
            <text:p>83.701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5_5.cnf</text:p>
          </table:table-cell>
          <table:table-cell office:value-type="float" office:value="121">
            <text:p>121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30904938">
            <text:p>30904938</text:p>
          </table:table-cell>
          <table:table-cell office:value-type="float" office:value="46090007">
            <text:p>46090007</text:p>
          </table:table-cell>
          <table:table-cell office:value-type="float" office:value="269904748">
            <text:p>269904748</text:p>
          </table:table-cell>
          <table:table-cell office:value-type="float" office:value="5">
            <text:p>5</text:p>
          </table:table-cell>
          <table:table-cell office:value-type="float" office:value="218.982">
            <text:p>218.98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6_5.cnf</text:p>
          </table:table-cell>
          <table:table-cell office:value-type="float" office:value="180">
            <text:p>18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22361622">
            <text:p>22361622</text:p>
          </table:table-cell>
          <table:table-cell office:value-type="float" office:value="35318528">
            <text:p>35318528</text:p>
          </table:table-cell>
          <table:table-cell office:value-type="float" office:value="198693852">
            <text:p>198693852</text:p>
          </table:table-cell>
          <table:table-cell office:value-type="float" office:value="10">
            <text:p>10</text:p>
          </table:table-cell>
          <table:table-cell office:value-type="float" office:value="214.485">
            <text:p>214.485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7_5.cnf</text:p>
          </table:table-cell>
          <table:table-cell office:value-type="float" office:value="240">
            <text:p>240</text:p>
          </table:table-cell>
          <table:table-cell office:value-type="float" office:value="2194">
            <text:p>2194</text:p>
          </table:table-cell>
          <table:table-cell office:value-type="float" office:value="0">
            <text:p>0</text:p>
          </table:table-cell>
          <table:table-cell office:value-type="float" office:value="20884664">
            <text:p>20884664</text:p>
          </table:table-cell>
          <table:table-cell office:value-type="float" office:value="33918287">
            <text:p>33918287</text:p>
          </table:table-cell>
          <table:table-cell office:value-type="float" office:value="202449646">
            <text:p>202449646</text:p>
          </table:table-cell>
          <table:table-cell office:value-type="float" office:value="13">
            <text:p>13</text:p>
          </table:table-cell>
          <table:table-cell office:value-type="float" office:value="213.233">
            <text:p>213.233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8_5.cnf</text:p>
          </table:table-cell>
          <table:table-cell office:value-type="float" office:value="327">
            <text:p>327</text:p>
          </table:table-cell>
          <table:table-cell office:value-type="float" office:value="3252">
            <text:p>3252</text:p>
          </table:table-cell>
          <table:table-cell office:value-type="float" office:value="0">
            <text:p>0</text:p>
          </table:table-cell>
          <table:table-cell office:value-type="float" office:value="17002493">
            <text:p>17002493</text:p>
          </table:table-cell>
          <table:table-cell office:value-type="float" office:value="28463582">
            <text:p>28463582</text:p>
          </table:table-cell>
          <table:table-cell office:value-type="float" office:value="183760412">
            <text:p>183760412</text:p>
          </table:table-cell>
          <table:table-cell office:value-type="float" office:value="22">
            <text:p>22</text:p>
          </table:table-cell>
          <table:table-cell office:value-type="float" office:value="212.297">
            <text:p>212.297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40.shuffled.cnf</text:p>
          </table:table-cell>
          <table:table-cell office:value-type="float" office:value="119">
            <text:p>119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1124950">
            <text:p>1124950</text:p>
          </table:table-cell>
          <table:table-cell office:value-type="float" office:value="1686967">
            <text:p>1686967</text:p>
          </table:table-cell>
          <table:table-cell office:value-type="float" office:value="18817376">
            <text:p>18817376</text:p>
          </table:table-cell>
          <table:table-cell office:value-type="float" office:value="5">
            <text:p>5</text:p>
          </table:table-cell>
          <table:table-cell office:value-type="float" office:value="7.06444">
            <text:p>7.0644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80.shuffled.cnf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25274991">
            <text:p>25274991</text:p>
          </table:table-cell>
          <table:table-cell office:value-type="float" office:value="36830500">
            <text:p>36830500</text:p>
          </table:table-cell>
          <table:table-cell office:value-type="float" office:value="417981519">
            <text:p>417981519</text:p>
          </table:table-cell>
          <table:table-cell office:value-type="float" office:value="5">
            <text:p>5</text:p>
          </table:table-cell>
          <table:table-cell office:value-type="float" office:value="219.65">
            <text:p>219.65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nisat+SP(SAT) - no storing" table:style-name="ta1"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>
            <text:p>timelimit: 220s</text:p>
          </table:table-cell>
          <table:table-cell office:value-type="string">
            <text:p>symmetries</text:p>
          </table:table-cell>
          <table:table-cell office:value-type="string">
            <text:p>variables</text:p>
          </table:table-cell>
          <table:table-cell office:value-type="string">
            <text:p>clauses</text:p>
          </table:table-cell>
          <table:table-cell office:value-type="string">
            <text:p><text:s/>Parse time</text:p>
          </table:table-cell>
          <table:table-cell office:value-type="string">
            <text:p>conflicts</text:p>
          </table:table-cell>
          <table:table-cell office:value-type="string">
            <text:p>decisions</text:p>
          </table:table-cell>
          <table:table-cell office:value-type="string">
            <text:p>propagations</text:p>
          </table:table-cell>
          <table:table-cell office:value-type="string">
            <text:p>memory(MB)</text:p>
          </table:table-cell>
          <table:table-cell office:value-type="string">
            <text:p>CPU time(s)</text:p>
          </table:table-cell>
          <table:table-cell office:value-type="string">
            <text:p>Result?</text:p>
          </table:table-cell>
          <table:table-cell office:value-type="string">
            <text:p>SAT?</text:p>
          </table:table-cell>
        </table:table-row>
        <table:table-row table:style-name="ro1">
          <table:table-cell office:value-type="string">
            <text:p>totals:</text:p>
          </table:table-cell>
          <table:table-cell table:formula="of:=SUM([.B4:.B197])" office:value-type="float" office:value="2851">
            <text:p>2851</text:p>
          </table:table-cell>
          <table:table-cell table:formula="of:=SUM([.C4:.C197])" office:value-type="float" office:value="51692">
            <text:p>51692</text:p>
          </table:table-cell>
          <table:table-cell table:formula="of:=SUM([.D4:.D197])" office:value-type="float" office:value="2413793">
            <text:p>2413793</text:p>
          </table:table-cell>
          <table:table-cell table:formula="of:=SUM([.E4:.E197])" office:value-type="float" office:value="0.61">
            <text:p>0.61</text:p>
          </table:table-cell>
          <table:table-cell table:formula="of:=SUM([.F4:.F197])" office:value-type="float" office:value="81361417">
            <text:p>81361417</text:p>
          </table:table-cell>
          <table:table-cell table:formula="of:=SUM([.G4:.G197])" office:value-type="float" office:value="136014568">
            <text:p>136014568</text:p>
          </table:table-cell>
          <table:table-cell table:formula="of:=SUM([.H4:.H197])" office:value-type="float" office:value="1245334832">
            <text:p>1245334832</text:p>
          </table:table-cell>
          <table:table-cell table:formula="of:=SUM([.I4:.I197])" office:value-type="float" office:value="1218">
            <text:p>1218</text:p>
          </table:table-cell>
          <table:table-cell table:formula="of:=SUM([.J4:.J197])" office:value-type="float" office:value="2160.630721">
            <text:p>2160.63072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attleship-05-08-unsat.cnf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790">
            <text:p>1790</text:p>
          </table:table-cell>
          <table:table-cell office:value-type="float" office:value="17297">
            <text:p>17297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6-09-unsat.cnf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8137">
            <text:p>8137</text:p>
          </table:table-cell>
          <table:table-cell office:value-type="float" office:value="9919">
            <text:p>9919</text:p>
          </table:table-cell>
          <table:table-cell office:value-type="float" office:value="108012">
            <text:p>108012</text:p>
          </table:table-cell>
          <table:table-cell office:value-type="float" office:value="6">
            <text:p>6</text:p>
          </table:table-cell>
          <table:table-cell office:value-type="float" office:value="0.076004">
            <text:p>0.076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2-unsat.cnf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4872782">
            <text:p>4872782</text:p>
          </table:table-cell>
          <table:table-cell office:value-type="float" office:value="6064858">
            <text:p>6064858</text:p>
          </table:table-cell>
          <table:table-cell office:value-type="float" office:value="70385216">
            <text:p>70385216</text:p>
          </table:table-cell>
          <table:table-cell office:value-type="float" office:value="6">
            <text:p>6</text:p>
          </table:table-cell>
          <table:table-cell office:value-type="float" office:value="78.9129">
            <text:p>78.912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3-sat.cnf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58">
            <text:p>258</text:p>
          </table:table-cell>
          <table:table-cell office:value-type="float" office:value="1891">
            <text:p>189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8-15-sat.cnf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388">
            <text:p>388</text:p>
          </table:table-cell>
          <table:table-cell office:value-type="float" office:value="2856">
            <text:p>2856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9-17-sat.cnf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1304">
            <text:p>1304</text:p>
          </table:table-cell>
          <table:table-cell office:value-type="float" office:value="10644">
            <text:p>10644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0-unsat.cnf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205050">
            <text:p>205050</text:p>
          </table:table-cell>
          <table:table-cell office:value-type="float" office:value="245354">
            <text:p>245354</text:p>
          </table:table-cell>
          <table:table-cell office:value-type="float" office:value="4172839">
            <text:p>4172839</text:p>
          </table:table-cell>
          <table:table-cell office:value-type="float" office:value="6">
            <text:p>6</text:p>
          </table:table-cell>
          <table:table-cell office:value-type="float" office:value="3.85224">
            <text:p>3.8522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0-17-sat.cnf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42848">
            <text:p>42848</text:p>
          </table:table-cell>
          <table:table-cell office:value-type="float" office:value="69127">
            <text:p>69127</text:p>
          </table:table-cell>
          <table:table-cell office:value-type="float" office:value="841118">
            <text:p>841118</text:p>
          </table:table-cell>
          <table:table-cell office:value-type="float" office:value="6">
            <text:p>6</text:p>
          </table:table-cell>
          <table:table-cell office:value-type="float" office:value="0.97206">
            <text:p>0.97206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8-sat.cnf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2311">
            <text:p>2311</text:p>
          </table:table-cell>
          <table:table-cell office:value-type="float" office:value="21303">
            <text:p>21303</text:p>
          </table:table-cell>
          <table:table-cell office:value-type="float" office:value="6">
            <text:p>6</text:p>
          </table:table-cell>
          <table:table-cell office:value-type="float" office:value="0.020001">
            <text:p>0.020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9-sat.cnf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688">
            <text:p>688</text:p>
          </table:table-cell>
          <table:table-cell office:value-type="float" office:value="3910">
            <text:p>39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2-12-unsat.cnf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2427993">
            <text:p>2427993</text:p>
          </table:table-cell>
          <table:table-cell office:value-type="float" office:value="3087992">
            <text:p>3087992</text:p>
          </table:table-cell>
          <table:table-cell office:value-type="float" office:value="60086618">
            <text:p>60086618</text:p>
          </table:table-cell>
          <table:table-cell office:value-type="float" office:value="6">
            <text:p>6</text:p>
          </table:table-cell>
          <table:table-cell office:value-type="float" office:value="67.2962">
            <text:p>67.296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2-23-sat.cnf</text:p>
          </table:table-cell>
          <table:table-cell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884">
            <text:p>884</text:p>
          </table:table-cell>
          <table:table-cell office:value-type="float" office:value="5697">
            <text:p>5697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14-unsat.cnf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5674069">
            <text:p>5674069</text:p>
          </table:table-cell>
          <table:table-cell office:value-type="float" office:value="7158313">
            <text:p>7158313</text:p>
          </table:table-cell>
          <table:table-cell office:value-type="float" office:value="177605151">
            <text:p>177605151</text:p>
          </table:table-cell>
          <table:table-cell office:value-type="float" office:value="11">
            <text:p>11</text:p>
          </table:table-cell>
          <table:table-cell office:value-type="float" office:value="217.186">
            <text:p>217.186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4-26-sat.cnf</text:p>
          </table:table-cell>
          <table:table-cell office:value-type="float" office:value="17">
            <text:p>17</text:p>
          </table:table-cell>
          <table:table-cell office:value-type="float" office:value="364">
            <text:p>364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1007933">
            <text:p>1007933</text:p>
          </table:table-cell>
          <table:table-cell office:value-type="float" office:value="1859563">
            <text:p>1859563</text:p>
          </table:table-cell>
          <table:table-cell office:value-type="float" office:value="24090570">
            <text:p>24090570</text:p>
          </table:table-cell>
          <table:table-cell office:value-type="float" office:value="20">
            <text:p>20</text:p>
          </table:table-cell>
          <table:table-cell office:value-type="float" office:value="92.2378">
            <text:p>92.237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27-sat.cnf</text:p>
          </table:table-cell>
          <table:table-cell office:value-type="float" office:value="19">
            <text:p>19</text:p>
          </table:table-cell>
          <table:table-cell office:value-type="float" office:value="378">
            <text:p>378</text:p>
          </table:table-cell>
          <table:table-cell office:value-type="float" office:value="2653">
            <text:p>2653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3422">
            <text:p>3422</text:p>
          </table:table-cell>
          <table:table-cell office:value-type="float" office:value="20338">
            <text:p>20338</text:p>
          </table:table-cell>
          <table:table-cell office:value-type="float" office:value="6">
            <text:p>6</text:p>
          </table:table-cell>
          <table:table-cell office:value-type="float" office:value="0.028001">
            <text:p>0.028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5-15-unsat.cnf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4901298">
            <text:p>4901298</text:p>
          </table:table-cell>
          <table:table-cell office:value-type="float" office:value="6513088">
            <text:p>6513088</text:p>
          </table:table-cell>
          <table:table-cell office:value-type="float" office:value="143934929">
            <text:p>143934929</text:p>
          </table:table-cell>
          <table:table-cell office:value-type="float" office:value="14">
            <text:p>14</text:p>
          </table:table-cell>
          <table:table-cell office:value-type="float" office:value="217.058">
            <text:p>217.05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5-29-sat.cnf</text:p>
          </table:table-cell>
          <table:table-cell office:value-type="float" office:value="22">
            <text:p>22</text:p>
          </table:table-cell>
          <table:table-cell office:value-type="float" office:value="435">
            <text:p>435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2202847">
            <text:p>2202847</text:p>
          </table:table-cell>
          <table:table-cell office:value-type="float" office:value="4643448">
            <text:p>4643448</text:p>
          </table:table-cell>
          <table:table-cell office:value-type="float" office:value="55853946">
            <text:p>55853946</text:p>
          </table:table-cell>
          <table:table-cell office:value-type="float" office:value="42">
            <text:p>42</text:p>
          </table:table-cell>
          <table:table-cell office:value-type="float" office:value="214.521">
            <text:p>214.521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6-16-unsat.cnf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4375681">
            <text:p>4375681</text:p>
          </table:table-cell>
          <table:table-cell office:value-type="float" office:value="6472787">
            <text:p>6472787</text:p>
          </table:table-cell>
          <table:table-cell office:value-type="float" office:value="129585230">
            <text:p>129585230</text:p>
          </table:table-cell>
          <table:table-cell office:value-type="float" office:value="17">
            <text:p>17</text:p>
          </table:table-cell>
          <table:table-cell office:value-type="float" office:value="217.058">
            <text:p>217.05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6-31-sat.cnf</text:p>
          </table:table-cell>
          <table:table-cell office:value-type="float" office:value="25">
            <text:p>25</text:p>
          </table:table-cell>
          <table:table-cell office:value-type="float" office:value="496">
            <text:p>496</text:p>
          </table:table-cell>
          <table:table-cell office:value-type="float" office:value="3976">
            <text:p>3976</text:p>
          </table:table-cell>
          <table:table-cell office:value-type="float" office:value="0">
            <text:p>0</text:p>
          </table:table-cell>
          <table:table-cell office:value-type="float" office:value="2214882">
            <text:p>2214882</text:p>
          </table:table-cell>
          <table:table-cell office:value-type="float" office:value="4916775">
            <text:p>4916775</text:p>
          </table:table-cell>
          <table:table-cell office:value-type="float" office:value="51173117">
            <text:p>51173117</text:p>
          </table:table-cell>
          <table:table-cell office:value-type="float" office:value="47">
            <text:p>47</text:p>
          </table:table-cell>
          <table:table-cell office:value-type="float" office:value="213.437">
            <text:p>213.437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24-57-sat.cnf</text:p>
          </table:table-cell>
          <table:table-cell office:value-type="float" office:value="41">
            <text:p>41</text:p>
          </table:table-cell>
          <table:table-cell office:value-type="float" office:value="1368">
            <text:p>1368</text:p>
          </table:table-cell>
          <table:table-cell office:value-type="float" office:value="16308">
            <text:p>16308</text:p>
          </table:table-cell>
          <table:table-cell office:value-type="float" office:value="0.01">
            <text:p>0.01</text:p>
          </table:table-cell>
          <table:table-cell office:value-type="float" office:value="177378">
            <text:p>177378</text:p>
          </table:table-cell>
          <table:table-cell office:value-type="float" office:value="1024143">
            <text:p>1024143</text:p>
          </table:table-cell>
          <table:table-cell office:value-type="float" office:value="5638089">
            <text:p>5638089</text:p>
          </table:table-cell>
          <table:table-cell office:value-type="float" office:value="214">
            <text:p>214</text:p>
          </table:table-cell>
          <table:table-cell office:value-type="float" office:value="20.7933">
            <text:p>20.7933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nl10_11.cnf</text:p>
          </table:table-cell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2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3.cnf</text:p>
          </table:table-cell>
          <table:table-cell office:value-type="float" office:value="43">
            <text:p>43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2.cnf</text:p>
          </table:table-cell>
          <table:table-cell office:value-type="float" office:value="43">
            <text:p>43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3.cnf</text:p>
          </table:table-cell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20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1_uns_rcr.cnf</text:p>
          </table:table-cell>
          <table:table-cell office:value-type="float" office:value="38">
            <text:p>38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43360">
            <text:p>43360</text:p>
          </table:table-cell>
          <table:table-cell office:value-type="float" office:value="68346">
            <text:p>68346</text:p>
          </table:table-cell>
          <table:table-cell office:value-type="float" office:value="751777">
            <text:p>751777</text:p>
          </table:table-cell>
          <table:table-cell office:value-type="float" office:value="6">
            <text:p>6</text:p>
          </table:table-cell>
          <table:table-cell office:value-type="float" office:value="0.952059">
            <text:p>0.95205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2_uns_rcr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44888">
            <text:p>44888</text:p>
          </table:table-cell>
          <table:table-cell office:value-type="float" office:value="72995">
            <text:p>72995</text:p>
          </table:table-cell>
          <table:table-cell office:value-type="float" office:value="843829">
            <text:p>843829</text:p>
          </table:table-cell>
          <table:table-cell office:value-type="float" office:value="6">
            <text:p>6</text:p>
          </table:table-cell>
          <table:table-cell office:value-type="float" office:value="1.24408">
            <text:p>1.244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3_uns_rcr.cnf</text:p>
          </table:table-cell>
          <table:table-cell office:value-type="float" office:value="42">
            <text:p>42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74693">
            <text:p>74693</text:p>
          </table:table-cell>
          <table:table-cell office:value-type="float" office:value="121881">
            <text:p>121881</text:p>
          </table:table-cell>
          <table:table-cell office:value-type="float" office:value="1573122">
            <text:p>1573122</text:p>
          </table:table-cell>
          <table:table-cell office:value-type="float" office:value="6">
            <text:p>6</text:p>
          </table:table-cell>
          <table:table-cell office:value-type="float" office:value="2.31214">
            <text:p>2.3121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5_uns_rcr.cnf</text:p>
          </table:table-cell>
          <table:table-cell office:value-type="float" office:value="46">
            <text:p>46</text:p>
          </table:table-cell>
          <table:table-cell office:value-type="float" office:value="300">
            <text:p>30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21531">
            <text:p>21531</text:p>
          </table:table-cell>
          <table:table-cell office:value-type="float" office:value="38715">
            <text:p>38715</text:p>
          </table:table-cell>
          <table:table-cell office:value-type="float" office:value="561507">
            <text:p>561507</text:p>
          </table:table-cell>
          <table:table-cell office:value-type="float" office:value="6">
            <text:p>6</text:p>
          </table:table-cell>
          <table:table-cell office:value-type="float" office:value="0.732045">
            <text:p>0.73204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20_uns_rcr.cnf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44277">
            <text:p>44277</text:p>
          </table:table-cell>
          <table:table-cell office:value-type="float" office:value="79946">
            <text:p>79946</text:p>
          </table:table-cell>
          <table:table-cell office:value-type="float" office:value="1520565">
            <text:p>1520565</text:p>
          </table:table-cell>
          <table:table-cell office:value-type="float" office:value="7">
            <text:p>7</text:p>
          </table:table-cell>
          <table:table-cell office:value-type="float" office:value="2.28814">
            <text:p>2.2881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8_sat.cnf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72">
            <text:p>272</text:p>
          </table:table-cell>
          <table:table-cell office:value-type="float" office:value="1857">
            <text:p>18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0_9_sat.cnf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395">
            <text:p>395</text:p>
          </table:table-cell>
          <table:table-cell office:value-type="float" office:value="3451">
            <text:p>34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1_12_uns_rcr.cnf</text:p>
          </table:table-cell>
          <table:table-cell office:value-type="float" office:value="42">
            <text:p>42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227657">
            <text:p>227657</text:p>
          </table:table-cell>
          <table:table-cell office:value-type="float" office:value="369691">
            <text:p>369691</text:p>
          </table:table-cell>
          <table:table-cell office:value-type="float" office:value="4042475">
            <text:p>4042475</text:p>
          </table:table-cell>
          <table:table-cell office:value-type="float" office:value="6">
            <text:p>6</text:p>
          </table:table-cell>
          <table:table-cell office:value-type="float" office:value="7.09244">
            <text:p>7.0924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3_uns_rcr.cnf</text:p>
          </table:table-cell>
          <table:table-cell office:value-type="float" office:value="44">
            <text:p>44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00068">
            <text:p>100068</text:p>
          </table:table-cell>
          <table:table-cell office:value-type="float" office:value="164962">
            <text:p>164962</text:p>
          </table:table-cell>
          <table:table-cell office:value-type="float" office:value="1940521">
            <text:p>1940521</text:p>
          </table:table-cell>
          <table:table-cell office:value-type="float" office:value="6">
            <text:p>6</text:p>
          </table:table-cell>
          <table:table-cell office:value-type="float" office:value="3.2162">
            <text:p>3.216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4_uns_rcr.cnf</text:p>
          </table:table-cell>
          <table:table-cell office:value-type="float" office:value="46">
            <text:p>46</text:p>
          </table:table-cell>
          <table:table-cell office:value-type="float" office:value="308">
            <text:p>308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210115">
            <text:p>210115</text:p>
          </table:table-cell>
          <table:table-cell office:value-type="float" office:value="353336">
            <text:p>353336</text:p>
          </table:table-cell>
          <table:table-cell office:value-type="float" office:value="4395364">
            <text:p>4395364</text:p>
          </table:table-cell>
          <table:table-cell office:value-type="float" office:value="6">
            <text:p>6</text:p>
          </table:table-cell>
          <table:table-cell office:value-type="float" office:value="8.32052">
            <text:p>8.3205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5_uns_rcr.cnf</text:p>
          </table:table-cell>
          <table:table-cell office:value-type="float" office:value="49">
            <text:p>49</text:p>
          </table:table-cell>
          <table:table-cell office:value-type="float" office:value="330">
            <text:p>330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97968">
            <text:p>97968</text:p>
          </table:table-cell>
          <table:table-cell office:value-type="float" office:value="169283">
            <text:p>169283</text:p>
          </table:table-cell>
          <table:table-cell office:value-type="float" office:value="2251587">
            <text:p>2251587</text:p>
          </table:table-cell>
          <table:table-cell office:value-type="float" office:value="6">
            <text:p>6</text:p>
          </table:table-cell>
          <table:table-cell office:value-type="float" office:value="3.95625">
            <text:p>3.9562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20_uns_rcr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172367">
            <text:p>172367</text:p>
          </table:table-cell>
          <table:table-cell office:value-type="float" office:value="320862">
            <text:p>320862</text:p>
          </table:table-cell>
          <table:table-cell office:value-type="float" office:value="5800109">
            <text:p>5800109</text:p>
          </table:table-cell>
          <table:table-cell office:value-type="float" office:value="10">
            <text:p>10</text:p>
          </table:table-cell>
          <table:table-cell office:value-type="float" office:value="11.3327">
            <text:p>11.332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2_11_sat.cnf</text:p>
          </table:table-cell>
          <table:table-cell office:value-type="float" office:value="29">
            <text:p>29</text:p>
          </table:table-cell>
          <table:table-cell office:value-type="float" office:value="198">
            <text:p>198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34">
            <text:p>334</text:p>
          </table:table-cell>
          <table:table-cell office:value-type="float" office:value="2961">
            <text:p>29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12_sat.cnf</text:p>
          </table:table-cell>
          <table:table-cell office:value-type="float" office:value="32">
            <text:p>32</text:p>
          </table:table-cell>
          <table:table-cell office:value-type="float" office:value="216">
            <text:p>21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50">
            <text:p>550</text:p>
          </table:table-cell>
          <table:table-cell office:value-type="float" office:value="4455">
            <text:p>4455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8_sat.cnf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436">
            <text:p>436</text:p>
          </table:table-cell>
          <table:table-cell office:value-type="float" office:value="3376">
            <text:p>337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9_sat.cnf</text:p>
          </table:table-cell>
          <table:table-cell office:value-type="float" office:value="25">
            <text:p>25</text:p>
          </table:table-cell>
          <table:table-cell office:value-type="float" office:value="162">
            <text:p>16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466">
            <text:p>466</text:p>
          </table:table-cell>
          <table:table-cell office:value-type="float" office:value="3835">
            <text:p>38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0_sat.cnf</text:p>
          </table:table-cell>
          <table:table-cell office:value-type="float" office:value="28">
            <text:p>28</text:p>
          </table:table-cell>
          <table:table-cell office:value-type="float" office:value="195">
            <text:p>195</text:p>
          </table:table-cell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539">
            <text:p>539</text:p>
          </table:table-cell>
          <table:table-cell office:value-type="float" office:value="4024">
            <text:p>40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2_sat.cnf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387">
            <text:p>387</text:p>
          </table:table-cell>
          <table:table-cell office:value-type="float" office:value="2869">
            <text:p>28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9_sat.cnf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41">
            <text:p>541</text:p>
          </table:table-cell>
          <table:table-cell office:value-type="float" office:value="3838">
            <text:p>38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hole005.cnf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6.cnf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7.cnf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8.cnf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9.cnf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10.cnf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20.cnf</text:p>
          </table:table-cell>
          <table:table-cell office:value-type="float" office:value="39">
            <text:p>39</text:p>
          </table:table-cell>
          <table:table-cell office:value-type="float" office:value="420">
            <text:p>420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1">
            <text:p>191</text:p>
          </table:table-cell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30.cnf</text:p>
          </table:table-cell>
          <table:table-cell office:value-type="float" office:value="59">
            <text:p>59</text:p>
          </table:table-cell>
          <table:table-cell office:value-type="float" office:value="930">
            <text:p>930</text:p>
          </table:table-cell>
          <table:table-cell office:value-type="float" office:value="13981">
            <text:p>139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6">
            <text:p>436</text:p>
          </table:table-cell>
          <table:table-cell office:value-type="float" office:value="1973">
            <text:p>1973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40.cnf</text:p>
          </table:table-cell>
          <table:table-cell office:value-type="float" office:value="79">
            <text:p>79</text:p>
          </table:table-cell>
          <table:table-cell office:value-type="float" office:value="1640">
            <text:p>1640</text:p>
          </table:table-cell>
          <table:table-cell office:value-type="float" office:value="32841">
            <text:p>328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81">
            <text:p>781</text:p>
          </table:table-cell>
          <table:table-cell office:value-type="float" office:value="3433">
            <text:p>3433</text:p>
          </table:table-cell>
          <table:table-cell office:value-type="float" office:value="9">
            <text:p>9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50.cnf</text:p>
          </table:table-cell>
          <table:table-cell office:value-type="float" office:value="99">
            <text:p>99</text:p>
          </table:table-cell>
          <table:table-cell office:value-type="float" office:value="2550">
            <text:p>2550</text:p>
          </table:table-cell>
          <table:table-cell office:value-type="float" office:value="63801">
            <text:p>63801</text:p>
          </table:table-cell>
          <table:table-cell office:value-type="float" office:value="0.02">
            <text:p>0.02</text:p>
          </table:table-cell>
          <table:table-cell office:value-type="float" office:value="51">
            <text:p>51</text:p>
          </table:table-cell>
          <table:table-cell office:value-type="float" office:value="1226">
            <text:p>1226</text:p>
          </table:table-cell>
          <table:table-cell office:value-type="float" office:value="5293">
            <text:p>5293</text:p>
          </table:table-cell>
          <table:table-cell office:value-type="float" office:value="11">
            <text:p>11</text:p>
          </table:table-cell>
          <table:table-cell office:value-type="float" office:value="0.036002">
            <text:p>0.036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00.cnf</text:p>
          </table:table-cell>
          <table:table-cell office:value-type="float" office:value="199">
            <text:p>199</text:p>
          </table:table-cell>
          <table:table-cell office:value-type="float" office:value="10100">
            <text:p>10100</text:p>
          </table:table-cell>
          <table:table-cell office:value-type="float" office:value="505101">
            <text:p>505101</text:p>
          </table:table-cell>
          <table:table-cell office:value-type="float" office:value="0.14">
            <text:p>0.14</text:p>
          </table:table-cell>
          <table:table-cell office:value-type="float" office:value="101">
            <text:p>101</text:p>
          </table:table-cell>
          <table:table-cell office:value-type="float" office:value="4951">
            <text:p>4951</text:p>
          </table:table-cell>
          <table:table-cell office:value-type="float" office:value="20593">
            <text:p>20593</text:p>
          </table:table-cell>
          <table:table-cell office:value-type="float" office:value="94">
            <text:p>94</text:p>
          </table:table-cell>
          <table:table-cell office:value-type="float" office:value="0.376023">
            <text:p>0.37602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50.cnf</text:p>
          </table:table-cell>
          <table:table-cell office:value-type="float" office:value="299">
            <text:p>299</text:p>
          </table:table-cell>
          <table:table-cell office:value-type="float" office:value="22650">
            <text:p>22650</text:p>
          </table:table-cell>
          <table:table-cell office:value-type="float" office:value="1698901">
            <text:p>1698901</text:p>
          </table:table-cell>
          <table:table-cell office:value-type="float" office:value="0.44">
            <text:p>0.44</text:p>
          </table:table-cell>
          <table:table-cell office:value-type="float" office:value="151">
            <text:p>151</text:p>
          </table:table-cell>
          <table:table-cell office:value-type="float" office:value="11176">
            <text:p>11176</text:p>
          </table:table-cell>
          <table:table-cell office:value-type="float" office:value="45893">
            <text:p>45893</text:p>
          </table:table-cell>
          <table:table-cell office:value-type="float" office:value="358">
            <text:p>358</text:p>
          </table:table-cell>
          <table:table-cell office:value-type="float" office:value="1.5681">
            <text:p>1.568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3_5.cnf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3592">
            <text:p>3592</text:p>
          </table:table-cell>
          <table:table-cell office:value-type="float" office:value="6572">
            <text:p>6572</text:p>
          </table:table-cell>
          <table:table-cell office:value-type="float" office:value="20182">
            <text:p>20182</text:p>
          </table:table-cell>
          <table:table-cell office:value-type="float" office:value="6">
            <text:p>6</text:p>
          </table:table-cell>
          <table:table-cell office:value-type="float" office:value="0.020001">
            <text:p>0.02000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4_5.cnf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15086">
            <text:p>15086</text:p>
          </table:table-cell>
          <table:table-cell office:value-type="float" office:value="27809">
            <text:p>27809</text:p>
          </table:table-cell>
          <table:table-cell office:value-type="float" office:value="97577">
            <text:p>97577</text:p>
          </table:table-cell>
          <table:table-cell office:value-type="float" office:value="6">
            <text:p>6</text:p>
          </table:table-cell>
          <table:table-cell office:value-type="float" office:value="0.100006">
            <text:p>0.100006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5_5.cnf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2426577">
            <text:p>2426577</text:p>
          </table:table-cell>
          <table:table-cell office:value-type="float" office:value="4455744">
            <text:p>4455744</text:p>
          </table:table-cell>
          <table:table-cell office:value-type="float" office:value="16693768">
            <text:p>16693768</text:p>
          </table:table-cell>
          <table:table-cell office:value-type="float" office:value="6">
            <text:p>6</text:p>
          </table:table-cell>
          <table:table-cell office:value-type="float" office:value="23.4735">
            <text:p>23.473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6_5.cnf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16465109">
            <text:p>16465109</text:p>
          </table:table-cell>
          <table:table-cell office:value-type="float" office:value="28686306">
            <text:p>28686306</text:p>
          </table:table-cell>
          <table:table-cell office:value-type="float" office:value="128808412">
            <text:p>128808412</text:p>
          </table:table-cell>
          <table:table-cell office:value-type="float" office:value="15">
            <text:p>15</text:p>
          </table:table-cell>
          <table:table-cell office:value-type="float" office:value="214.297">
            <text:p>214.297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7_5.cnf</text:p>
          </table:table-cell>
          <table:table-cell office:value-type="float" office:value="143">
            <text:p>143</text:p>
          </table:table-cell>
          <table:table-cell office:value-type="float" office:value="240">
            <text:p>240</text:p>
          </table:table-cell>
          <table:table-cell office:value-type="float" office:value="2194">
            <text:p>2194</text:p>
          </table:table-cell>
          <table:table-cell office:value-type="float" office:value="0">
            <text:p>0</text:p>
          </table:table-cell>
          <table:table-cell office:value-type="float" office:value="13730102">
            <text:p>13730102</text:p>
          </table:table-cell>
          <table:table-cell office:value-type="float" office:value="23889919">
            <text:p>23889919</text:p>
          </table:table-cell>
          <table:table-cell office:value-type="float" office:value="127134928">
            <text:p>127134928</text:p>
          </table:table-cell>
          <table:table-cell office:value-type="float" office:value="21">
            <text:p>21</text:p>
          </table:table-cell>
          <table:table-cell office:value-type="float" office:value="214.349">
            <text:p>214.349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8_5.cnf</text:p>
          </table:table-cell>
          <table:table-cell office:value-type="float" office:value="200">
            <text:p>200</text:p>
          </table:table-cell>
          <table:table-cell office:value-type="float" office:value="327">
            <text:p>327</text:p>
          </table:table-cell>
          <table:table-cell office:value-type="float" office:value="3252">
            <text:p>3252</text:p>
          </table:table-cell>
          <table:table-cell office:value-type="float" office:value="0">
            <text:p>0</text:p>
          </table:table-cell>
          <table:table-cell office:value-type="float" office:value="10756939">
            <text:p>10756939</text:p>
          </table:table-cell>
          <table:table-cell office:value-type="float" office:value="19653763">
            <text:p>19653763</text:p>
          </table:table-cell>
          <table:table-cell office:value-type="float" office:value="107050014">
            <text:p>107050014</text:p>
          </table:table-cell>
          <table:table-cell office:value-type="float" office:value="33">
            <text:p>33</text:p>
          </table:table-cell>
          <table:table-cell office:value-type="float" office:value="214.417">
            <text:p>214.417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40.shuffled.cnf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7837">
            <text:p>17837</text:p>
          </table:table-cell>
          <table:table-cell office:value-type="float" office:value="32840">
            <text:p>32840</text:p>
          </table:table-cell>
          <table:table-cell office:value-type="float" office:value="272174">
            <text:p>272174</text:p>
          </table:table-cell>
          <table:table-cell office:value-type="float" office:value="6">
            <text:p>6</text:p>
          </table:table-cell>
          <table:table-cell office:value-type="float" office:value="0.152009">
            <text:p>0.15200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80.shuffled.cnf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8791451">
            <text:p>8791451</text:p>
          </table:table-cell>
          <table:table-cell office:value-type="float" office:value="15402038">
            <text:p>15402038</text:p>
          </table:table-cell>
          <table:table-cell office:value-type="float" office:value="117906762">
            <text:p>117906762</text:p>
          </table:table-cell>
          <table:table-cell office:value-type="float" office:value="6">
            <text:p>6</text:p>
          </table:table-cell>
          <table:table-cell office:value-type="float" office:value="106.899">
            <text:p>106.89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inisat+SP(SAT) - storing" table:style-name="ta1"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limit: 220s</text:p>
          </table:table-cell>
          <table:table-cell office:value-type="string">
            <text:p>symmetries</text:p>
          </table:table-cell>
          <table:table-cell office:value-type="string">
            <text:p>variables</text:p>
          </table:table-cell>
          <table:table-cell office:value-type="string">
            <text:p>clauses</text:p>
          </table:table-cell>
          <table:table-cell office:value-type="string">
            <text:p><text:s/>Parse time</text:p>
          </table:table-cell>
          <table:table-cell office:value-type="string">
            <text:p>conflicts</text:p>
          </table:table-cell>
          <table:table-cell office:value-type="string">
            <text:p>decisions</text:p>
          </table:table-cell>
          <table:table-cell office:value-type="string">
            <text:p>propagations</text:p>
          </table:table-cell>
          <table:table-cell office:value-type="string">
            <text:p>memory(MB)</text:p>
          </table:table-cell>
          <table:table-cell office:value-type="string">
            <text:p>CPU time(s)</text:p>
          </table:table-cell>
          <table:table-cell office:value-type="string">
            <text:p>Result?</text:p>
          </table:table-cell>
          <table:table-cell office:value-type="string">
            <text:p>SAT?</text:p>
          </table:table-cell>
        </table:table-row>
        <table:table-row table:style-name="ro1">
          <table:table-cell office:value-type="string">
            <text:p>totals:</text:p>
          </table:table-cell>
          <table:table-cell table:formula="of:=SUM([.B4:.B197])" office:value-type="float" office:value="2851">
            <text:p>2851</text:p>
          </table:table-cell>
          <table:table-cell table:formula="of:=SUM([.C4:.C197])" office:value-type="float" office:value="51692">
            <text:p>51692</text:p>
          </table:table-cell>
          <table:table-cell table:formula="of:=SUM([.D4:.D197])" office:value-type="float" office:value="2413793">
            <text:p>2413793</text:p>
          </table:table-cell>
          <table:table-cell table:formula="of:=SUM([.E4:.E197])" office:value-type="float" office:value="0.6">
            <text:p>0.6</text:p>
          </table:table-cell>
          <table:table-cell table:formula="of:=SUM([.F4:.F197])" office:value-type="float" office:value="75980168">
            <text:p>75980168</text:p>
          </table:table-cell>
          <table:table-cell table:formula="of:=SUM([.G4:.G197])" office:value-type="float" office:value="129107275">
            <text:p>129107275</text:p>
          </table:table-cell>
          <table:table-cell table:formula="of:=SUM([.H4:.H197])" office:value-type="float" office:value="1175803711">
            <text:p>1175803711</text:p>
          </table:table-cell>
          <table:table-cell table:formula="of:=SUM([.I4:.I197])" office:value-type="float" office:value="1126">
            <text:p>1126</text:p>
          </table:table-cell>
          <table:table-cell table:formula="of:=SUM([.J4:.J197])" office:value-type="float" office:value="2204.512537">
            <text:p>2204.51253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attleship-05-08-unsat.cnf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407">
            <text:p>1407</text:p>
          </table:table-cell>
          <table:table-cell office:value-type="float" office:value="13478">
            <text:p>1347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6-09-unsat.cnf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6382">
            <text:p>6382</text:p>
          </table:table-cell>
          <table:table-cell office:value-type="float" office:value="7911">
            <text:p>7911</text:p>
          </table:table-cell>
          <table:table-cell office:value-type="float" office:value="86405">
            <text:p>86405</text:p>
          </table:table-cell>
          <table:table-cell office:value-type="float" office:value="6">
            <text:p>6</text:p>
          </table:table-cell>
          <table:table-cell office:value-type="float" office:value="0.056003">
            <text:p>0.056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2-unsat.cnf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269540">
            <text:p>2269540</text:p>
          </table:table-cell>
          <table:table-cell office:value-type="float" office:value="2877745">
            <text:p>2877745</text:p>
          </table:table-cell>
          <table:table-cell office:value-type="float" office:value="30625459">
            <text:p>30625459</text:p>
          </table:table-cell>
          <table:table-cell office:value-type="float" office:value="6">
            <text:p>6</text:p>
          </table:table-cell>
          <table:table-cell office:value-type="float" office:value="32.074">
            <text:p>32.07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3-sat.cnf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237">
            <text:p>237</text:p>
          </table:table-cell>
          <table:table-cell office:value-type="float" office:value="1566">
            <text:p>15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8-15-sat.cnf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28">
            <text:p>328</text:p>
          </table:table-cell>
          <table:table-cell office:value-type="float" office:value="2390">
            <text:p>239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9-17-sat.cnf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1773">
            <text:p>1773</text:p>
          </table:table-cell>
          <table:table-cell office:value-type="float" office:value="14365">
            <text:p>14365</text:p>
          </table:table-cell>
          <table:table-cell office:value-type="float" office:value="6">
            <text:p>6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0-unsat.cnf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90591">
            <text:p>90591</text:p>
          </table:table-cell>
          <table:table-cell office:value-type="float" office:value="108109">
            <text:p>108109</text:p>
          </table:table-cell>
          <table:table-cell office:value-type="float" office:value="1953668">
            <text:p>1953668</text:p>
          </table:table-cell>
          <table:table-cell office:value-type="float" office:value="6">
            <text:p>6</text:p>
          </table:table-cell>
          <table:table-cell office:value-type="float" office:value="1.6441">
            <text:p>1.644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0-17-sat.cnf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9701">
            <text:p>29701</text:p>
          </table:table-cell>
          <table:table-cell office:value-type="float" office:value="50140">
            <text:p>50140</text:p>
          </table:table-cell>
          <table:table-cell office:value-type="float" office:value="561396">
            <text:p>561396</text:p>
          </table:table-cell>
          <table:table-cell office:value-type="float" office:value="6">
            <text:p>6</text:p>
          </table:table-cell>
          <table:table-cell office:value-type="float" office:value="0.604037">
            <text:p>0.604037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8-sat.cnf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659">
            <text:p>659</text:p>
          </table:table-cell>
          <table:table-cell office:value-type="float" office:value="5579">
            <text:p>5579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9-sat.cnf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759">
            <text:p>759</text:p>
          </table:table-cell>
          <table:table-cell office:value-type="float" office:value="4418">
            <text:p>441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2-12-unsat.cnf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704704">
            <text:p>1704704</text:p>
          </table:table-cell>
          <table:table-cell office:value-type="float" office:value="2170693">
            <text:p>2170693</text:p>
          </table:table-cell>
          <table:table-cell office:value-type="float" office:value="43102390">
            <text:p>43102390</text:p>
          </table:table-cell>
          <table:table-cell office:value-type="float" office:value="6">
            <text:p>6</text:p>
          </table:table-cell>
          <table:table-cell office:value-type="float" office:value="45.4988">
            <text:p>45.498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2-23-sat.cnf</text:p>
          </table:table-cell>
          <table:table-cell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3049">
            <text:p>3049</text:p>
          </table:table-cell>
          <table:table-cell office:value-type="float" office:value="21642">
            <text:p>21642</text:p>
          </table:table-cell>
          <table:table-cell office:value-type="float" office:value="6">
            <text:p>6</text:p>
          </table:table-cell>
          <table:table-cell office:value-type="float" office:value="0.024001">
            <text:p>0.024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14-unsat.cnf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5683625">
            <text:p>5683625</text:p>
          </table:table-cell>
          <table:table-cell office:value-type="float" office:value="7175635">
            <text:p>7175635</text:p>
          </table:table-cell>
          <table:table-cell office:value-type="float" office:value="176764978">
            <text:p>176764978</text:p>
          </table:table-cell>
          <table:table-cell office:value-type="float" office:value="10">
            <text:p>10</text:p>
          </table:table-cell>
          <table:table-cell office:value-type="float" office:value="217.114">
            <text:p>217.11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4-26-sat.cnf</text:p>
          </table:table-cell>
          <table:table-cell office:value-type="float" office:value="17">
            <text:p>17</text:p>
          </table:table-cell>
          <table:table-cell office:value-type="float" office:value="364">
            <text:p>364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659168">
            <text:p>2659168</text:p>
          </table:table-cell>
          <table:table-cell office:value-type="float" office:value="4767470">
            <text:p>4767470</text:p>
          </table:table-cell>
          <table:table-cell office:value-type="float" office:value="61080497">
            <text:p>61080497</text:p>
          </table:table-cell>
          <table:table-cell office:value-type="float" office:value="22">
            <text:p>22</text:p>
          </table:table-cell>
          <table:table-cell office:value-type="float" office:value="214.537">
            <text:p>214.537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27-sat.cnf</text:p>
          </table:table-cell>
          <table:table-cell office:value-type="float" office:value="19">
            <text:p>19</text:p>
          </table:table-cell>
          <table:table-cell office:value-type="float" office:value="378">
            <text:p>378</text:p>
          </table:table-cell>
          <table:table-cell office:value-type="float" office:value="2653">
            <text:p>2653</text:p>
          </table:table-cell>
          <table:table-cell office:value-type="float" office:value="0">
            <text:p>0</text:p>
          </table:table-cell>
          <table:table-cell office:value-type="float" office:value="1024583">
            <text:p>1024583</text:p>
          </table:table-cell>
          <table:table-cell office:value-type="float" office:value="2045793">
            <text:p>2045793</text:p>
          </table:table-cell>
          <table:table-cell office:value-type="float" office:value="22998159">
            <text:p>22998159</text:p>
          </table:table-cell>
          <table:table-cell office:value-type="float" office:value="19">
            <text:p>19</text:p>
          </table:table-cell>
          <table:table-cell office:value-type="float" office:value="73.1286">
            <text:p>73.1286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5-15-unsat.cnf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4872959">
            <text:p>4872959</text:p>
          </table:table-cell>
          <table:table-cell office:value-type="float" office:value="6439068">
            <text:p>6439068</text:p>
          </table:table-cell>
          <table:table-cell office:value-type="float" office:value="150048005">
            <text:p>150048005</text:p>
          </table:table-cell>
          <table:table-cell office:value-type="float" office:value="13">
            <text:p>13</text:p>
          </table:table-cell>
          <table:table-cell office:value-type="float" office:value="217.098">
            <text:p>217.09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5-29-sat.cnf</text:p>
          </table:table-cell>
          <table:table-cell office:value-type="float" office:value="22">
            <text:p>22</text:p>
          </table:table-cell>
          <table:table-cell office:value-type="float" office:value="435">
            <text:p>435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2706266">
            <text:p>2706266</text:p>
          </table:table-cell>
          <table:table-cell office:value-type="float" office:value="5704285">
            <text:p>5704285</text:p>
          </table:table-cell>
          <table:table-cell office:value-type="float" office:value="64782571">
            <text:p>64782571</text:p>
          </table:table-cell>
          <table:table-cell office:value-type="float" office:value="31">
            <text:p>31</text:p>
          </table:table-cell>
          <table:table-cell office:value-type="float" office:value="213.969">
            <text:p>213.969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6-16-unsat.cnf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4263822">
            <text:p>4263822</text:p>
          </table:table-cell>
          <table:table-cell office:value-type="float" office:value="6200650">
            <text:p>6200650</text:p>
          </table:table-cell>
          <table:table-cell office:value-type="float" office:value="125272466">
            <text:p>125272466</text:p>
          </table:table-cell>
          <table:table-cell office:value-type="float" office:value="16">
            <text:p>16</text:p>
          </table:table-cell>
          <table:table-cell office:value-type="float" office:value="216.938">
            <text:p>216.93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6-31-sat.cnf</text:p>
          </table:table-cell>
          <table:table-cell office:value-type="float" office:value="25">
            <text:p>25</text:p>
          </table:table-cell>
          <table:table-cell office:value-type="float" office:value="496">
            <text:p>496</text:p>
          </table:table-cell>
          <table:table-cell office:value-type="float" office:value="3976">
            <text:p>3976</text:p>
          </table:table-cell>
          <table:table-cell office:value-type="float" office:value="0">
            <text:p>0</text:p>
          </table:table-cell>
          <table:table-cell office:value-type="float" office:value="2049284">
            <text:p>2049284</text:p>
          </table:table-cell>
          <table:table-cell office:value-type="float" office:value="4604470">
            <text:p>4604470</text:p>
          </table:table-cell>
          <table:table-cell office:value-type="float" office:value="45752789">
            <text:p>45752789</text:p>
          </table:table-cell>
          <table:table-cell office:value-type="float" office:value="37">
            <text:p>37</text:p>
          </table:table-cell>
          <table:table-cell office:value-type="float" office:value="215.177">
            <text:p>215.177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24-57-sat.cnf</text:p>
          </table:table-cell>
          <table:table-cell office:value-type="float" office:value="41">
            <text:p>41</text:p>
          </table:table-cell>
          <table:table-cell office:value-type="float" office:value="1368">
            <text:p>1368</text:p>
          </table:table-cell>
          <table:table-cell office:value-type="float" office:value="16308">
            <text:p>16308</text:p>
          </table:table-cell>
          <table:table-cell office:value-type="float" office:value="0">
            <text:p>0</text:p>
          </table:table-cell>
          <table:table-cell office:value-type="float" office:value="139099">
            <text:p>139099</text:p>
          </table:table-cell>
          <table:table-cell office:value-type="float" office:value="878845">
            <text:p>878845</text:p>
          </table:table-cell>
          <table:table-cell office:value-type="float" office:value="4541750">
            <text:p>4541750</text:p>
          </table:table-cell>
          <table:table-cell office:value-type="float" office:value="136">
            <text:p>136</text:p>
          </table:table-cell>
          <table:table-cell office:value-type="float" office:value="16.405">
            <text:p>16.405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nl10_11.cnf</text:p>
          </table:table-cell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2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3.cnf</text:p>
          </table:table-cell>
          <table:table-cell office:value-type="float" office:value="43">
            <text:p>43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2.cnf</text:p>
          </table:table-cell>
          <table:table-cell office:value-type="float" office:value="43">
            <text:p>43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3.cnf</text:p>
          </table:table-cell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20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1_uns_rcr.cnf</text:p>
          </table:table-cell>
          <table:table-cell office:value-type="float" office:value="38">
            <text:p>38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6915">
            <text:p>16915</text:p>
          </table:table-cell>
          <table:table-cell office:value-type="float" office:value="25422">
            <text:p>25422</text:p>
          </table:table-cell>
          <table:table-cell office:value-type="float" office:value="271839">
            <text:p>271839</text:p>
          </table:table-cell>
          <table:table-cell office:value-type="float" office:value="6">
            <text:p>6</text:p>
          </table:table-cell>
          <table:table-cell office:value-type="float" office:value="0.356022">
            <text:p>0.35602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2_uns_rcr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7682">
            <text:p>7682</text:p>
          </table:table-cell>
          <table:table-cell office:value-type="float" office:value="12348">
            <text:p>12348</text:p>
          </table:table-cell>
          <table:table-cell office:value-type="float" office:value="141399">
            <text:p>141399</text:p>
          </table:table-cell>
          <table:table-cell office:value-type="float" office:value="6">
            <text:p>6</text:p>
          </table:table-cell>
          <table:table-cell office:value-type="float" office:value="0.184011">
            <text:p>0.18401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3_uns_rcr.cnf</text:p>
          </table:table-cell>
          <table:table-cell office:value-type="float" office:value="42">
            <text:p>42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8079">
            <text:p>18079</text:p>
          </table:table-cell>
          <table:table-cell office:value-type="float" office:value="234164">
            <text:p>234164</text:p>
          </table:table-cell>
          <table:table-cell office:value-type="float" office:value="6">
            <text:p>6</text:p>
          </table:table-cell>
          <table:table-cell office:value-type="float" office:value="0.280017">
            <text:p>0.28001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5_uns_rcr.cnf</text:p>
          </table:table-cell>
          <table:table-cell office:value-type="float" office:value="46">
            <text:p>46</text:p>
          </table:table-cell>
          <table:table-cell office:value-type="float" office:value="300">
            <text:p>30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10526">
            <text:p>10526</text:p>
          </table:table-cell>
          <table:table-cell office:value-type="float" office:value="148233">
            <text:p>148233</text:p>
          </table:table-cell>
          <table:table-cell office:value-type="float" office:value="6">
            <text:p>6</text:p>
          </table:table-cell>
          <table:table-cell office:value-type="float" office:value="0.188011">
            <text:p>0.18801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20_uns_rcr.cnf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7291">
            <text:p>7291</text:p>
          </table:table-cell>
          <table:table-cell office:value-type="float" office:value="12717">
            <text:p>12717</text:p>
          </table:table-cell>
          <table:table-cell office:value-type="float" office:value="267905">
            <text:p>267905</text:p>
          </table:table-cell>
          <table:table-cell office:value-type="float" office:value="7">
            <text:p>7</text:p>
          </table:table-cell>
          <table:table-cell office:value-type="float" office:value="0.292018">
            <text:p>0.29201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8_sat.cnf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85">
            <text:p>285</text:p>
          </table:table-cell>
          <table:table-cell office:value-type="float" office:value="2121">
            <text:p>21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0_9_sat.cnf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66">
            <text:p>366</text:p>
          </table:table-cell>
          <table:table-cell office:value-type="float" office:value="2721">
            <text:p>27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1_12_uns_rcr.cnf</text:p>
          </table:table-cell>
          <table:table-cell office:value-type="float" office:value="42">
            <text:p>42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31235">
            <text:p>31235</text:p>
          </table:table-cell>
          <table:table-cell office:value-type="float" office:value="49363">
            <text:p>49363</text:p>
          </table:table-cell>
          <table:table-cell office:value-type="float" office:value="552646">
            <text:p>552646</text:p>
          </table:table-cell>
          <table:table-cell office:value-type="float" office:value="6">
            <text:p>6</text:p>
          </table:table-cell>
          <table:table-cell office:value-type="float" office:value="0.80805">
            <text:p>0.8080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3_uns_rcr.cnf</text:p>
          </table:table-cell>
          <table:table-cell office:value-type="float" office:value="44">
            <text:p>44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37958">
            <text:p>37958</text:p>
          </table:table-cell>
          <table:table-cell office:value-type="float" office:value="60510">
            <text:p>60510</text:p>
          </table:table-cell>
          <table:table-cell office:value-type="float" office:value="732473">
            <text:p>732473</text:p>
          </table:table-cell>
          <table:table-cell office:value-type="float" office:value="6">
            <text:p>6</text:p>
          </table:table-cell>
          <table:table-cell office:value-type="float" office:value="1.14407">
            <text:p>1.1440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4_uns_rcr.cnf</text:p>
          </table:table-cell>
          <table:table-cell office:value-type="float" office:value="46">
            <text:p>46</text:p>
          </table:table-cell>
          <table:table-cell office:value-type="float" office:value="308">
            <text:p>308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21284">
            <text:p>21284</text:p>
          </table:table-cell>
          <table:table-cell office:value-type="float" office:value="34548">
            <text:p>34548</text:p>
          </table:table-cell>
          <table:table-cell office:value-type="float" office:value="449520">
            <text:p>449520</text:p>
          </table:table-cell>
          <table:table-cell office:value-type="float" office:value="6">
            <text:p>6</text:p>
          </table:table-cell>
          <table:table-cell office:value-type="float" office:value="0.64404">
            <text:p>0.644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5_uns_rcr.cnf</text:p>
          </table:table-cell>
          <table:table-cell office:value-type="float" office:value="49">
            <text:p>49</text:p>
          </table:table-cell>
          <table:table-cell office:value-type="float" office:value="330">
            <text:p>330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15606">
            <text:p>15606</text:p>
          </table:table-cell>
          <table:table-cell office:value-type="float" office:value="26451">
            <text:p>26451</text:p>
          </table:table-cell>
          <table:table-cell office:value-type="float" office:value="387451">
            <text:p>387451</text:p>
          </table:table-cell>
          <table:table-cell office:value-type="float" office:value="6">
            <text:p>6</text:p>
          </table:table-cell>
          <table:table-cell office:value-type="float" office:value="0.536033">
            <text:p>0.53603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20_uns_rcr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32796">
            <text:p>32796</text:p>
          </table:table-cell>
          <table:table-cell office:value-type="float" office:value="57198">
            <text:p>57198</text:p>
          </table:table-cell>
          <table:table-cell office:value-type="float" office:value="1152352">
            <text:p>1152352</text:p>
          </table:table-cell>
          <table:table-cell office:value-type="float" office:value="7">
            <text:p>7</text:p>
          </table:table-cell>
          <table:table-cell office:value-type="float" office:value="1.6681">
            <text:p>1.668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2_11_sat.cnf</text:p>
          </table:table-cell>
          <table:table-cell office:value-type="float" office:value="29">
            <text:p>29</text:p>
          </table:table-cell>
          <table:table-cell office:value-type="float" office:value="198">
            <text:p>198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432">
            <text:p>432</text:p>
          </table:table-cell>
          <table:table-cell office:value-type="float" office:value="3558">
            <text:p>35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12_sat.cnf</text:p>
          </table:table-cell>
          <table:table-cell office:value-type="float" office:value="32">
            <text:p>32</text:p>
          </table:table-cell>
          <table:table-cell office:value-type="float" office:value="216">
            <text:p>21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339">
            <text:p>339</text:p>
          </table:table-cell>
          <table:table-cell office:value-type="float" office:value="2764">
            <text:p>27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8_sat.cnf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292">
            <text:p>292</text:p>
          </table:table-cell>
          <table:table-cell office:value-type="float" office:value="1853">
            <text:p>18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9_sat.cnf</text:p>
          </table:table-cell>
          <table:table-cell office:value-type="float" office:value="25">
            <text:p>25</text:p>
          </table:table-cell>
          <table:table-cell office:value-type="float" office:value="162">
            <text:p>16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9">
            <text:p>489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0_sat.cnf</text:p>
          </table:table-cell>
          <table:table-cell office:value-type="float" office:value="28">
            <text:p>28</text:p>
          </table:table-cell>
          <table:table-cell office:value-type="float" office:value="195">
            <text:p>195</text:p>
          </table:table-cell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23">
            <text:p>523</text:p>
          </table:table-cell>
          <table:table-cell office:value-type="float" office:value="4098">
            <text:p>40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2_sat.cnf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306">
            <text:p>306</text:p>
          </table:table-cell>
          <table:table-cell office:value-type="float" office:value="2545">
            <text:p>25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9_sat.cnf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956">
            <text:p>956</text:p>
          </table:table-cell>
          <table:table-cell office:value-type="float" office:value="8018">
            <text:p>8018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hole005.cnf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6.cnf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7.cnf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8.cnf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9.cnf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10.cnf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20.cnf</text:p>
          </table:table-cell>
          <table:table-cell office:value-type="float" office:value="39">
            <text:p>39</text:p>
          </table:table-cell>
          <table:table-cell office:value-type="float" office:value="420">
            <text:p>420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1">
            <text:p>191</text:p>
          </table:table-cell>
          <table:table-cell office:value-type="float" office:value="857">
            <text:p>8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30.cnf</text:p>
          </table:table-cell>
          <table:table-cell office:value-type="float" office:value="59">
            <text:p>59</text:p>
          </table:table-cell>
          <table:table-cell office:value-type="float" office:value="930">
            <text:p>930</text:p>
          </table:table-cell>
          <table:table-cell office:value-type="float" office:value="13981">
            <text:p>139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6">
            <text:p>436</text:p>
          </table:table-cell>
          <table:table-cell office:value-type="float" office:value="1887">
            <text:p>1887</text:p>
          </table:table-cell>
          <table:table-cell office:value-type="float" office:value="7">
            <text:p>7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40.cnf</text:p>
          </table:table-cell>
          <table:table-cell office:value-type="float" office:value="79">
            <text:p>79</text:p>
          </table:table-cell>
          <table:table-cell office:value-type="float" office:value="1640">
            <text:p>1640</text:p>
          </table:table-cell>
          <table:table-cell office:value-type="float" office:value="32841">
            <text:p>32841</text:p>
          </table:table-cell>
          <table:table-cell office:value-type="float" office:value="0.01">
            <text:p>0.01</text:p>
          </table:table-cell>
          <table:table-cell office:value-type="float" office:value="41">
            <text:p>41</text:p>
          </table:table-cell>
          <table:table-cell office:value-type="float" office:value="781">
            <text:p>781</text:p>
          </table:table-cell>
          <table:table-cell office:value-type="float" office:value="3317">
            <text:p>3317</text:p>
          </table:table-cell>
          <table:table-cell office:value-type="float" office:value="9">
            <text:p>9</text:p>
          </table:table-cell>
          <table:table-cell office:value-type="float" office:value="0.020001">
            <text:p>0.02000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50.cnf</text:p>
          </table:table-cell>
          <table:table-cell office:value-type="float" office:value="99">
            <text:p>99</text:p>
          </table:table-cell>
          <table:table-cell office:value-type="float" office:value="2550">
            <text:p>2550</text:p>
          </table:table-cell>
          <table:table-cell office:value-type="float" office:value="63801">
            <text:p>63801</text:p>
          </table:table-cell>
          <table:table-cell office:value-type="float" office:value="0.02">
            <text:p>0.02</text:p>
          </table:table-cell>
          <table:table-cell office:value-type="float" office:value="51">
            <text:p>51</text:p>
          </table:table-cell>
          <table:table-cell office:value-type="float" office:value="1226">
            <text:p>1226</text:p>
          </table:table-cell>
          <table:table-cell office:value-type="float" office:value="5147">
            <text:p>5147</text:p>
          </table:table-cell>
          <table:table-cell office:value-type="float" office:value="11">
            <text:p>11</text:p>
          </table:table-cell>
          <table:table-cell office:value-type="float" office:value="0.036002">
            <text:p>0.036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00.cnf</text:p>
          </table:table-cell>
          <table:table-cell office:value-type="float" office:value="199">
            <text:p>199</text:p>
          </table:table-cell>
          <table:table-cell office:value-type="float" office:value="10100">
            <text:p>10100</text:p>
          </table:table-cell>
          <table:table-cell office:value-type="float" office:value="505101">
            <text:p>505101</text:p>
          </table:table-cell>
          <table:table-cell office:value-type="float" office:value="0.13">
            <text:p>0.13</text:p>
          </table:table-cell>
          <table:table-cell office:value-type="float" office:value="101">
            <text:p>101</text:p>
          </table:table-cell>
          <table:table-cell office:value-type="float" office:value="4951">
            <text:p>4951</text:p>
          </table:table-cell>
          <table:table-cell office:value-type="float" office:value="20297">
            <text:p>20297</text:p>
          </table:table-cell>
          <table:table-cell office:value-type="float" office:value="94">
            <text:p>94</text:p>
          </table:table-cell>
          <table:table-cell office:value-type="float" office:value="0.360022">
            <text:p>0.36002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50.cnf</text:p>
          </table:table-cell>
          <table:table-cell office:value-type="float" office:value="299">
            <text:p>299</text:p>
          </table:table-cell>
          <table:table-cell office:value-type="float" office:value="22650">
            <text:p>22650</text:p>
          </table:table-cell>
          <table:table-cell office:value-type="float" office:value="1698901">
            <text:p>1698901</text:p>
          </table:table-cell>
          <table:table-cell office:value-type="float" office:value="0.44">
            <text:p>0.44</text:p>
          </table:table-cell>
          <table:table-cell office:value-type="float" office:value="151">
            <text:p>151</text:p>
          </table:table-cell>
          <table:table-cell office:value-type="float" office:value="11176">
            <text:p>11176</text:p>
          </table:table-cell>
          <table:table-cell office:value-type="float" office:value="45447">
            <text:p>45447</text:p>
          </table:table-cell>
          <table:table-cell office:value-type="float" office:value="358">
            <text:p>358</text:p>
          </table:table-cell>
          <table:table-cell office:value-type="float" office:value="1.53209">
            <text:p>1.5320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3_5.cnf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3493">
            <text:p>3493</text:p>
          </table:table-cell>
          <table:table-cell office:value-type="float" office:value="6124">
            <text:p>6124</text:p>
          </table:table-cell>
          <table:table-cell office:value-type="float" office:value="18479">
            <text:p>18479</text:p>
          </table:table-cell>
          <table:table-cell office:value-type="float" office:value="6">
            <text:p>6</text:p>
          </table:table-cell>
          <table:table-cell office:value-type="float" office:value="0.020001">
            <text:p>0.02000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4_5.cnf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1200">
            <text:p>1200</text:p>
          </table:table-cell>
          <table:table-cell office:value-type="float" office:value="5182">
            <text:p>518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5_5.cnf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1586766">
            <text:p>1586766</text:p>
          </table:table-cell>
          <table:table-cell office:value-type="float" office:value="2963855">
            <text:p>2963855</text:p>
          </table:table-cell>
          <table:table-cell office:value-type="float" office:value="11279563">
            <text:p>11279563</text:p>
          </table:table-cell>
          <table:table-cell office:value-type="float" office:value="6">
            <text:p>6</text:p>
          </table:table-cell>
          <table:table-cell office:value-type="float" office:value="15.0649">
            <text:p>15.064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6_5.cnf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15861631">
            <text:p>15861631</text:p>
          </table:table-cell>
          <table:table-cell office:value-type="float" office:value="27904291">
            <text:p>27904291</text:p>
          </table:table-cell>
          <table:table-cell office:value-type="float" office:value="121789309">
            <text:p>121789309</text:p>
          </table:table-cell>
          <table:table-cell office:value-type="float" office:value="14">
            <text:p>14</text:p>
          </table:table-cell>
          <table:table-cell office:value-type="float" office:value="214.673">
            <text:p>214.673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7_5.cnf</text:p>
          </table:table-cell>
          <table:table-cell office:value-type="float" office:value="143">
            <text:p>143</text:p>
          </table:table-cell>
          <table:table-cell office:value-type="float" office:value="240">
            <text:p>240</text:p>
          </table:table-cell>
          <table:table-cell office:value-type="float" office:value="2194">
            <text:p>2194</text:p>
          </table:table-cell>
          <table:table-cell office:value-type="float" office:value="0">
            <text:p>0</text:p>
          </table:table-cell>
          <table:table-cell office:value-type="float" office:value="13519244">
            <text:p>13519244</text:p>
          </table:table-cell>
          <table:table-cell office:value-type="float" office:value="23713758">
            <text:p>23713758</text:p>
          </table:table-cell>
          <table:table-cell office:value-type="float" office:value="120167654">
            <text:p>120167654</text:p>
          </table:table-cell>
          <table:table-cell office:value-type="float" office:value="20">
            <text:p>20</text:p>
          </table:table-cell>
          <table:table-cell office:value-type="float" office:value="214.193">
            <text:p>214.193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8_5.cnf</text:p>
          </table:table-cell>
          <table:table-cell office:value-type="float" office:value="200">
            <text:p>200</text:p>
          </table:table-cell>
          <table:table-cell office:value-type="float" office:value="327">
            <text:p>327</text:p>
          </table:table-cell>
          <table:table-cell office:value-type="float" office:value="3252">
            <text:p>3252</text:p>
          </table:table-cell>
          <table:table-cell office:value-type="float" office:value="0">
            <text:p>0</text:p>
          </table:table-cell>
          <table:table-cell office:value-type="float" office:value="10874872">
            <text:p>10874872</text:p>
          </table:table-cell>
          <table:table-cell office:value-type="float" office:value="19862565">
            <text:p>19862565</text:p>
          </table:table-cell>
          <table:table-cell office:value-type="float" office:value="104087790">
            <text:p>104087790</text:p>
          </table:table-cell>
          <table:table-cell office:value-type="float" office:value="33">
            <text:p>33</text:p>
          </table:table-cell>
          <table:table-cell office:value-type="float" office:value="214.057">
            <text:p>214.057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40.shuffled.cnf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5458">
            <text:p>15458</text:p>
          </table:table-cell>
          <table:table-cell office:value-type="float" office:value="29191">
            <text:p>29191</text:p>
          </table:table-cell>
          <table:table-cell office:value-type="float" office:value="233505">
            <text:p>233505</text:p>
          </table:table-cell>
          <table:table-cell office:value-type="float" office:value="6">
            <text:p>6</text:p>
          </table:table-cell>
          <table:table-cell office:value-type="float" office:value="0.132008">
            <text:p>0.132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80.shuffled.cnf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23857">
            <text:p>6423857</text:p>
          </table:table-cell>
          <table:table-cell office:value-type="float" office:value="11256887">
            <text:p>11256887</text:p>
          </table:table-cell>
          <table:table-cell office:value-type="float" office:value="86139133">
            <text:p>86139133</text:p>
          </table:table-cell>
          <table:table-cell office:value-type="float" office:value="6">
            <text:p>6</text:p>
          </table:table-cell>
          <table:table-cell office:value-type="float" office:value="74.0086">
            <text:p>74.0086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inisat+SP(SAT) - storing, optimization 1" table:style-name="ta1"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>
            <text:p>timelimit: 220s</text:p>
          </table:table-cell>
          <table:table-cell office:value-type="string">
            <text:p>symmetries</text:p>
          </table:table-cell>
          <table:table-cell office:value-type="string">
            <text:p>variables</text:p>
          </table:table-cell>
          <table:table-cell office:value-type="string">
            <text:p>clauses</text:p>
          </table:table-cell>
          <table:table-cell office:value-type="string">
            <text:p><text:s/>Parse time</text:p>
          </table:table-cell>
          <table:table-cell office:value-type="string">
            <text:p>conflicts</text:p>
          </table:table-cell>
          <table:table-cell office:value-type="string">
            <text:p>decisions</text:p>
          </table:table-cell>
          <table:table-cell office:value-type="string">
            <text:p>propagations</text:p>
          </table:table-cell>
          <table:table-cell office:value-type="string">
            <text:p>memory(MB)</text:p>
          </table:table-cell>
          <table:table-cell office:value-type="string">
            <text:p>CPU time(s)</text:p>
          </table:table-cell>
          <table:table-cell office:value-type="string">
            <text:p>Result?</text:p>
          </table:table-cell>
          <table:table-cell office:value-type="string">
            <text:p>SAT?</text:p>
          </table:table-cell>
        </table:table-row>
        <table:table-row table:style-name="ro1">
          <table:table-cell office:value-type="string">
            <text:p>totals:</text:p>
          </table:table-cell>
          <table:table-cell table:formula="of:=SUM([.B4:.B197])" office:value-type="float" office:value="2851">
            <text:p>2851</text:p>
          </table:table-cell>
          <table:table-cell table:formula="of:=SUM([.C4:.C197])" office:value-type="float" office:value="51692">
            <text:p>51692</text:p>
          </table:table-cell>
          <table:table-cell table:formula="of:=SUM([.D4:.D197])" office:value-type="float" office:value="2413793">
            <text:p>2413793</text:p>
          </table:table-cell>
          <table:table-cell table:formula="of:=SUM([.E4:.E197])" office:value-type="float" office:value="0.6">
            <text:p>0.6</text:p>
          </table:table-cell>
          <table:table-cell table:formula="of:=SUM([.F4:.F197])" office:value-type="float" office:value="27882668">
            <text:p>27882668</text:p>
          </table:table-cell>
          <table:table-cell table:formula="of:=SUM([.G4:.G197])" office:value-type="float" office:value="43628602">
            <text:p>43628602</text:p>
          </table:table-cell>
          <table:table-cell table:formula="of:=SUM([.H4:.H197])" office:value-type="float" office:value="737457378">
            <text:p>737457378</text:p>
          </table:table-cell>
          <table:table-cell table:formula="of:=SUM([.I4:.I197])" office:value-type="float" office:value="1078">
            <text:p>1078</text:p>
          </table:table-cell>
          <table:table-cell table:formula="of:=SUM([.J4:.J197])" office:value-type="float" office:value="1472.376223">
            <text:p>1472.37622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attleship-05-08-unsat.cnf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407">
            <text:p>1407</text:p>
          </table:table-cell>
          <table:table-cell office:value-type="float" office:value="13478">
            <text:p>13478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6-09-unsat.cnf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6382">
            <text:p>6382</text:p>
          </table:table-cell>
          <table:table-cell office:value-type="float" office:value="7911">
            <text:p>7911</text:p>
          </table:table-cell>
          <table:table-cell office:value-type="float" office:value="86405">
            <text:p>86405</text:p>
          </table:table-cell>
          <table:table-cell office:value-type="float" office:value="6">
            <text:p>6</text:p>
          </table:table-cell>
          <table:table-cell office:value-type="float" office:value="0.056003">
            <text:p>0.056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2-unsat.cnf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269540">
            <text:p>2269540</text:p>
          </table:table-cell>
          <table:table-cell office:value-type="float" office:value="2877745">
            <text:p>2877745</text:p>
          </table:table-cell>
          <table:table-cell office:value-type="float" office:value="30625459">
            <text:p>30625459</text:p>
          </table:table-cell>
          <table:table-cell office:value-type="float" office:value="6">
            <text:p>6</text:p>
          </table:table-cell>
          <table:table-cell office:value-type="float" office:value="31.574">
            <text:p>31.57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3-sat.cnf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237">
            <text:p>237</text:p>
          </table:table-cell>
          <table:table-cell office:value-type="float" office:value="1566">
            <text:p>15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8-15-sat.cnf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28">
            <text:p>328</text:p>
          </table:table-cell>
          <table:table-cell office:value-type="float" office:value="2390">
            <text:p>239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9-17-sat.cnf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1773">
            <text:p>1773</text:p>
          </table:table-cell>
          <table:table-cell office:value-type="float" office:value="14365">
            <text:p>14365</text:p>
          </table:table-cell>
          <table:table-cell office:value-type="float" office:value="6">
            <text:p>6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0-unsat.cnf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90591">
            <text:p>90591</text:p>
          </table:table-cell>
          <table:table-cell office:value-type="float" office:value="108109">
            <text:p>108109</text:p>
          </table:table-cell>
          <table:table-cell office:value-type="float" office:value="1953668">
            <text:p>1953668</text:p>
          </table:table-cell>
          <table:table-cell office:value-type="float" office:value="6">
            <text:p>6</text:p>
          </table:table-cell>
          <table:table-cell office:value-type="float" office:value="1.6041">
            <text:p>1.604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0-17-sat.cnf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9701">
            <text:p>29701</text:p>
          </table:table-cell>
          <table:table-cell office:value-type="float" office:value="50140">
            <text:p>50140</text:p>
          </table:table-cell>
          <table:table-cell office:value-type="float" office:value="561396">
            <text:p>561396</text:p>
          </table:table-cell>
          <table:table-cell office:value-type="float" office:value="6">
            <text:p>6</text:p>
          </table:table-cell>
          <table:table-cell office:value-type="float" office:value="0.580036">
            <text:p>0.580036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8-sat.cnf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659">
            <text:p>659</text:p>
          </table:table-cell>
          <table:table-cell office:value-type="float" office:value="5579">
            <text:p>5579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9-sat.cnf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759">
            <text:p>759</text:p>
          </table:table-cell>
          <table:table-cell office:value-type="float" office:value="4418">
            <text:p>441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2-12-unsat.cnf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704704">
            <text:p>1704704</text:p>
          </table:table-cell>
          <table:table-cell office:value-type="float" office:value="2170693">
            <text:p>2170693</text:p>
          </table:table-cell>
          <table:table-cell office:value-type="float" office:value="43102390">
            <text:p>43102390</text:p>
          </table:table-cell>
          <table:table-cell office:value-type="float" office:value="6">
            <text:p>6</text:p>
          </table:table-cell>
          <table:table-cell office:value-type="float" office:value="46.0829">
            <text:p>46.082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2-23-sat.cnf</text:p>
          </table:table-cell>
          <table:table-cell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3049">
            <text:p>3049</text:p>
          </table:table-cell>
          <table:table-cell office:value-type="float" office:value="21642">
            <text:p>21642</text:p>
          </table:table-cell>
          <table:table-cell office:value-type="float" office:value="6">
            <text:p>6</text:p>
          </table:table-cell>
          <table:table-cell office:value-type="float" office:value="0.024001">
            <text:p>0.024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14-unsat.cnf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5696689">
            <text:p>5696689</text:p>
          </table:table-cell>
          <table:table-cell office:value-type="float" office:value="7193819">
            <text:p>7193819</text:p>
          </table:table-cell>
          <table:table-cell office:value-type="float" office:value="177217399">
            <text:p>177217399</text:p>
          </table:table-cell>
          <table:table-cell office:value-type="float" office:value="10">
            <text:p>10</text:p>
          </table:table-cell>
          <table:table-cell office:value-type="float" office:value="217.07">
            <text:p>217.07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4-26-sat.cnf</text:p>
          </table:table-cell>
          <table:table-cell office:value-type="float" office:value="17">
            <text:p>17</text:p>
          </table:table-cell>
          <table:table-cell office:value-type="float" office:value="364">
            <text:p>364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667784">
            <text:p>2667784</text:p>
          </table:table-cell>
          <table:table-cell office:value-type="float" office:value="4779594">
            <text:p>4779594</text:p>
          </table:table-cell>
          <table:table-cell office:value-type="float" office:value="61255343">
            <text:p>61255343</text:p>
          </table:table-cell>
          <table:table-cell office:value-type="float" office:value="22">
            <text:p>22</text:p>
          </table:table-cell>
          <table:table-cell office:value-type="float" office:value="214.393">
            <text:p>214.393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27-sat.cnf</text:p>
          </table:table-cell>
          <table:table-cell office:value-type="float" office:value="19">
            <text:p>19</text:p>
          </table:table-cell>
          <table:table-cell office:value-type="float" office:value="378">
            <text:p>378</text:p>
          </table:table-cell>
          <table:table-cell office:value-type="float" office:value="2653">
            <text:p>2653</text:p>
          </table:table-cell>
          <table:table-cell office:value-type="float" office:value="0">
            <text:p>0</text:p>
          </table:table-cell>
          <table:table-cell office:value-type="float" office:value="1024583">
            <text:p>1024583</text:p>
          </table:table-cell>
          <table:table-cell office:value-type="float" office:value="2045793">
            <text:p>2045793</text:p>
          </table:table-cell>
          <table:table-cell office:value-type="float" office:value="22998159">
            <text:p>22998159</text:p>
          </table:table-cell>
          <table:table-cell office:value-type="float" office:value="19">
            <text:p>19</text:p>
          </table:table-cell>
          <table:table-cell office:value-type="float" office:value="74.8967">
            <text:p>74.8967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5-15-unsat.cnf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4937202">
            <text:p>4937202</text:p>
          </table:table-cell>
          <table:table-cell office:value-type="float" office:value="6513496">
            <text:p>6513496</text:p>
          </table:table-cell>
          <table:table-cell office:value-type="float" office:value="152073701">
            <text:p>152073701</text:p>
          </table:table-cell>
          <table:table-cell office:value-type="float" office:value="13">
            <text:p>13</text:p>
          </table:table-cell>
          <table:table-cell office:value-type="float" office:value="217.082">
            <text:p>217.08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5-29-sat.cnf</text:p>
          </table:table-cell>
          <table:table-cell office:value-type="float" office:value="22">
            <text:p>22</text:p>
          </table:table-cell>
          <table:table-cell office:value-type="float" office:value="435">
            <text:p>435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2679889">
            <text:p>2679889</text:p>
          </table:table-cell>
          <table:table-cell office:value-type="float" office:value="5653876">
            <text:p>5653876</text:p>
          </table:table-cell>
          <table:table-cell office:value-type="float" office:value="64156376">
            <text:p>64156376</text:p>
          </table:table-cell>
          <table:table-cell office:value-type="float" office:value="31">
            <text:p>31</text:p>
          </table:table-cell>
          <table:table-cell office:value-type="float" office:value="213.189">
            <text:p>213.189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6-16-unsat.cnf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4298154">
            <text:p>4298154</text:p>
          </table:table-cell>
          <table:table-cell office:value-type="float" office:value="6252987">
            <text:p>6252987</text:p>
          </table:table-cell>
          <table:table-cell office:value-type="float" office:value="126406573">
            <text:p>126406573</text:p>
          </table:table-cell>
          <table:table-cell office:value-type="float" office:value="16">
            <text:p>16</text:p>
          </table:table-cell>
          <table:table-cell office:value-type="float" office:value="217.294">
            <text:p>217.29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6-31-sat.cnf</text:p>
          </table:table-cell>
          <table:table-cell office:value-type="float" office:value="25">
            <text:p>25</text:p>
          </table:table-cell>
          <table:table-cell office:value-type="float" office:value="496">
            <text:p>496</text:p>
          </table:table-cell>
          <table:table-cell office:value-type="float" office:value="3976">
            <text:p>3976</text:p>
          </table:table-cell>
          <table:table-cell office:value-type="float" office:value="0">
            <text:p>0</text:p>
          </table:table-cell>
          <table:table-cell office:value-type="float" office:value="2143256">
            <text:p>2143256</text:p>
          </table:table-cell>
          <table:table-cell office:value-type="float" office:value="4756183">
            <text:p>4756183</text:p>
          </table:table-cell>
          <table:table-cell office:value-type="float" office:value="47962976">
            <text:p>47962976</text:p>
          </table:table-cell>
          <table:table-cell office:value-type="float" office:value="37">
            <text:p>37</text:p>
          </table:table-cell>
          <table:table-cell office:value-type="float" office:value="214.781">
            <text:p>214.781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24-57-sat.cnf</text:p>
          </table:table-cell>
          <table:table-cell office:value-type="float" office:value="41">
            <text:p>41</text:p>
          </table:table-cell>
          <table:table-cell office:value-type="float" office:value="1368">
            <text:p>1368</text:p>
          </table:table-cell>
          <table:table-cell office:value-type="float" office:value="16308">
            <text:p>16308</text:p>
          </table:table-cell>
          <table:table-cell office:value-type="float" office:value="0">
            <text:p>0</text:p>
          </table:table-cell>
          <table:table-cell office:value-type="float" office:value="139099">
            <text:p>139099</text:p>
          </table:table-cell>
          <table:table-cell office:value-type="float" office:value="878845">
            <text:p>878845</text:p>
          </table:table-cell>
          <table:table-cell office:value-type="float" office:value="4541750">
            <text:p>4541750</text:p>
          </table:table-cell>
          <table:table-cell office:value-type="float" office:value="136">
            <text:p>136</text:p>
          </table:table-cell>
          <table:table-cell office:value-type="float" office:value="15.861">
            <text:p>15.86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nl10_11.cnf</text:p>
          </table:table-cell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2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3.cnf</text:p>
          </table:table-cell>
          <table:table-cell office:value-type="float" office:value="43">
            <text:p>43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2.cnf</text:p>
          </table:table-cell>
          <table:table-cell office:value-type="float" office:value="43">
            <text:p>43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3.cnf</text:p>
          </table:table-cell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20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1_uns_rcr.cnf</text:p>
          </table:table-cell>
          <table:table-cell office:value-type="float" office:value="38">
            <text:p>38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6915">
            <text:p>16915</text:p>
          </table:table-cell>
          <table:table-cell office:value-type="float" office:value="25422">
            <text:p>25422</text:p>
          </table:table-cell>
          <table:table-cell office:value-type="float" office:value="271839">
            <text:p>271839</text:p>
          </table:table-cell>
          <table:table-cell office:value-type="float" office:value="6">
            <text:p>6</text:p>
          </table:table-cell>
          <table:table-cell office:value-type="float" office:value="0.344021">
            <text:p>0.34402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2_uns_rcr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7682">
            <text:p>7682</text:p>
          </table:table-cell>
          <table:table-cell office:value-type="float" office:value="12348">
            <text:p>12348</text:p>
          </table:table-cell>
          <table:table-cell office:value-type="float" office:value="141399">
            <text:p>141399</text:p>
          </table:table-cell>
          <table:table-cell office:value-type="float" office:value="6">
            <text:p>6</text:p>
          </table:table-cell>
          <table:table-cell office:value-type="float" office:value="0.184011">
            <text:p>0.18401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3_uns_rcr.cnf</text:p>
          </table:table-cell>
          <table:table-cell office:value-type="float" office:value="42">
            <text:p>42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8079">
            <text:p>18079</text:p>
          </table:table-cell>
          <table:table-cell office:value-type="float" office:value="234164">
            <text:p>234164</text:p>
          </table:table-cell>
          <table:table-cell office:value-type="float" office:value="6">
            <text:p>6</text:p>
          </table:table-cell>
          <table:table-cell office:value-type="float" office:value="0.272017">
            <text:p>0.27201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5_uns_rcr.cnf</text:p>
          </table:table-cell>
          <table:table-cell office:value-type="float" office:value="46">
            <text:p>46</text:p>
          </table:table-cell>
          <table:table-cell office:value-type="float" office:value="300">
            <text:p>30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10526">
            <text:p>10526</text:p>
          </table:table-cell>
          <table:table-cell office:value-type="float" office:value="148233">
            <text:p>148233</text:p>
          </table:table-cell>
          <table:table-cell office:value-type="float" office:value="6">
            <text:p>6</text:p>
          </table:table-cell>
          <table:table-cell office:value-type="float" office:value="0.184011">
            <text:p>0.18401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20_uns_rcr.cnf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7291">
            <text:p>7291</text:p>
          </table:table-cell>
          <table:table-cell office:value-type="float" office:value="12717">
            <text:p>12717</text:p>
          </table:table-cell>
          <table:table-cell office:value-type="float" office:value="267905">
            <text:p>267905</text:p>
          </table:table-cell>
          <table:table-cell office:value-type="float" office:value="7">
            <text:p>7</text:p>
          </table:table-cell>
          <table:table-cell office:value-type="float" office:value="0.284017">
            <text:p>0.28401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8_sat.cnf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85">
            <text:p>285</text:p>
          </table:table-cell>
          <table:table-cell office:value-type="float" office:value="2121">
            <text:p>21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0_9_sat.cnf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66">
            <text:p>366</text:p>
          </table:table-cell>
          <table:table-cell office:value-type="float" office:value="2721">
            <text:p>27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1_12_uns_rcr.cnf</text:p>
          </table:table-cell>
          <table:table-cell office:value-type="float" office:value="42">
            <text:p>42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31235">
            <text:p>31235</text:p>
          </table:table-cell>
          <table:table-cell office:value-type="float" office:value="49363">
            <text:p>49363</text:p>
          </table:table-cell>
          <table:table-cell office:value-type="float" office:value="552646">
            <text:p>552646</text:p>
          </table:table-cell>
          <table:table-cell office:value-type="float" office:value="6">
            <text:p>6</text:p>
          </table:table-cell>
          <table:table-cell office:value-type="float" office:value="0.788049">
            <text:p>0.78804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3_uns_rcr.cnf</text:p>
          </table:table-cell>
          <table:table-cell office:value-type="float" office:value="44">
            <text:p>44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37958">
            <text:p>37958</text:p>
          </table:table-cell>
          <table:table-cell office:value-type="float" office:value="60510">
            <text:p>60510</text:p>
          </table:table-cell>
          <table:table-cell office:value-type="float" office:value="732473">
            <text:p>732473</text:p>
          </table:table-cell>
          <table:table-cell office:value-type="float" office:value="6">
            <text:p>6</text:p>
          </table:table-cell>
          <table:table-cell office:value-type="float" office:value="1.11207">
            <text:p>1.1120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4_uns_rcr.cnf</text:p>
          </table:table-cell>
          <table:table-cell office:value-type="float" office:value="46">
            <text:p>46</text:p>
          </table:table-cell>
          <table:table-cell office:value-type="float" office:value="308">
            <text:p>308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21284">
            <text:p>21284</text:p>
          </table:table-cell>
          <table:table-cell office:value-type="float" office:value="34548">
            <text:p>34548</text:p>
          </table:table-cell>
          <table:table-cell office:value-type="float" office:value="449520">
            <text:p>449520</text:p>
          </table:table-cell>
          <table:table-cell office:value-type="float" office:value="6">
            <text:p>6</text:p>
          </table:table-cell>
          <table:table-cell office:value-type="float" office:value="0.628039">
            <text:p>0.62803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5_uns_rcr.cnf</text:p>
          </table:table-cell>
          <table:table-cell office:value-type="float" office:value="49">
            <text:p>49</text:p>
          </table:table-cell>
          <table:table-cell office:value-type="float" office:value="330">
            <text:p>330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15606">
            <text:p>15606</text:p>
          </table:table-cell>
          <table:table-cell office:value-type="float" office:value="26451">
            <text:p>26451</text:p>
          </table:table-cell>
          <table:table-cell office:value-type="float" office:value="387451">
            <text:p>387451</text:p>
          </table:table-cell>
          <table:table-cell office:value-type="float" office:value="6">
            <text:p>6</text:p>
          </table:table-cell>
          <table:table-cell office:value-type="float" office:value="0.516032">
            <text:p>0.51603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20_uns_rcr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32796">
            <text:p>32796</text:p>
          </table:table-cell>
          <table:table-cell office:value-type="float" office:value="57198">
            <text:p>57198</text:p>
          </table:table-cell>
          <table:table-cell office:value-type="float" office:value="1152352">
            <text:p>1152352</text:p>
          </table:table-cell>
          <table:table-cell office:value-type="float" office:value="7">
            <text:p>7</text:p>
          </table:table-cell>
          <table:table-cell office:value-type="float" office:value="1.6321">
            <text:p>1.632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2_11_sat.cnf</text:p>
          </table:table-cell>
          <table:table-cell office:value-type="float" office:value="29">
            <text:p>29</text:p>
          </table:table-cell>
          <table:table-cell office:value-type="float" office:value="198">
            <text:p>198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432">
            <text:p>432</text:p>
          </table:table-cell>
          <table:table-cell office:value-type="float" office:value="3558">
            <text:p>35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12_sat.cnf</text:p>
          </table:table-cell>
          <table:table-cell office:value-type="float" office:value="32">
            <text:p>32</text:p>
          </table:table-cell>
          <table:table-cell office:value-type="float" office:value="216">
            <text:p>21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339">
            <text:p>339</text:p>
          </table:table-cell>
          <table:table-cell office:value-type="float" office:value="2764">
            <text:p>27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8_sat.cnf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292">
            <text:p>292</text:p>
          </table:table-cell>
          <table:table-cell office:value-type="float" office:value="1853">
            <text:p>18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9_sat.cnf</text:p>
          </table:table-cell>
          <table:table-cell office:value-type="float" office:value="25">
            <text:p>25</text:p>
          </table:table-cell>
          <table:table-cell office:value-type="float" office:value="162">
            <text:p>16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9">
            <text:p>489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0_sat.cnf</text:p>
          </table:table-cell>
          <table:table-cell office:value-type="float" office:value="28">
            <text:p>28</text:p>
          </table:table-cell>
          <table:table-cell office:value-type="float" office:value="195">
            <text:p>195</text:p>
          </table:table-cell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23">
            <text:p>523</text:p>
          </table:table-cell>
          <table:table-cell office:value-type="float" office:value="4098">
            <text:p>40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2_sat.cnf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306">
            <text:p>306</text:p>
          </table:table-cell>
          <table:table-cell office:value-type="float" office:value="2545">
            <text:p>25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9_sat.cnf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956">
            <text:p>956</text:p>
          </table:table-cell>
          <table:table-cell office:value-type="float" office:value="8018">
            <text:p>801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hole005.cnf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6.cnf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7.cnf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8.cnf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9.cnf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10.cnf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20.cnf</text:p>
          </table:table-cell>
          <table:table-cell office:value-type="float" office:value="39">
            <text:p>39</text:p>
          </table:table-cell>
          <table:table-cell office:value-type="float" office:value="420">
            <text:p>420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1">
            <text:p>191</text:p>
          </table:table-cell>
          <table:table-cell office:value-type="float" office:value="857">
            <text:p>8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30.cnf</text:p>
          </table:table-cell>
          <table:table-cell office:value-type="float" office:value="59">
            <text:p>59</text:p>
          </table:table-cell>
          <table:table-cell office:value-type="float" office:value="930">
            <text:p>930</text:p>
          </table:table-cell>
          <table:table-cell office:value-type="float" office:value="13981">
            <text:p>139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6">
            <text:p>436</text:p>
          </table:table-cell>
          <table:table-cell office:value-type="float" office:value="1887">
            <text:p>1887</text:p>
          </table:table-cell>
          <table:table-cell office:value-type="float" office:value="7">
            <text:p>7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40.cnf</text:p>
          </table:table-cell>
          <table:table-cell office:value-type="float" office:value="79">
            <text:p>79</text:p>
          </table:table-cell>
          <table:table-cell office:value-type="float" office:value="1640">
            <text:p>1640</text:p>
          </table:table-cell>
          <table:table-cell office:value-type="float" office:value="32841">
            <text:p>328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81">
            <text:p>781</text:p>
          </table:table-cell>
          <table:table-cell office:value-type="float" office:value="3317">
            <text:p>3317</text:p>
          </table:table-cell>
          <table:table-cell office:value-type="float" office:value="9">
            <text:p>9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50.cnf</text:p>
          </table:table-cell>
          <table:table-cell office:value-type="float" office:value="99">
            <text:p>99</text:p>
          </table:table-cell>
          <table:table-cell office:value-type="float" office:value="2550">
            <text:p>2550</text:p>
          </table:table-cell>
          <table:table-cell office:value-type="float" office:value="63801">
            <text:p>63801</text:p>
          </table:table-cell>
          <table:table-cell office:value-type="float" office:value="0.03">
            <text:p>0.03</text:p>
          </table:table-cell>
          <table:table-cell office:value-type="float" office:value="51">
            <text:p>51</text:p>
          </table:table-cell>
          <table:table-cell office:value-type="float" office:value="1226">
            <text:p>1226</text:p>
          </table:table-cell>
          <table:table-cell office:value-type="float" office:value="5147">
            <text:p>5147</text:p>
          </table:table-cell>
          <table:table-cell office:value-type="float" office:value="11">
            <text:p>11</text:p>
          </table:table-cell>
          <table:table-cell office:value-type="float" office:value="0.040002">
            <text:p>0.040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00.cnf</text:p>
          </table:table-cell>
          <table:table-cell office:value-type="float" office:value="199">
            <text:p>199</text:p>
          </table:table-cell>
          <table:table-cell office:value-type="float" office:value="10100">
            <text:p>10100</text:p>
          </table:table-cell>
          <table:table-cell office:value-type="float" office:value="505101">
            <text:p>505101</text:p>
          </table:table-cell>
          <table:table-cell office:value-type="float" office:value="0.14">
            <text:p>0.14</text:p>
          </table:table-cell>
          <table:table-cell office:value-type="float" office:value="101">
            <text:p>101</text:p>
          </table:table-cell>
          <table:table-cell office:value-type="float" office:value="4951">
            <text:p>4951</text:p>
          </table:table-cell>
          <table:table-cell office:value-type="float" office:value="20297">
            <text:p>20297</text:p>
          </table:table-cell>
          <table:table-cell office:value-type="float" office:value="94">
            <text:p>94</text:p>
          </table:table-cell>
          <table:table-cell office:value-type="float" office:value="0.384024">
            <text:p>0.38402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50.cnf</text:p>
          </table:table-cell>
          <table:table-cell office:value-type="float" office:value="299">
            <text:p>299</text:p>
          </table:table-cell>
          <table:table-cell office:value-type="float" office:value="22650">
            <text:p>22650</text:p>
          </table:table-cell>
          <table:table-cell office:value-type="float" office:value="1698901">
            <text:p>1698901</text:p>
          </table:table-cell>
          <table:table-cell office:value-type="float" office:value="0.42">
            <text:p>0.42</text:p>
          </table:table-cell>
          <table:table-cell office:value-type="float" office:value="151">
            <text:p>151</text:p>
          </table:table-cell>
          <table:table-cell office:value-type="float" office:value="11176">
            <text:p>11176</text:p>
          </table:table-cell>
          <table:table-cell office:value-type="float" office:value="45447">
            <text:p>45447</text:p>
          </table:table-cell>
          <table:table-cell office:value-type="float" office:value="358">
            <text:p>358</text:p>
          </table:table-cell>
          <table:table-cell office:value-type="float" office:value="1.44809">
            <text:p>1.4480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3_5.cnf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4_5.cnf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5_5.cnf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6_5.cnf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7_5.cnf</text:p>
          </table:table-cell>
          <table:table-cell office:value-type="float" office:value="143">
            <text:p>143</text:p>
          </table:table-cell>
          <table:table-cell office:value-type="float" office:value="240">
            <text:p>240</text:p>
          </table:table-cell>
          <table:table-cell office:value-type="float" office:value="2194">
            <text:p>219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45">
            <text:p>145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8_5.cnf</text:p>
          </table:table-cell>
          <table:table-cell office:value-type="float" office:value="200">
            <text:p>200</text:p>
          </table:table-cell>
          <table:table-cell office:value-type="float" office:value="327">
            <text:p>327</text:p>
          </table:table-cell>
          <table:table-cell office:value-type="float" office:value="3252">
            <text:p>325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205">
            <text:p>205</text:p>
          </table:table-cell>
          <table:table-cell office:value-type="float" office:value="694">
            <text:p>694</text:p>
          </table:table-cell>
          <table:table-cell office:value-type="float" office:value="7">
            <text:p>7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40.shuffled.cnf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80.shuffled.cnf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525">
            <text:p>5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inisat+SP(SAT) - storing, optimization 2" table:style-name="ta1"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limit: 220s</text:p>
          </table:table-cell>
          <table:table-cell office:value-type="string">
            <text:p>symmetries</text:p>
          </table:table-cell>
          <table:table-cell office:value-type="string">
            <text:p>variables</text:p>
          </table:table-cell>
          <table:table-cell office:value-type="string">
            <text:p>clauses</text:p>
          </table:table-cell>
          <table:table-cell office:value-type="string">
            <text:p><text:s/>Parse time</text:p>
          </table:table-cell>
          <table:table-cell office:value-type="string">
            <text:p>conflicts</text:p>
          </table:table-cell>
          <table:table-cell office:value-type="string">
            <text:p>decisions</text:p>
          </table:table-cell>
          <table:table-cell office:value-type="string">
            <text:p>propagations</text:p>
          </table:table-cell>
          <table:table-cell office:value-type="string">
            <text:p>memory(MB)</text:p>
          </table:table-cell>
          <table:table-cell office:value-type="string">
            <text:p>CPU time(s)</text:p>
          </table:table-cell>
          <table:table-cell office:value-type="string">
            <text:p>Result?</text:p>
          </table:table-cell>
          <table:table-cell office:value-type="string">
            <text:p>SAT?</text:p>
          </table:table-cell>
        </table:table-row>
        <table:table-row table:style-name="ro1">
          <table:table-cell office:value-type="string">
            <text:p>totals:</text:p>
          </table:table-cell>
          <table:table-cell table:formula="of:=SUM([.B4:.B197])" office:value-type="float" office:value="2851">
            <text:p>2851</text:p>
          </table:table-cell>
          <table:table-cell table:formula="of:=SUM([.C4:.C197])" office:value-type="float" office:value="51692">
            <text:p>51692</text:p>
          </table:table-cell>
          <table:table-cell table:formula="of:=SUM([.D4:.D197])" office:value-type="float" office:value="2413793">
            <text:p>2413793</text:p>
          </table:table-cell>
          <table:table-cell table:formula="of:=SUM([.E4:.E197])" office:value-type="float" office:value="0.63">
            <text:p>0.63</text:p>
          </table:table-cell>
          <table:table-cell table:formula="of:=SUM([.F4:.F197])" office:value-type="float" office:value="32494275">
            <text:p>32494275</text:p>
          </table:table-cell>
          <table:table-cell table:formula="of:=SUM([.G4:.G197])" office:value-type="float" office:value="56812884">
            <text:p>56812884</text:p>
          </table:table-cell>
          <table:table-cell table:formula="of:=SUM([.H4:.H197])" office:value-type="float" office:value="613738148">
            <text:p>613738148</text:p>
          </table:table-cell>
          <table:table-cell table:formula="of:=SUM([.I4:.I197])" office:value-type="float" office:value="1140">
            <text:p>1140</text:p>
          </table:table-cell>
          <table:table-cell table:formula="of:=SUM([.J4:.J197])" office:value-type="float" office:value="2353.285058">
            <text:p>2353.28505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attleship-05-08-unsat.cnf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434">
            <text:p>434</text:p>
          </table:table-cell>
          <table:table-cell office:value-type="float" office:value="3993">
            <text:p>399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6-09-unsat.cnf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3657">
            <text:p>3657</text:p>
          </table:table-cell>
          <table:table-cell office:value-type="float" office:value="39146">
            <text:p>39146</text:p>
          </table:table-cell>
          <table:table-cell office:value-type="float" office:value="6">
            <text:p>6</text:p>
          </table:table-cell>
          <table:table-cell office:value-type="float" office:value="0.036002">
            <text:p>0.036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2-unsat.cnf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25668">
            <text:p>225668</text:p>
          </table:table-cell>
          <table:table-cell office:value-type="float" office:value="293105">
            <text:p>293105</text:p>
          </table:table-cell>
          <table:table-cell office:value-type="float" office:value="3069274">
            <text:p>3069274</text:p>
          </table:table-cell>
          <table:table-cell office:value-type="float" office:value="6">
            <text:p>6</text:p>
          </table:table-cell>
          <table:table-cell office:value-type="float" office:value="4.18826">
            <text:p>4.18826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3-sat.cnf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394">
            <text:p>394</text:p>
          </table:table-cell>
          <table:table-cell office:value-type="float" office:value="2640">
            <text:p>264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8-15-sat.cnf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645">
            <text:p>645</text:p>
          </table:table-cell>
          <table:table-cell office:value-type="float" office:value="5636">
            <text:p>5636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9-17-sat.cnf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1318">
            <text:p>1318</text:p>
          </table:table-cell>
          <table:table-cell office:value-type="float" office:value="2725">
            <text:p>2725</text:p>
          </table:table-cell>
          <table:table-cell office:value-type="float" office:value="23216">
            <text:p>23216</text:p>
          </table:table-cell>
          <table:table-cell office:value-type="float" office:value="6">
            <text:p>6</text:p>
          </table:table-cell>
          <table:table-cell office:value-type="float" office:value="0.040002">
            <text:p>0.04000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0-unsat.cnf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21781">
            <text:p>21781</text:p>
          </table:table-cell>
          <table:table-cell office:value-type="float" office:value="26618">
            <text:p>26618</text:p>
          </table:table-cell>
          <table:table-cell office:value-type="float" office:value="473826">
            <text:p>473826</text:p>
          </table:table-cell>
          <table:table-cell office:value-type="float" office:value="6">
            <text:p>6</text:p>
          </table:table-cell>
          <table:table-cell office:value-type="float" office:value="0.520032">
            <text:p>0.52003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0-17-sat.cnf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1761">
            <text:p>1761</text:p>
          </table:table-cell>
          <table:table-cell office:value-type="float" office:value="16745">
            <text:p>16745</text:p>
          </table:table-cell>
          <table:table-cell office:value-type="float" office:value="6">
            <text:p>6</text:p>
          </table:table-cell>
          <table:table-cell office:value-type="float" office:value="0.028001">
            <text:p>0.028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8-sat.cnf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668">
            <text:p>668</text:p>
          </table:table-cell>
          <table:table-cell office:value-type="float" office:value="5053">
            <text:p>5053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9-sat.cnf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462">
            <text:p>462</text:p>
          </table:table-cell>
          <table:table-cell office:value-type="float" office:value="2588">
            <text:p>258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2-12-unsat.cnf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9849">
            <text:p>9849</text:p>
          </table:table-cell>
          <table:table-cell office:value-type="float" office:value="13850">
            <text:p>13850</text:p>
          </table:table-cell>
          <table:table-cell office:value-type="float" office:value="256591">
            <text:p>256591</text:p>
          </table:table-cell>
          <table:table-cell office:value-type="float" office:value="6">
            <text:p>6</text:p>
          </table:table-cell>
          <table:table-cell office:value-type="float" office:value="0.280017">
            <text:p>0.28001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2-23-sat.cnf</text:p>
          </table:table-cell>
          <table:table-cell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034">
            <text:p>1034</text:p>
          </table:table-cell>
          <table:table-cell office:value-type="float" office:value="6437">
            <text:p>6437</text:p>
          </table:table-cell>
          <table:table-cell office:value-type="float" office:value="6">
            <text:p>6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14-unsat.cnf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4352900">
            <text:p>4352900</text:p>
          </table:table-cell>
          <table:table-cell office:value-type="float" office:value="5554956">
            <text:p>5554956</text:p>
          </table:table-cell>
          <table:table-cell office:value-type="float" office:value="138702037">
            <text:p>138702037</text:p>
          </table:table-cell>
          <table:table-cell office:value-type="float" office:value="10">
            <text:p>10</text:p>
          </table:table-cell>
          <table:table-cell office:value-type="float" office:value="217.794">
            <text:p>217.79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4-26-sat.cnf</text:p>
          </table:table-cell>
          <table:table-cell office:value-type="float" office:value="17">
            <text:p>17</text:p>
          </table:table-cell>
          <table:table-cell office:value-type="float" office:value="364">
            <text:p>364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144742">
            <text:p>2144742</text:p>
          </table:table-cell>
          <table:table-cell office:value-type="float" office:value="4006182">
            <text:p>4006182</text:p>
          </table:table-cell>
          <table:table-cell office:value-type="float" office:value="48459796">
            <text:p>48459796</text:p>
          </table:table-cell>
          <table:table-cell office:value-type="float" office:value="22">
            <text:p>22</text:p>
          </table:table-cell>
          <table:table-cell office:value-type="float" office:value="215.737">
            <text:p>215.737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27-sat.cnf</text:p>
          </table:table-cell>
          <table:table-cell office:value-type="float" office:value="19">
            <text:p>19</text:p>
          </table:table-cell>
          <table:table-cell office:value-type="float" office:value="378">
            <text:p>378</text:p>
          </table:table-cell>
          <table:table-cell office:value-type="float" office:value="2653">
            <text:p>2653</text:p>
          </table:table-cell>
          <table:table-cell office:value-type="float" office:value="0">
            <text:p>0</text:p>
          </table:table-cell>
          <table:table-cell office:value-type="float" office:value="1597011">
            <text:p>1597011</text:p>
          </table:table-cell>
          <table:table-cell office:value-type="float" office:value="3117876">
            <text:p>3117876</text:p>
          </table:table-cell>
          <table:table-cell office:value-type="float" office:value="36078903">
            <text:p>36078903</text:p>
          </table:table-cell>
          <table:table-cell office:value-type="float" office:value="21">
            <text:p>21</text:p>
          </table:table-cell>
          <table:table-cell office:value-type="float" office:value="179.691">
            <text:p>179.69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5-15-unsat.cnf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3625273">
            <text:p>3625273</text:p>
          </table:table-cell>
          <table:table-cell office:value-type="float" office:value="4831132">
            <text:p>4831132</text:p>
          </table:table-cell>
          <table:table-cell office:value-type="float" office:value="111291358">
            <text:p>111291358</text:p>
          </table:table-cell>
          <table:table-cell office:value-type="float" office:value="13">
            <text:p>13</text:p>
          </table:table-cell>
          <table:table-cell office:value-type="float" office:value="217.974">
            <text:p>217.974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5-29-sat.cnf</text:p>
          </table:table-cell>
          <table:table-cell office:value-type="float" office:value="22">
            <text:p>22</text:p>
          </table:table-cell>
          <table:table-cell office:value-type="float" office:value="435">
            <text:p>435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1579521">
            <text:p>1579521</text:p>
          </table:table-cell>
          <table:table-cell office:value-type="float" office:value="3407313">
            <text:p>3407313</text:p>
          </table:table-cell>
          <table:table-cell office:value-type="float" office:value="37811462">
            <text:p>37811462</text:p>
          </table:table-cell>
          <table:table-cell office:value-type="float" office:value="29">
            <text:p>29</text:p>
          </table:table-cell>
          <table:table-cell office:value-type="float" office:value="216.174">
            <text:p>216.174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6-16-unsat.cnf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1367018">
            <text:p>1367018</text:p>
          </table:table-cell>
          <table:table-cell office:value-type="float" office:value="2003119">
            <text:p>2003119</text:p>
          </table:table-cell>
          <table:table-cell office:value-type="float" office:value="38229924">
            <text:p>38229924</text:p>
          </table:table-cell>
          <table:table-cell office:value-type="float" office:value="12">
            <text:p>12</text:p>
          </table:table-cell>
          <table:table-cell office:value-type="float" office:value="100.01">
            <text:p>100.0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6-31-sat.cnf</text:p>
          </table:table-cell>
          <table:table-cell office:value-type="float" office:value="25">
            <text:p>25</text:p>
          </table:table-cell>
          <table:table-cell office:value-type="float" office:value="496">
            <text:p>496</text:p>
          </table:table-cell>
          <table:table-cell office:value-type="float" office:value="3976">
            <text:p>3976</text:p>
          </table:table-cell>
          <table:table-cell office:value-type="float" office:value="0">
            <text:p>0</text:p>
          </table:table-cell>
          <table:table-cell office:value-type="float" office:value="481057">
            <text:p>481057</text:p>
          </table:table-cell>
          <table:table-cell office:value-type="float" office:value="1093843">
            <text:p>1093843</text:p>
          </table:table-cell>
          <table:table-cell office:value-type="float" office:value="10627460">
            <text:p>10627460</text:p>
          </table:table-cell>
          <table:table-cell office:value-type="float" office:value="25">
            <text:p>25</text:p>
          </table:table-cell>
          <table:table-cell office:value-type="float" office:value="70.5164">
            <text:p>70.516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24-57-sat.cnf</text:p>
          </table:table-cell>
          <table:table-cell office:value-type="float" office:value="41">
            <text:p>41</text:p>
          </table:table-cell>
          <table:table-cell office:value-type="float" office:value="1368">
            <text:p>1368</text:p>
          </table:table-cell>
          <table:table-cell office:value-type="float" office:value="16308">
            <text:p>16308</text:p>
          </table:table-cell>
          <table:table-cell office:value-type="float" office:value="0.01">
            <text:p>0.01</text:p>
          </table:table-cell>
          <table:table-cell office:value-type="float" office:value="497709">
            <text:p>497709</text:p>
          </table:table-cell>
          <table:table-cell office:value-type="float" office:value="2593361">
            <text:p>2593361</text:p>
          </table:table-cell>
          <table:table-cell office:value-type="float" office:value="15137094">
            <text:p>15137094</text:p>
          </table:table-cell>
          <table:table-cell office:value-type="float" office:value="196">
            <text:p>196</text:p>
          </table:table-cell>
          <table:table-cell office:value-type="float" office:value="216.598">
            <text:p>216.598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nl10_11.cnf</text:p>
          </table:table-cell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2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3.cnf</text:p>
          </table:table-cell>
          <table:table-cell office:value-type="float" office:value="43">
            <text:p>43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2.cnf</text:p>
          </table:table-cell>
          <table:table-cell office:value-type="float" office:value="43">
            <text:p>43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3.cnf</text:p>
          </table:table-cell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20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1_uns_rcr.cnf</text:p>
          </table:table-cell>
          <table:table-cell office:value-type="float" office:value="38">
            <text:p>38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3266">
            <text:p>3266</text:p>
          </table:table-cell>
          <table:table-cell office:value-type="float" office:value="38530">
            <text:p>38530</text:p>
          </table:table-cell>
          <table:table-cell office:value-type="float" office:value="6">
            <text:p>6</text:p>
          </table:table-cell>
          <table:table-cell office:value-type="float" office:value="0.052003">
            <text:p>0.052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2_uns_rcr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4523">
            <text:p>4523</text:p>
          </table:table-cell>
          <table:table-cell office:value-type="float" office:value="7043">
            <text:p>7043</text:p>
          </table:table-cell>
          <table:table-cell office:value-type="float" office:value="96454">
            <text:p>96454</text:p>
          </table:table-cell>
          <table:table-cell office:value-type="float" office:value="6">
            <text:p>6</text:p>
          </table:table-cell>
          <table:table-cell office:value-type="float" office:value="0.176011">
            <text:p>0.17601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3_uns_rcr.cnf</text:p>
          </table:table-cell>
          <table:table-cell office:value-type="float" office:value="42">
            <text:p>42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3636">
            <text:p>3636</text:p>
          </table:table-cell>
          <table:table-cell office:value-type="float" office:value="6009">
            <text:p>6009</text:p>
          </table:table-cell>
          <table:table-cell office:value-type="float" office:value="88183">
            <text:p>88183</text:p>
          </table:table-cell>
          <table:table-cell office:value-type="float" office:value="6">
            <text:p>6</text:p>
          </table:table-cell>
          <table:table-cell office:value-type="float" office:value="0.128008">
            <text:p>0.128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5_uns_rcr.cnf</text:p>
          </table:table-cell>
          <table:table-cell office:value-type="float" office:value="46">
            <text:p>46</text:p>
          </table:table-cell>
          <table:table-cell office:value-type="float" office:value="300">
            <text:p>30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5192">
            <text:p>5192</text:p>
          </table:table-cell>
          <table:table-cell office:value-type="float" office:value="8570">
            <text:p>8570</text:p>
          </table:table-cell>
          <table:table-cell office:value-type="float" office:value="130240">
            <text:p>130240</text:p>
          </table:table-cell>
          <table:table-cell office:value-type="float" office:value="6">
            <text:p>6</text:p>
          </table:table-cell>
          <table:table-cell office:value-type="float" office:value="0.232014">
            <text:p>0.23201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20_uns_rcr.cnf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4654">
            <text:p>4654</text:p>
          </table:table-cell>
          <table:table-cell office:value-type="float" office:value="104906">
            <text:p>104906</text:p>
          </table:table-cell>
          <table:table-cell office:value-type="float" office:value="7">
            <text:p>7</text:p>
          </table:table-cell>
          <table:table-cell office:value-type="float" office:value="0.180011">
            <text:p>0.18001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8_sat.cnf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1390">
            <text:p>1390</text:p>
          </table:table-cell>
          <table:table-cell office:value-type="float" office:value="13054">
            <text:p>13054</text:p>
          </table:table-cell>
          <table:table-cell office:value-type="float" office:value="6">
            <text:p>6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0_9_sat.cnf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316">
            <text:p>316</text:p>
          </table:table-cell>
          <table:table-cell office:value-type="float" office:value="2820">
            <text:p>282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1_12_uns_rcr.cnf</text:p>
          </table:table-cell>
          <table:table-cell office:value-type="float" office:value="42">
            <text:p>42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5669">
            <text:p>5669</text:p>
          </table:table-cell>
          <table:table-cell office:value-type="float" office:value="61139">
            <text:p>61139</text:p>
          </table:table-cell>
          <table:table-cell office:value-type="float" office:value="6">
            <text:p>6</text:p>
          </table:table-cell>
          <table:table-cell office:value-type="float" office:value="0.108006">
            <text:p>0.108006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3_uns_rcr.cnf</text:p>
          </table:table-cell>
          <table:table-cell office:value-type="float" office:value="44">
            <text:p>44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5030">
            <text:p>5030</text:p>
          </table:table-cell>
          <table:table-cell office:value-type="float" office:value="8419">
            <text:p>8419</text:p>
          </table:table-cell>
          <table:table-cell office:value-type="float" office:value="109207">
            <text:p>109207</text:p>
          </table:table-cell>
          <table:table-cell office:value-type="float" office:value="6">
            <text:p>6</text:p>
          </table:table-cell>
          <table:table-cell office:value-type="float" office:value="0.216013">
            <text:p>0.21601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4_uns_rcr.cnf</text:p>
          </table:table-cell>
          <table:table-cell office:value-type="float" office:value="46">
            <text:p>46</text:p>
          </table:table-cell>
          <table:table-cell office:value-type="float" office:value="308">
            <text:p>308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0484">
            <text:p>10484</text:p>
          </table:table-cell>
          <table:table-cell office:value-type="float" office:value="17147">
            <text:p>17147</text:p>
          </table:table-cell>
          <table:table-cell office:value-type="float" office:value="238202">
            <text:p>238202</text:p>
          </table:table-cell>
          <table:table-cell office:value-type="float" office:value="6">
            <text:p>6</text:p>
          </table:table-cell>
          <table:table-cell office:value-type="float" office:value="0.48003">
            <text:p>0.48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5_uns_rcr.cnf</text:p>
          </table:table-cell>
          <table:table-cell office:value-type="float" office:value="49">
            <text:p>49</text:p>
          </table:table-cell>
          <table:table-cell office:value-type="float" office:value="330">
            <text:p>330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11439">
            <text:p>11439</text:p>
          </table:table-cell>
          <table:table-cell office:value-type="float" office:value="18296">
            <text:p>18296</text:p>
          </table:table-cell>
          <table:table-cell office:value-type="float" office:value="288459">
            <text:p>288459</text:p>
          </table:table-cell>
          <table:table-cell office:value-type="float" office:value="6">
            <text:p>6</text:p>
          </table:table-cell>
          <table:table-cell office:value-type="float" office:value="0.572035">
            <text:p>0.57203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20_uns_rcr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14556">
            <text:p>14556</text:p>
          </table:table-cell>
          <table:table-cell office:value-type="float" office:value="282673">
            <text:p>282673</text:p>
          </table:table-cell>
          <table:table-cell office:value-type="float" office:value="7">
            <text:p>7</text:p>
          </table:table-cell>
          <table:table-cell office:value-type="float" office:value="0.548034">
            <text:p>0.54803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2_11_sat.cnf</text:p>
          </table:table-cell>
          <table:table-cell office:value-type="float" office:value="29">
            <text:p>29</text:p>
          </table:table-cell>
          <table:table-cell office:value-type="float" office:value="198">
            <text:p>198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341">
            <text:p>341</text:p>
          </table:table-cell>
          <table:table-cell office:value-type="float" office:value="2577">
            <text:p>2577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12_sat.cnf</text:p>
          </table:table-cell>
          <table:table-cell office:value-type="float" office:value="32">
            <text:p>32</text:p>
          </table:table-cell>
          <table:table-cell office:value-type="float" office:value="216">
            <text:p>21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24">
            <text:p>324</text:p>
          </table:table-cell>
          <table:table-cell office:value-type="float" office:value="2980">
            <text:p>29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8_sat.cnf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50">
            <text:p>350</text:p>
          </table:table-cell>
          <table:table-cell office:value-type="float" office:value="2502">
            <text:p>250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9_sat.cnf</text:p>
          </table:table-cell>
          <table:table-cell office:value-type="float" office:value="25">
            <text:p>25</text:p>
          </table:table-cell>
          <table:table-cell office:value-type="float" office:value="162">
            <text:p>16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25">
            <text:p>425</text:p>
          </table:table-cell>
          <table:table-cell office:value-type="float" office:value="4072">
            <text:p>407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0_sat.cnf</text:p>
          </table:table-cell>
          <table:table-cell office:value-type="float" office:value="28">
            <text:p>28</text:p>
          </table:table-cell>
          <table:table-cell office:value-type="float" office:value="195">
            <text:p>195</text:p>
          </table:table-cell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745">
            <text:p>745</text:p>
          </table:table-cell>
          <table:table-cell office:value-type="float" office:value="7334">
            <text:p>7334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2_sat.cnf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348">
            <text:p>348</text:p>
          </table:table-cell>
          <table:table-cell office:value-type="float" office:value="2925">
            <text:p>2925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9_sat.cnf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502">
            <text:p>502</text:p>
          </table:table-cell>
          <table:table-cell office:value-type="float" office:value="3958">
            <text:p>395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hole005.cnf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6.cnf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7.cnf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8.cnf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9.cnf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10.cnf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20.cnf</text:p>
          </table:table-cell>
          <table:table-cell office:value-type="float" office:value="39">
            <text:p>39</text:p>
          </table:table-cell>
          <table:table-cell office:value-type="float" office:value="420">
            <text:p>420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1">
            <text:p>191</text:p>
          </table:table-cell>
          <table:table-cell office:value-type="float" office:value="857">
            <text:p>8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30.cnf</text:p>
          </table:table-cell>
          <table:table-cell office:value-type="float" office:value="59">
            <text:p>59</text:p>
          </table:table-cell>
          <table:table-cell office:value-type="float" office:value="930">
            <text:p>930</text:p>
          </table:table-cell>
          <table:table-cell office:value-type="float" office:value="13981">
            <text:p>139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6">
            <text:p>436</text:p>
          </table:table-cell>
          <table:table-cell office:value-type="float" office:value="1887">
            <text:p>1887</text:p>
          </table:table-cell>
          <table:table-cell office:value-type="float" office:value="7">
            <text:p>7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40.cnf</text:p>
          </table:table-cell>
          <table:table-cell office:value-type="float" office:value="79">
            <text:p>79</text:p>
          </table:table-cell>
          <table:table-cell office:value-type="float" office:value="1640">
            <text:p>1640</text:p>
          </table:table-cell>
          <table:table-cell office:value-type="float" office:value="32841">
            <text:p>32841</text:p>
          </table:table-cell>
          <table:table-cell office:value-type="float" office:value="0.01">
            <text:p>0.01</text:p>
          </table:table-cell>
          <table:table-cell office:value-type="float" office:value="41">
            <text:p>41</text:p>
          </table:table-cell>
          <table:table-cell office:value-type="float" office:value="781">
            <text:p>781</text:p>
          </table:table-cell>
          <table:table-cell office:value-type="float" office:value="3317">
            <text:p>3317</text:p>
          </table:table-cell>
          <table:table-cell office:value-type="float" office:value="9">
            <text:p>9</text:p>
          </table:table-cell>
          <table:table-cell office:value-type="float" office:value="0.028001">
            <text:p>0.02800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50.cnf</text:p>
          </table:table-cell>
          <table:table-cell office:value-type="float" office:value="99">
            <text:p>99</text:p>
          </table:table-cell>
          <table:table-cell office:value-type="float" office:value="2550">
            <text:p>2550</text:p>
          </table:table-cell>
          <table:table-cell office:value-type="float" office:value="63801">
            <text:p>63801</text:p>
          </table:table-cell>
          <table:table-cell office:value-type="float" office:value="0.02">
            <text:p>0.02</text:p>
          </table:table-cell>
          <table:table-cell office:value-type="float" office:value="51">
            <text:p>51</text:p>
          </table:table-cell>
          <table:table-cell office:value-type="float" office:value="1226">
            <text:p>1226</text:p>
          </table:table-cell>
          <table:table-cell office:value-type="float" office:value="5147">
            <text:p>5147</text:p>
          </table:table-cell>
          <table:table-cell office:value-type="float" office:value="11">
            <text:p>11</text:p>
          </table:table-cell>
          <table:table-cell office:value-type="float" office:value="0.060003">
            <text:p>0.060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00.cnf</text:p>
          </table:table-cell>
          <table:table-cell office:value-type="float" office:value="199">
            <text:p>199</text:p>
          </table:table-cell>
          <table:table-cell office:value-type="float" office:value="10100">
            <text:p>10100</text:p>
          </table:table-cell>
          <table:table-cell office:value-type="float" office:value="505101">
            <text:p>505101</text:p>
          </table:table-cell>
          <table:table-cell office:value-type="float" office:value="0.14">
            <text:p>0.14</text:p>
          </table:table-cell>
          <table:table-cell office:value-type="float" office:value="101">
            <text:p>101</text:p>
          </table:table-cell>
          <table:table-cell office:value-type="float" office:value="4951">
            <text:p>4951</text:p>
          </table:table-cell>
          <table:table-cell office:value-type="float" office:value="20297">
            <text:p>20297</text:p>
          </table:table-cell>
          <table:table-cell office:value-type="float" office:value="94">
            <text:p>94</text:p>
          </table:table-cell>
          <table:table-cell office:value-type="float" office:value="0.784049">
            <text:p>0.784049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50.cnf</text:p>
          </table:table-cell>
          <table:table-cell office:value-type="float" office:value="299">
            <text:p>299</text:p>
          </table:table-cell>
          <table:table-cell office:value-type="float" office:value="22650">
            <text:p>22650</text:p>
          </table:table-cell>
          <table:table-cell office:value-type="float" office:value="1698901">
            <text:p>1698901</text:p>
          </table:table-cell>
          <table:table-cell office:value-type="float" office:value="0.44">
            <text:p>0.44</text:p>
          </table:table-cell>
          <table:table-cell office:value-type="float" office:value="151">
            <text:p>151</text:p>
          </table:table-cell>
          <table:table-cell office:value-type="float" office:value="11176">
            <text:p>11176</text:p>
          </table:table-cell>
          <table:table-cell office:value-type="float" office:value="45447">
            <text:p>45447</text:p>
          </table:table-cell>
          <table:table-cell office:value-type="float" office:value="358">
            <text:p>358</text:p>
          </table:table-cell>
          <table:table-cell office:value-type="float" office:value="4.47228">
            <text:p>4.4722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3_5.cnf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3493">
            <text:p>3493</text:p>
          </table:table-cell>
          <table:table-cell office:value-type="float" office:value="6124">
            <text:p>6124</text:p>
          </table:table-cell>
          <table:table-cell office:value-type="float" office:value="18479">
            <text:p>18479</text:p>
          </table:table-cell>
          <table:table-cell office:value-type="float" office:value="6">
            <text:p>6</text:p>
          </table:table-cell>
          <table:table-cell office:value-type="float" office:value="0.036002">
            <text:p>0.036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4_5.cnf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1200">
            <text:p>1200</text:p>
          </table:table-cell>
          <table:table-cell office:value-type="float" office:value="5182">
            <text:p>5182</text:p>
          </table:table-cell>
          <table:table-cell office:value-type="float" office:value="6">
            <text:p>6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5_5.cnf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967090">
            <text:p>967090</text:p>
          </table:table-cell>
          <table:table-cell office:value-type="float" office:value="1835949">
            <text:p>1835949</text:p>
          </table:table-cell>
          <table:table-cell office:value-type="float" office:value="6553301">
            <text:p>6553301</text:p>
          </table:table-cell>
          <table:table-cell office:value-type="float" office:value="6">
            <text:p>6</text:p>
          </table:table-cell>
          <table:table-cell office:value-type="float" office:value="29.3658">
            <text:p>29.365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6_5.cnf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4562295">
            <text:p>4562295</text:p>
          </table:table-cell>
          <table:table-cell office:value-type="float" office:value="8234809">
            <text:p>8234809</text:p>
          </table:table-cell>
          <table:table-cell office:value-type="float" office:value="35638014">
            <text:p>35638014</text:p>
          </table:table-cell>
          <table:table-cell office:value-type="float" office:value="10">
            <text:p>10</text:p>
          </table:table-cell>
          <table:table-cell office:value-type="float" office:value="218.358">
            <text:p>218.35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7_5.cnf</text:p>
          </table:table-cell>
          <table:table-cell office:value-type="float" office:value="143">
            <text:p>143</text:p>
          </table:table-cell>
          <table:table-cell office:value-type="float" office:value="240">
            <text:p>240</text:p>
          </table:table-cell>
          <table:table-cell office:value-type="float" office:value="2194">
            <text:p>2194</text:p>
          </table:table-cell>
          <table:table-cell office:value-type="float" office:value="0.01">
            <text:p>0.01</text:p>
          </table:table-cell>
          <table:table-cell office:value-type="float" office:value="2551471">
            <text:p>2551471</text:p>
          </table:table-cell>
          <table:table-cell office:value-type="float" office:value="4568624">
            <text:p>4568624</text:p>
          </table:table-cell>
          <table:table-cell office:value-type="float" office:value="23462607">
            <text:p>23462607</text:p>
          </table:table-cell>
          <table:table-cell office:value-type="float" office:value="12">
            <text:p>12</text:p>
          </table:table-cell>
          <table:table-cell office:value-type="float" office:value="218.698">
            <text:p>218.69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8_5.cnf</text:p>
          </table:table-cell>
          <table:table-cell office:value-type="float" office:value="200">
            <text:p>200</text:p>
          </table:table-cell>
          <table:table-cell office:value-type="float" office:value="327">
            <text:p>327</text:p>
          </table:table-cell>
          <table:table-cell office:value-type="float" office:value="3252">
            <text:p>3252</text:p>
          </table:table-cell>
          <table:table-cell office:value-type="float" office:value="0">
            <text:p>0</text:p>
          </table:table-cell>
          <table:table-cell office:value-type="float" office:value="1775442">
            <text:p>1775442</text:p>
          </table:table-cell>
          <table:table-cell office:value-type="float" office:value="3463414">
            <text:p>3463414</text:p>
          </table:table-cell>
          <table:table-cell office:value-type="float" office:value="17144908">
            <text:p>17144908</text:p>
          </table:table-cell>
          <table:table-cell office:value-type="float" office:value="15">
            <text:p>15</text:p>
          </table:table-cell>
          <table:table-cell office:value-type="float" office:value="218.626">
            <text:p>218.626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40.shuffled.cnf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7895">
            <text:p>37895</text:p>
          </table:table-cell>
          <table:table-cell office:value-type="float" office:value="72321">
            <text:p>72321</text:p>
          </table:table-cell>
          <table:table-cell office:value-type="float" office:value="553542">
            <text:p>553542</text:p>
          </table:table-cell>
          <table:table-cell office:value-type="float" office:value="6">
            <text:p>6</text:p>
          </table:table-cell>
          <table:table-cell office:value-type="float" office:value="0.716044">
            <text:p>0.71604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80.shuffled.cnf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627699">
            <text:p>6627699</text:p>
          </table:table-cell>
          <table:table-cell office:value-type="float" office:value="11559710">
            <text:p>11559710</text:p>
          </table:table-cell>
          <table:table-cell office:value-type="float" office:value="88559256">
            <text:p>88559256</text:p>
          </table:table-cell>
          <table:table-cell office:value-type="float" office:value="6">
            <text:p>6</text:p>
          </table:table-cell>
          <table:table-cell office:value-type="float" office:value="219.758">
            <text:p>219.75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inisat+SP(SAT) - storing, optimization 1, optimization 2" table:style-name="ta1"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limit: 220s</text:p>
          </table:table-cell>
          <table:table-cell office:value-type="string">
            <text:p>symmetries</text:p>
          </table:table-cell>
          <table:table-cell office:value-type="string">
            <text:p>variables</text:p>
          </table:table-cell>
          <table:table-cell office:value-type="string">
            <text:p>clauses</text:p>
          </table:table-cell>
          <table:table-cell office:value-type="string">
            <text:p><text:s/>Parse time</text:p>
          </table:table-cell>
          <table:table-cell office:value-type="string">
            <text:p>conflicts</text:p>
          </table:table-cell>
          <table:table-cell office:value-type="string">
            <text:p>decisions</text:p>
          </table:table-cell>
          <table:table-cell office:value-type="string">
            <text:p>propagations</text:p>
          </table:table-cell>
          <table:table-cell office:value-type="string">
            <text:p>memory(MB)</text:p>
          </table:table-cell>
          <table:table-cell office:value-type="string">
            <text:p>CPU time(s)</text:p>
          </table:table-cell>
          <table:table-cell office:value-type="string">
            <text:p>Result?</text:p>
          </table:table-cell>
          <table:table-cell office:value-type="string">
            <text:p>SAT?</text:p>
          </table:table-cell>
        </table:table-row>
        <table:table-row table:style-name="ro1">
          <table:table-cell office:value-type="string">
            <text:p>totals:</text:p>
          </table:table-cell>
          <table:table-cell table:formula="of:=SUM([.B4:.B197])" office:value-type="float" office:value="2851">
            <text:p>2851</text:p>
          </table:table-cell>
          <table:table-cell table:formula="of:=SUM([.C4:.C197])" office:value-type="float" office:value="51692">
            <text:p>51692</text:p>
          </table:table-cell>
          <table:table-cell table:formula="of:=SUM([.D4:.D197])" office:value-type="float" office:value="2413793">
            <text:p>2413793</text:p>
          </table:table-cell>
          <table:table-cell table:formula="of:=SUM([.E4:.E197])" office:value-type="float" office:value="0.64">
            <text:p>0.64</text:p>
          </table:table-cell>
          <table:table-cell table:formula="of:=SUM([.F4:.F197])" office:value-type="float" office:value="15927170">
            <text:p>15927170</text:p>
          </table:table-cell>
          <table:table-cell table:formula="of:=SUM([.G4:.G197])" office:value-type="float" office:value="27013916">
            <text:p>27013916</text:p>
          </table:table-cell>
          <table:table-cell table:formula="of:=SUM([.H4:.H197])" office:value-type="float" office:value="441204791">
            <text:p>441204791</text:p>
          </table:table-cell>
          <table:table-cell table:formula="of:=SUM([.I4:.I197])" office:value-type="float" office:value="1116">
            <text:p>1116</text:p>
          </table:table-cell>
          <table:table-cell table:formula="of:=SUM([.J4:.J197])" office:value-type="float" office:value="1448.303513">
            <text:p>1448.30351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attleship-05-08-unsat.cnf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434">
            <text:p>434</text:p>
          </table:table-cell>
          <table:table-cell office:value-type="float" office:value="3993">
            <text:p>399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6-09-unsat.cnf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3657">
            <text:p>3657</text:p>
          </table:table-cell>
          <table:table-cell office:value-type="float" office:value="39146">
            <text:p>39146</text:p>
          </table:table-cell>
          <table:table-cell office:value-type="float" office:value="6">
            <text:p>6</text:p>
          </table:table-cell>
          <table:table-cell office:value-type="float" office:value="0.036002">
            <text:p>0.036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2-unsat.cnf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25668">
            <text:p>225668</text:p>
          </table:table-cell>
          <table:table-cell office:value-type="float" office:value="293105">
            <text:p>293105</text:p>
          </table:table-cell>
          <table:table-cell office:value-type="float" office:value="3069274">
            <text:p>3069274</text:p>
          </table:table-cell>
          <table:table-cell office:value-type="float" office:value="6">
            <text:p>6</text:p>
          </table:table-cell>
          <table:table-cell office:value-type="float" office:value="4.12026">
            <text:p>4.12026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07-13-sat.cnf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394">
            <text:p>394</text:p>
          </table:table-cell>
          <table:table-cell office:value-type="float" office:value="2640">
            <text:p>264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8-15-sat.cnf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645">
            <text:p>645</text:p>
          </table:table-cell>
          <table:table-cell office:value-type="float" office:value="5636">
            <text:p>5636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09-17-sat.cnf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1318">
            <text:p>1318</text:p>
          </table:table-cell>
          <table:table-cell office:value-type="float" office:value="2725">
            <text:p>2725</text:p>
          </table:table-cell>
          <table:table-cell office:value-type="float" office:value="23216">
            <text:p>23216</text:p>
          </table:table-cell>
          <table:table-cell office:value-type="float" office:value="6">
            <text:p>6</text:p>
          </table:table-cell>
          <table:table-cell office:value-type="float" office:value="0.040002">
            <text:p>0.04000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0-unsat.cnf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21781">
            <text:p>21781</text:p>
          </table:table-cell>
          <table:table-cell office:value-type="float" office:value="26618">
            <text:p>26618</text:p>
          </table:table-cell>
          <table:table-cell office:value-type="float" office:value="473826">
            <text:p>473826</text:p>
          </table:table-cell>
          <table:table-cell office:value-type="float" office:value="6">
            <text:p>6</text:p>
          </table:table-cell>
          <table:table-cell office:value-type="float" office:value="0.516032">
            <text:p>0.51603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0-17-sat.cnf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1761">
            <text:p>1761</text:p>
          </table:table-cell>
          <table:table-cell office:value-type="float" office:value="16745">
            <text:p>16745</text:p>
          </table:table-cell>
          <table:table-cell office:value-type="float" office:value="6">
            <text:p>6</text:p>
          </table:table-cell>
          <table:table-cell office:value-type="float" office:value="0.028001">
            <text:p>0.028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8-sat.cnf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668">
            <text:p>668</text:p>
          </table:table-cell>
          <table:table-cell office:value-type="float" office:value="5053">
            <text:p>5053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0-19-sat.cnf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462">
            <text:p>462</text:p>
          </table:table-cell>
          <table:table-cell office:value-type="float" office:value="2588">
            <text:p>258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2-12-unsat.cnf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9849">
            <text:p>9849</text:p>
          </table:table-cell>
          <table:table-cell office:value-type="float" office:value="13850">
            <text:p>13850</text:p>
          </table:table-cell>
          <table:table-cell office:value-type="float" office:value="256591">
            <text:p>256591</text:p>
          </table:table-cell>
          <table:table-cell office:value-type="float" office:value="6">
            <text:p>6</text:p>
          </table:table-cell>
          <table:table-cell office:value-type="float" office:value="0.284017">
            <text:p>0.28401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2-23-sat.cnf</text:p>
          </table:table-cell>
          <table:table-cell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034">
            <text:p>1034</text:p>
          </table:table-cell>
          <table:table-cell office:value-type="float" office:value="6437">
            <text:p>6437</text:p>
          </table:table-cell>
          <table:table-cell office:value-type="float" office:value="6">
            <text:p>6</text:p>
          </table:table-cell>
          <table:table-cell office:value-type="float" office:value="0.016001">
            <text:p>0.016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14-unsat.cnf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4360625">
            <text:p>4360625</text:p>
          </table:table-cell>
          <table:table-cell office:value-type="float" office:value="5565746">
            <text:p>5565746</text:p>
          </table:table-cell>
          <table:table-cell office:value-type="float" office:value="138965789">
            <text:p>138965789</text:p>
          </table:table-cell>
          <table:table-cell office:value-type="float" office:value="10">
            <text:p>10</text:p>
          </table:table-cell>
          <table:table-cell office:value-type="float" office:value="217.598">
            <text:p>217.598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4-26-sat.cnf</text:p>
          </table:table-cell>
          <table:table-cell office:value-type="float" office:value="17">
            <text:p>17</text:p>
          </table:table-cell>
          <table:table-cell office:value-type="float" office:value="364">
            <text:p>364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098482">
            <text:p>2098482</text:p>
          </table:table-cell>
          <table:table-cell office:value-type="float" office:value="3947838">
            <text:p>3947838</text:p>
          </table:table-cell>
          <table:table-cell office:value-type="float" office:value="47499831">
            <text:p>47499831</text:p>
          </table:table-cell>
          <table:table-cell office:value-type="float" office:value="21">
            <text:p>21</text:p>
          </table:table-cell>
          <table:table-cell office:value-type="float" office:value="215.717">
            <text:p>215.717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4-27-sat.cnf</text:p>
          </table:table-cell>
          <table:table-cell office:value-type="float" office:value="19">
            <text:p>19</text:p>
          </table:table-cell>
          <table:table-cell office:value-type="float" office:value="378">
            <text:p>378</text:p>
          </table:table-cell>
          <table:table-cell office:value-type="float" office:value="2653">
            <text:p>2653</text:p>
          </table:table-cell>
          <table:table-cell office:value-type="float" office:value="0">
            <text:p>0</text:p>
          </table:table-cell>
          <table:table-cell office:value-type="float" office:value="1597011">
            <text:p>1597011</text:p>
          </table:table-cell>
          <table:table-cell office:value-type="float" office:value="3117876">
            <text:p>3117876</text:p>
          </table:table-cell>
          <table:table-cell office:value-type="float" office:value="36078903">
            <text:p>36078903</text:p>
          </table:table-cell>
          <table:table-cell office:value-type="float" office:value="21">
            <text:p>21</text:p>
          </table:table-cell>
          <table:table-cell office:value-type="float" office:value="180.519">
            <text:p>180.519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5-15-unsat.cnf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3642748">
            <text:p>3642748</text:p>
          </table:table-cell>
          <table:table-cell office:value-type="float" office:value="4854570">
            <text:p>4854570</text:p>
          </table:table-cell>
          <table:table-cell office:value-type="float" office:value="111882457">
            <text:p>111882457</text:p>
          </table:table-cell>
          <table:table-cell office:value-type="float" office:value="13">
            <text:p>13</text:p>
          </table:table-cell>
          <table:table-cell office:value-type="float" office:value="217.842">
            <text:p>217.842</text:p>
          </table:table-cell>
          <table:table-cell table:style-name="ce3" office:value-type="string">
            <text:p>INDETERMINAT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5-29-sat.cnf</text:p>
          </table:table-cell>
          <table:table-cell office:value-type="float" office:value="22">
            <text:p>22</text:p>
          </table:table-cell>
          <table:table-cell office:value-type="float" office:value="435">
            <text:p>435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1563512">
            <text:p>1563512</text:p>
          </table:table-cell>
          <table:table-cell office:value-type="float" office:value="3385479">
            <text:p>3385479</text:p>
          </table:table-cell>
          <table:table-cell office:value-type="float" office:value="37440636">
            <text:p>37440636</text:p>
          </table:table-cell>
          <table:table-cell office:value-type="float" office:value="24">
            <text:p>24</text:p>
          </table:table-cell>
          <table:table-cell office:value-type="float" office:value="216.066">
            <text:p>216.066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16-16-unsat.cnf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1367018">
            <text:p>1367018</text:p>
          </table:table-cell>
          <table:table-cell office:value-type="float" office:value="2003119">
            <text:p>2003119</text:p>
          </table:table-cell>
          <table:table-cell office:value-type="float" office:value="38229924">
            <text:p>38229924</text:p>
          </table:table-cell>
          <table:table-cell office:value-type="float" office:value="12">
            <text:p>12</text:p>
          </table:table-cell>
          <table:table-cell office:value-type="float" office:value="99.7822">
            <text:p>99.782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battleship-16-31-sat.cnf</text:p>
          </table:table-cell>
          <table:table-cell office:value-type="float" office:value="25">
            <text:p>25</text:p>
          </table:table-cell>
          <table:table-cell office:value-type="float" office:value="496">
            <text:p>496</text:p>
          </table:table-cell>
          <table:table-cell office:value-type="float" office:value="3976">
            <text:p>3976</text:p>
          </table:table-cell>
          <table:table-cell office:value-type="float" office:value="0">
            <text:p>0</text:p>
          </table:table-cell>
          <table:table-cell office:value-type="float" office:value="481057">
            <text:p>481057</text:p>
          </table:table-cell>
          <table:table-cell office:value-type="float" office:value="1093843">
            <text:p>1093843</text:p>
          </table:table-cell>
          <table:table-cell office:value-type="float" office:value="10627460">
            <text:p>10627460</text:p>
          </table:table-cell>
          <table:table-cell office:value-type="float" office:value="25">
            <text:p>25</text:p>
          </table:table-cell>
          <table:table-cell office:value-type="float" office:value="71.2205">
            <text:p>71.2205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battleship-24-57-sat.cnf</text:p>
          </table:table-cell>
          <table:table-cell office:value-type="float" office:value="41">
            <text:p>41</text:p>
          </table:table-cell>
          <table:table-cell office:value-type="float" office:value="1368">
            <text:p>1368</text:p>
          </table:table-cell>
          <table:table-cell office:value-type="float" office:value="16308">
            <text:p>16308</text:p>
          </table:table-cell>
          <table:table-cell office:value-type="float" office:value="0.01">
            <text:p>0.01</text:p>
          </table:table-cell>
          <table:table-cell office:value-type="float" office:value="493087">
            <text:p>493087</text:p>
          </table:table-cell>
          <table:table-cell office:value-type="float" office:value="2581673">
            <text:p>2581673</text:p>
          </table:table-cell>
          <table:table-cell office:value-type="float" office:value="15011746">
            <text:p>15011746</text:p>
          </table:table-cell>
          <table:table-cell office:value-type="float" office:value="196">
            <text:p>196</text:p>
          </table:table-cell>
          <table:table-cell office:value-type="float" office:value="216.294">
            <text:p>216.294</text:p>
          </table:table-cell>
          <table:table-cell table:style-name="ce3" office:value-type="string">
            <text:p>INDETERMINAT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nl10_11.cnf</text:p>
          </table:table-cell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2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0_13.cnf</text:p>
          </table:table-cell>
          <table:table-cell office:value-type="float" office:value="43">
            <text:p>43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2.cnf</text:p>
          </table:table-cell>
          <table:table-cell office:value-type="float" office:value="43">
            <text:p>43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13.cnf</text:p>
          </table:table-cell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hnl11_20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1_uns_rcr.cnf</text:p>
          </table:table-cell>
          <table:table-cell office:value-type="float" office:value="38">
            <text:p>38</text:p>
          </table:table-cell>
          <table:table-cell office:value-type="float" office:value="220">
            <text:p>220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3266">
            <text:p>3266</text:p>
          </table:table-cell>
          <table:table-cell office:value-type="float" office:value="38530">
            <text:p>38530</text:p>
          </table:table-cell>
          <table:table-cell office:value-type="float" office:value="6">
            <text:p>6</text:p>
          </table:table-cell>
          <table:table-cell office:value-type="float" office:value="0.060003">
            <text:p>0.0600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2_uns_rcr.cnf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4523">
            <text:p>4523</text:p>
          </table:table-cell>
          <table:table-cell office:value-type="float" office:value="7043">
            <text:p>7043</text:p>
          </table:table-cell>
          <table:table-cell office:value-type="float" office:value="96454">
            <text:p>96454</text:p>
          </table:table-cell>
          <table:table-cell office:value-type="float" office:value="6">
            <text:p>6</text:p>
          </table:table-cell>
          <table:table-cell office:value-type="float" office:value="0.17201">
            <text:p>0.1720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3_uns_rcr.cnf</text:p>
          </table:table-cell>
          <table:table-cell office:value-type="float" office:value="42">
            <text:p>42</text:p>
          </table:table-cell>
          <table:table-cell office:value-type="float" office:value="260">
            <text:p>260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3636">
            <text:p>3636</text:p>
          </table:table-cell>
          <table:table-cell office:value-type="float" office:value="6009">
            <text:p>6009</text:p>
          </table:table-cell>
          <table:table-cell office:value-type="float" office:value="88183">
            <text:p>88183</text:p>
          </table:table-cell>
          <table:table-cell office:value-type="float" office:value="6">
            <text:p>6</text:p>
          </table:table-cell>
          <table:table-cell office:value-type="float" office:value="0.140008">
            <text:p>0.140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15_uns_rcr.cnf</text:p>
          </table:table-cell>
          <table:table-cell office:value-type="float" office:value="46">
            <text:p>46</text:p>
          </table:table-cell>
          <table:table-cell office:value-type="float" office:value="300">
            <text:p>30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5192">
            <text:p>5192</text:p>
          </table:table-cell>
          <table:table-cell office:value-type="float" office:value="8570">
            <text:p>8570</text:p>
          </table:table-cell>
          <table:table-cell office:value-type="float" office:value="130240">
            <text:p>130240</text:p>
          </table:table-cell>
          <table:table-cell office:value-type="float" office:value="6">
            <text:p>6</text:p>
          </table:table-cell>
          <table:table-cell office:value-type="float" office:value="0.236014">
            <text:p>0.23601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20_uns_rcr.cnf</text:p>
          </table:table-cell>
          <table:table-cell office:value-type="float" office:value="57">
            <text:p>57</text:p>
          </table:table-cell>
          <table:table-cell office:value-type="float" office:value="400">
            <text:p>400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4654">
            <text:p>4654</text:p>
          </table:table-cell>
          <table:table-cell office:value-type="float" office:value="104906">
            <text:p>104906</text:p>
          </table:table-cell>
          <table:table-cell office:value-type="float" office:value="7">
            <text:p>7</text:p>
          </table:table-cell>
          <table:table-cell office:value-type="float" office:value="0.180011">
            <text:p>0.180011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0_8_sat.cnf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1390">
            <text:p>1390</text:p>
          </table:table-cell>
          <table:table-cell office:value-type="float" office:value="13054">
            <text:p>13054</text:p>
          </table:table-cell>
          <table:table-cell office:value-type="float" office:value="6">
            <text:p>6</text:p>
          </table:table-cell>
          <table:table-cell office:value-type="float" office:value="0.020001">
            <text:p>0.020001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0_9_sat.cnf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316">
            <text:p>316</text:p>
          </table:table-cell>
          <table:table-cell office:value-type="float" office:value="2820">
            <text:p>282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1_12_uns_rcr.cnf</text:p>
          </table:table-cell>
          <table:table-cell office:value-type="float" office:value="42">
            <text:p>42</text:p>
          </table:table-cell>
          <table:table-cell office:value-type="float" office:value="264">
            <text:p>264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5669">
            <text:p>5669</text:p>
          </table:table-cell>
          <table:table-cell office:value-type="float" office:value="61139">
            <text:p>61139</text:p>
          </table:table-cell>
          <table:table-cell office:value-type="float" office:value="6">
            <text:p>6</text:p>
          </table:table-cell>
          <table:table-cell office:value-type="float" office:value="0.112007">
            <text:p>0.11200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3_uns_rcr.cnf</text:p>
          </table:table-cell>
          <table:table-cell office:value-type="float" office:value="44">
            <text:p>44</text:p>
          </table:table-cell>
          <table:table-cell office:value-type="float" office:value="286">
            <text:p>286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5030">
            <text:p>5030</text:p>
          </table:table-cell>
          <table:table-cell office:value-type="float" office:value="8419">
            <text:p>8419</text:p>
          </table:table-cell>
          <table:table-cell office:value-type="float" office:value="109207">
            <text:p>109207</text:p>
          </table:table-cell>
          <table:table-cell office:value-type="float" office:value="6">
            <text:p>6</text:p>
          </table:table-cell>
          <table:table-cell office:value-type="float" office:value="0.204012">
            <text:p>0.20401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4_uns_rcr.cnf</text:p>
          </table:table-cell>
          <table:table-cell office:value-type="float" office:value="46">
            <text:p>46</text:p>
          </table:table-cell>
          <table:table-cell office:value-type="float" office:value="308">
            <text:p>308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0484">
            <text:p>10484</text:p>
          </table:table-cell>
          <table:table-cell office:value-type="float" office:value="17147">
            <text:p>17147</text:p>
          </table:table-cell>
          <table:table-cell office:value-type="float" office:value="238202">
            <text:p>238202</text:p>
          </table:table-cell>
          <table:table-cell office:value-type="float" office:value="6">
            <text:p>6</text:p>
          </table:table-cell>
          <table:table-cell office:value-type="float" office:value="0.48403">
            <text:p>0.48403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15_uns_rcr.cnf</text:p>
          </table:table-cell>
          <table:table-cell office:value-type="float" office:value="49">
            <text:p>49</text:p>
          </table:table-cell>
          <table:table-cell office:value-type="float" office:value="330">
            <text:p>330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11439">
            <text:p>11439</text:p>
          </table:table-cell>
          <table:table-cell office:value-type="float" office:value="18296">
            <text:p>18296</text:p>
          </table:table-cell>
          <table:table-cell office:value-type="float" office:value="288459">
            <text:p>288459</text:p>
          </table:table-cell>
          <table:table-cell office:value-type="float" office:value="6">
            <text:p>6</text:p>
          </table:table-cell>
          <table:table-cell office:value-type="float" office:value="0.572035">
            <text:p>0.572035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1_20_uns_rcr.cnf</text:p>
          </table:table-cell>
          <table:table-cell office:value-type="float" office:value="59">
            <text:p>59</text:p>
          </table:table-cell>
          <table:table-cell office:value-type="float" office:value="440">
            <text:p>44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14556">
            <text:p>14556</text:p>
          </table:table-cell>
          <table:table-cell office:value-type="float" office:value="282673">
            <text:p>282673</text:p>
          </table:table-cell>
          <table:table-cell office:value-type="float" office:value="7">
            <text:p>7</text:p>
          </table:table-cell>
          <table:table-cell office:value-type="float" office:value="0.544034">
            <text:p>0.54403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fpga12_11_sat.cnf</text:p>
          </table:table-cell>
          <table:table-cell office:value-type="float" office:value="29">
            <text:p>29</text:p>
          </table:table-cell>
          <table:table-cell office:value-type="float" office:value="198">
            <text:p>198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341">
            <text:p>341</text:p>
          </table:table-cell>
          <table:table-cell office:value-type="float" office:value="2577">
            <text:p>257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12_sat.cnf</text:p>
          </table:table-cell>
          <table:table-cell office:value-type="float" office:value="32">
            <text:p>32</text:p>
          </table:table-cell>
          <table:table-cell office:value-type="float" office:value="216">
            <text:p>21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24">
            <text:p>324</text:p>
          </table:table-cell>
          <table:table-cell office:value-type="float" office:value="2980">
            <text:p>298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8_sat.cnf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50">
            <text:p>350</text:p>
          </table:table-cell>
          <table:table-cell office:value-type="float" office:value="2502">
            <text:p>25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2_9_sat.cnf</text:p>
          </table:table-cell>
          <table:table-cell office:value-type="float" office:value="25">
            <text:p>25</text:p>
          </table:table-cell>
          <table:table-cell office:value-type="float" office:value="162">
            <text:p>16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25">
            <text:p>425</text:p>
          </table:table-cell>
          <table:table-cell office:value-type="float" office:value="4072">
            <text:p>407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0_sat.cnf</text:p>
          </table:table-cell>
          <table:table-cell office:value-type="float" office:value="28">
            <text:p>28</text:p>
          </table:table-cell>
          <table:table-cell office:value-type="float" office:value="195">
            <text:p>195</text:p>
          </table:table-cell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745">
            <text:p>745</text:p>
          </table:table-cell>
          <table:table-cell office:value-type="float" office:value="7334">
            <text:p>7334</text:p>
          </table:table-cell>
          <table:table-cell office:value-type="float" office:value="6">
            <text:p>6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12_sat.cnf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348">
            <text:p>348</text:p>
          </table:table-cell>
          <table:table-cell office:value-type="float" office:value="2925">
            <text:p>29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pga13_9_sat.cnf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502">
            <text:p>502</text:p>
          </table:table-cell>
          <table:table-cell office:value-type="float" office:value="3958">
            <text:p>3958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SATISFIAB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hole005.cnf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6.cnf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7.cnf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8.cnf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09.cnf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10.cnf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20.cnf</text:p>
          </table:table-cell>
          <table:table-cell office:value-type="float" office:value="39">
            <text:p>39</text:p>
          </table:table-cell>
          <table:table-cell office:value-type="float" office:value="420">
            <text:p>420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1">
            <text:p>191</text:p>
          </table:table-cell>
          <table:table-cell office:value-type="float" office:value="857">
            <text:p>857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30.cnf</text:p>
          </table:table-cell>
          <table:table-cell office:value-type="float" office:value="59">
            <text:p>59</text:p>
          </table:table-cell>
          <table:table-cell office:value-type="float" office:value="930">
            <text:p>930</text:p>
          </table:table-cell>
          <table:table-cell office:value-type="float" office:value="13981">
            <text:p>139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6">
            <text:p>436</text:p>
          </table:table-cell>
          <table:table-cell office:value-type="float" office:value="1887">
            <text:p>1887</text:p>
          </table:table-cell>
          <table:table-cell office:value-type="float" office:value="7">
            <text:p>7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40.cnf</text:p>
          </table:table-cell>
          <table:table-cell office:value-type="float" office:value="79">
            <text:p>79</text:p>
          </table:table-cell>
          <table:table-cell office:value-type="float" office:value="1640">
            <text:p>1640</text:p>
          </table:table-cell>
          <table:table-cell office:value-type="float" office:value="32841">
            <text:p>32841</text:p>
          </table:table-cell>
          <table:table-cell office:value-type="float" office:value="0.02">
            <text:p>0.02</text:p>
          </table:table-cell>
          <table:table-cell office:value-type="float" office:value="41">
            <text:p>41</text:p>
          </table:table-cell>
          <table:table-cell office:value-type="float" office:value="781">
            <text:p>781</text:p>
          </table:table-cell>
          <table:table-cell office:value-type="float" office:value="3317">
            <text:p>3317</text:p>
          </table:table-cell>
          <table:table-cell office:value-type="float" office:value="9">
            <text:p>9</text:p>
          </table:table-cell>
          <table:table-cell office:value-type="float" office:value="0.040002">
            <text:p>0.04000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050.cnf</text:p>
          </table:table-cell>
          <table:table-cell office:value-type="float" office:value="99">
            <text:p>99</text:p>
          </table:table-cell>
          <table:table-cell office:value-type="float" office:value="2550">
            <text:p>2550</text:p>
          </table:table-cell>
          <table:table-cell office:value-type="float" office:value="63801">
            <text:p>63801</text:p>
          </table:table-cell>
          <table:table-cell office:value-type="float" office:value="0.02">
            <text:p>0.02</text:p>
          </table:table-cell>
          <table:table-cell office:value-type="float" office:value="51">
            <text:p>51</text:p>
          </table:table-cell>
          <table:table-cell office:value-type="float" office:value="1226">
            <text:p>1226</text:p>
          </table:table-cell>
          <table:table-cell office:value-type="float" office:value="5147">
            <text:p>5147</text:p>
          </table:table-cell>
          <table:table-cell office:value-type="float" office:value="11">
            <text:p>11</text:p>
          </table:table-cell>
          <table:table-cell office:value-type="float" office:value="0.068004">
            <text:p>0.068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00.cnf</text:p>
          </table:table-cell>
          <table:table-cell office:value-type="float" office:value="199">
            <text:p>199</text:p>
          </table:table-cell>
          <table:table-cell office:value-type="float" office:value="10100">
            <text:p>10100</text:p>
          </table:table-cell>
          <table:table-cell office:value-type="float" office:value="505101">
            <text:p>505101</text:p>
          </table:table-cell>
          <table:table-cell office:value-type="float" office:value="0.11">
            <text:p>0.11</text:p>
          </table:table-cell>
          <table:table-cell office:value-type="float" office:value="101">
            <text:p>101</text:p>
          </table:table-cell>
          <table:table-cell office:value-type="float" office:value="4951">
            <text:p>4951</text:p>
          </table:table-cell>
          <table:table-cell office:value-type="float" office:value="20297">
            <text:p>20297</text:p>
          </table:table-cell>
          <table:table-cell office:value-type="float" office:value="94">
            <text:p>94</text:p>
          </table:table-cell>
          <table:table-cell office:value-type="float" office:value="0.756047">
            <text:p>0.756047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hole150.cnf</text:p>
          </table:table-cell>
          <table:table-cell office:value-type="float" office:value="299">
            <text:p>299</text:p>
          </table:table-cell>
          <table:table-cell office:value-type="float" office:value="22650">
            <text:p>22650</text:p>
          </table:table-cell>
          <table:table-cell office:value-type="float" office:value="1698901">
            <text:p>1698901</text:p>
          </table:table-cell>
          <table:table-cell office:value-type="float" office:value="0.48">
            <text:p>0.48</text:p>
          </table:table-cell>
          <table:table-cell office:value-type="float" office:value="151">
            <text:p>151</text:p>
          </table:table-cell>
          <table:table-cell office:value-type="float" office:value="11176">
            <text:p>11176</text:p>
          </table:table-cell>
          <table:table-cell office:value-type="float" office:value="45447">
            <text:p>45447</text:p>
          </table:table-cell>
          <table:table-cell office:value-type="float" office:value="358">
            <text:p>358</text:p>
          </table:table-cell>
          <table:table-cell office:value-type="float" office:value="4.53228">
            <text:p>4.5322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3_5.cnf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4_5.cnf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5_5.cnf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6_5.cnf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7_5.cnf</text:p>
          </table:table-cell>
          <table:table-cell office:value-type="float" office:value="143">
            <text:p>143</text:p>
          </table:table-cell>
          <table:table-cell office:value-type="float" office:value="240">
            <text:p>240</text:p>
          </table:table-cell>
          <table:table-cell office:value-type="float" office:value="2194">
            <text:p>2194</text:p>
          </table:table-cell>
          <table:table-cell office:value-type="float" office:value="0">
            <text:p>0</text:p>
          </table:table-cell>
          <table:table-cell table:number-columns-repeated="2" office:value-type="float" office:value="145">
            <text:p>145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Urq8_5.cnf</text:p>
          </table:table-cell>
          <table:table-cell office:value-type="float" office:value="200">
            <text:p>200</text:p>
          </table:table-cell>
          <table:table-cell office:value-type="float" office:value="327">
            <text:p>327</text:p>
          </table:table-cell>
          <table:table-cell office:value-type="float" office:value="3252">
            <text:p>325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205">
            <text:p>205</text:p>
          </table:table-cell>
          <table:table-cell office:value-type="float" office:value="694">
            <text:p>694</text:p>
          </table:table-cell>
          <table:table-cell office:value-type="float" office:value="7">
            <text:p>7</text:p>
          </table:table-cell>
          <table:table-cell office:value-type="float" office:value="0.012">
            <text:p>0.012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40.shuffled.cnf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x1_80.shuffled.cnf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525">
            <text:p>525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style-name="ce2" office:value-type="string">
            <text:p>UNSATISFIABLE</text:p>
          </table:table-cell>
          <table:table-cell office:value-type="string">
            <text:p>U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number:number-style style:name="N122">
      <number:number number:decimal-places="1" number:min-integer-digits="1" number:grouping="true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2/16/2012</text:date>, <text:time>17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2-16T17:40:46</dc:date>
    <dc:creator>Jo </dc:creator>
    <meta:editing-duration>P5DT19H11M58S</meta:editing-duration>
    <meta:editing-cycles>94</meta:editing-cycles>
    <meta:document-statistic meta:table-count="7" meta:cell-count="5476" meta:object-count="0"/>
  </office:meta>
</office:document-meta>
</file>